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7" style:family="table-cell" style:parent-style-name="Default" style:data-style-name="N0">
      <style:table-cell-properties style:vertical-align="middle" fo:wrap-option="wrap" fo:background-color="#FFFFFF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9" style:family="table-cell" style:parent-style-name="Default" style:data-style-name="N0">
      <style:table-cell-properties style:vertical-align="middle" fo:wrap-option="wrap" fo:background-color="transparent"/>
    </style:style>
    <style:style style:name="ce10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/>
    </style:style>
    <style:style style:name="ce24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#FFFFFF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5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="thin solid #000000" style:vertical-align="middle" fo:background-color="transparen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middle" fo:background-color="#FFFFFF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family-generic="swiss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000000" style:font-family-generic="swiss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/>
      <style:text-properties fo:color="#000000" style:font-family-generic="swiss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/>
    </style:style>
    <style:style style:name="ce9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fo:color="#000000" style:font-family-generic="swiss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color="#000000" style:font-family-generic="swiss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  <style:text-properties fo:color="#000000" style:font-family-generic="swiss"/>
    </style:style>
    <style:style style:name="ce9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  <style:text-properties fo:color="#000000" style:font-family-generic="swiss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/>
      <style:text-properties fo:color="#000000" style:font-family-generic="swiss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</style:style>
    <style:style style:name="ce107" style:family="table-cell" style:parent-style-name="Default" style:data-style-name="N0">
      <style:table-cell-properties style:vertical-align="middle" fo:wrap-option="wrap" fo:background-color="#FFFFFF"/>
    </style:style>
    <style:style style:name="ce10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middle" fo:background-color="transparent"/>
    </style:style>
    <style:style style:name="ce110" style:family="table-cell" style:parent-style-name="Default" style:data-style-name="N0">
      <style:table-cell-properties style:vertical-align="middle" fo:background-color="transparent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/>
      <style:text-properties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14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15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style:font-family-generic="swiss"/>
    </style:style>
    <style:style style:name="ce1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style:vertical-align="middle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fo:border="thin solid #000000" style:vertical-align="middle" fo:background-color="#FFFFFF"/>
    </style:style>
    <style:style style:name="ce12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 style:font-family-generic="swiss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3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3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47" style:family="table-cell" style:parent-style-name="Default" style:data-style-name="N0">
      <style:table-cell-properties style:vertical-align="middle" fo:background-color="#FFFFFF"/>
      <style:text-properties fo:color="#FF0000" style:font-family-generic="swiss"/>
    </style:style>
    <style:style style:name="ce148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149" style:family="table-cell" style:parent-style-name="Default" style:data-style-name="N30">
      <style:table-cell-properties fo:border="thin solid #000000"/>
    </style:style>
    <style:style style:name="ce150" style:family="table-cell" style:parent-style-name="Default" style:data-style-name="N30">
      <style:table-cell-properties fo:border="thin solid #000000" style:vertical-align="middle"/>
      <style:text-properties fo:color="#FF0000" style:font-family-generic="swiss"/>
    </style:style>
    <style:style style:name="ce151" style:family="table-cell" style:parent-style-name="Default" style:data-style-name="N30">
      <style:table-cell-properties fo:border="thin solid #000000" style:vertical-align="middle"/>
    </style:style>
    <style:style style:name="ce152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middle" fo:background-color="#FFFFFF"/>
      <style:text-properties fo:color="#FF0000" style:font-family-generic="swiss"/>
    </style:style>
    <style:style style:name="ce154" style:family="table-cell" style:parent-style-name="Default" style:data-style-name="N0">
      <style:table-cell-properties style:vertical-align="middle" fo:background-color="#FFFFFF"/>
    </style:style>
    <style:style style:name="ce15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/>
    </style:style>
    <style:style style:name="ce156" style:family="table-cell" style:parent-style-name="Default" style:data-style-name="N0">
      <style:table-cell-properties fo:background-color="#0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57" style:family="table-cell" style:parent-style-name="Default" style:data-style-name="N30">
      <style:table-cell-properties fo:border="thin solid #000000"/>
    </style:style>
    <style:style style:name="ce1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6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66" style:family="table-cell" style:parent-style-name="Default" style:data-style-name="N30">
      <style:table-cell-properties fo:border="thin solid #000000" style:vertical-align="middle" fo:wrap-option="wrap"/>
    </style:style>
    <style:style style:name="ce16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6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7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4" style:family="table-cell" style:parent-style-name="Default" style:data-style-name="N0">
      <style:table-cell-properties style:vertical-align="middle" fo:wrap-option="wrap"/>
    </style:style>
    <style:style style:name="ce175" style:family="table-cell" style:parent-style-name="Default" style:data-style-name="N0">
      <style:table-cell-properties style:vertical-align="middle"/>
    </style:style>
    <style:style style:name="ce176" style:family="table-cell" style:parent-style-name="Default" style:data-style-name="N0">
      <style:table-cell-properties style:vertical-align="middle" fo:wrap-option="wrap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77" style:family="table-cell" style:parent-style-name="Default" style:data-style-name="N30">
      <style:table-cell-properties fo:border="thin solid #000000" style:vertical-align="automatic" fo:wrap-option="wrap"/>
    </style:style>
    <style:style style:name="ce17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9" style:family="table-cell" style:parent-style-name="Default" style:data-style-name="N30">
      <style:table-cell-properties fo:border="thin solid #000000" style:vertical-align="middle"/>
    </style:style>
    <style:style style:name="ce180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18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2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8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 style:font-family-generic="swiss"/>
    </style:style>
    <style:style style:name="ce18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9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19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0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0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0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0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2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</style:style>
    <style:style style:name="ce20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</style:style>
    <style:style style:name="ce2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</style:style>
    <style:style style:name="ce20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20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20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2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2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22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2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2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4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4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4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45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4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49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0" style:family="table-cell" style:parent-style-name="Default" style:data-style-name="N1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1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3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56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57" style:family="table-cell" style:parent-style-name="Default" style:data-style-name="N1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58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6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62" style:family="table-cell" style:parent-style-name="Default" style:data-style-name="N30">
      <style:table-cell-properties fo:border="thin solid #000000" style:vertical-align="middle" fo:wrap-option="wrap"/>
    </style:style>
    <style:style style:name="ce26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2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6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6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6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6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7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8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8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84" style:family="table-cell" style:parent-style-name="Default" style:data-style-name="N0">
      <style:table-cell-properties fo:border="thin solid #000000" style:vertical-align="middle" fo:background-color="transparent"/>
    </style:style>
    <style:style style:name="ce2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</style:style>
    <style:style style:name="ce2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8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8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9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9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92" style:family="table-cell" style:parent-style-name="Default" style:data-style-name="N30">
      <style:table-cell-properties fo:border="thin solid #000000" style:vertical-align="middle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93" style:family="table-cell" style:parent-style-name="Default" style:data-style-name="N1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294" style:family="table-cell" style:parent-style-name="Default" style:data-style-name="N1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 style:font-family-generic="swiss"/>
    </style:style>
    <style:style style:name="ce29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22.410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0.5304166666667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8.28145833333333cm"/>
    </style:style>
    <style:style style:name="co10" style:family="table-column">
      <style:table-column-properties fo:break-before="auto" style:column-width="19.7379166666667cm" style:use-optimal-column-width="true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14.525625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11.033125cm"/>
    </style:style>
    <style:style style:name="co17" style:family="table-column">
      <style:table-column-properties fo:break-before="auto" style:column-width="1.905cm" style:use-optimal-column-width="true"/>
    </style:style>
    <style:style style:name="co18" style:family="table-column">
      <style:table-column-properties fo:break-before="auto" style:column-width="7.96395833333333cm"/>
    </style:style>
    <style:style style:name="co19" style:family="table-column">
      <style:table-column-properties fo:break-before="auto" style:column-width="7.85812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9.286875cm"/>
    </style:style>
    <style:style style:name="co22" style:family="table-column">
      <style:table-column-properties fo:break-before="auto" style:column-width="10.0277083333333cm"/>
    </style:style>
    <style:style style:name="co23" style:family="table-column">
      <style:table-column-properties fo:break-before="auto" style:column-width="13.414375cm"/>
    </style:style>
    <style:style style:name="co24" style:family="table-column">
      <style:table-column-properties fo:break-before="auto" style:column-width="1.87854166666667cm" style:use-optimal-column-width="true"/>
    </style:style>
    <style:style style:name="co25" style:family="table-column">
      <style:table-column-properties fo:break-before="auto" style:column-width="6.79979166666667cm"/>
    </style:style>
    <style:style style:name="co26" style:family="table-column">
      <style:table-column-properties fo:break-before="auto" style:column-width="6.56166666666667cm"/>
    </style:style>
    <style:style style:name="co27" style:family="table-column">
      <style:table-column-properties fo:break-before="auto" style:column-width="4.92125cm"/>
    </style:style>
    <style:style style:name="co28" style:family="table-column">
      <style:table-column-properties fo:break-before="auto" style:column-width="16.98625cm"/>
    </style:style>
    <style:style style:name="co29" style:family="table-column">
      <style:table-column-properties fo:break-before="auto" style:column-width="2.11666666666667cm"/>
    </style:style>
    <style:style style:name="co30" style:family="table-column">
      <style:table-column-properties fo:break-before="auto" style:column-width="1.93145833333333cm"/>
    </style:style>
    <style:style style:name="co31" style:family="table-column">
      <style:table-column-properties fo:break-before="auto" style:column-width="9.68375cm"/>
    </style:style>
    <style:style style:name="co32" style:family="table-column">
      <style:table-column-properties fo:break-before="auto" style:column-width="6.61458333333333cm" style:use-optimal-column-width="true"/>
    </style:style>
    <style:style style:name="co33" style:family="table-column">
      <style:table-column-properties fo:break-before="auto" style:column-width="8.44020833333333cm"/>
    </style:style>
    <style:style style:name="co34" style:family="table-column">
      <style:table-column-properties fo:break-before="auto" style:column-width="7.19666666666667cm" style:use-optimal-column-width="true"/>
    </style:style>
    <style:style style:name="co35" style:family="table-column">
      <style:table-column-properties fo:break-before="auto" style:column-width="13.97cm" style:use-optimal-column-width="true"/>
    </style:style>
    <style:style style:name="co36" style:family="table-column">
      <style:table-column-properties fo:break-before="auto" style:column-width="6.61458333333333cm"/>
    </style:style>
    <style:style style:name="co37" style:family="table-column">
      <style:table-column-properties fo:break-before="auto" style:column-width="9.89541666666667cm"/>
    </style:style>
    <style:style style:name="co38" style:family="table-column">
      <style:table-column-properties fo:break-before="auto" style:column-width="5.68854166666667cm"/>
    </style:style>
    <style:style style:name="co39" style:family="table-column">
      <style:table-column-properties fo:break-before="auto" style:column-width="4.73604166666667cm" style:use-optimal-column-width="true"/>
    </style:style>
    <style:style style:name="co40" style:family="table-column">
      <style:table-column-properties fo:break-before="auto" style:column-width="2.460625cm" style:use-optimal-column-width="true"/>
    </style:style>
    <style:style style:name="co41" style:family="table-column">
      <style:table-column-properties fo:break-before="auto" style:column-width="1.666875cm"/>
    </style:style>
    <style:style style:name="co42" style:family="table-column">
      <style:table-column-properties fo:break-before="auto" style:column-width="10.8479166666667cm"/>
    </style:style>
    <style:style style:name="co43" style:family="table-column">
      <style:table-column-properties fo:break-before="auto" style:column-width="5.52979166666667cm"/>
    </style:style>
    <style:style style:name="co44" style:family="table-column">
      <style:table-column-properties fo:break-before="auto" style:column-width="4.10104166666667cm"/>
    </style:style>
    <style:style style:name="co45" style:family="table-column">
      <style:table-column-properties fo:break-before="auto" style:column-width="1.349375cm"/>
    </style:style>
    <style:style style:name="co46" style:family="table-column">
      <style:table-column-properties fo:break-before="auto" style:column-width="1.77270833333333cm" style:use-optimal-column-width="true"/>
    </style:style>
    <style:style style:name="co47" style:family="table-column">
      <style:table-column-properties fo:break-before="auto" style:column-width="10.556875cm"/>
    </style:style>
    <style:style style:name="co48" style:family="table-column">
      <style:table-column-properties fo:break-before="auto" style:column-width="7.276041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5.2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63.75pt" style:use-optimal-row-height="true" fo:break-before="auto"/>
    </style:style>
    <style:style style:name="ro11" style:family="table-row">
      <style:table-row-properties style:row-height="18.7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51pt" style:use-optimal-row-height="true" fo:break-before="auto"/>
    </style:style>
    <style:style style:name="ro14" style:family="table-row">
      <style:table-row-properties style:row-height="12.7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2pt" style:use-optimal-row-height="false" fo:break-before="auto"/>
    </style:style>
    <style:style style:name="ro17" style:family="table-row">
      <style:table-row-properties style:row-height="30pt" style:use-optimal-row-height="true" fo:break-before="auto"/>
    </style:style>
    <style:style style:name="ro18" style:family="table-row">
      <style:table-row-properties style:row-height="15pt" style:use-optimal-row-height="true" fo:break-before="auto"/>
    </style:style>
    <style:style style:name="ro19" style:family="table-row">
      <style:table-row-properties style:row-height="89.25pt" style:use-optimal-row-height="true" fo:break-before="auto"/>
    </style:style>
    <style:style style:name="ro20" style:family="table-row">
      <style:table-row-properties style:row-height="34.5pt" style:use-optimal-row-height="false" fo:break-before="auto"/>
    </style:style>
    <style:style style:name="ro21" style:family="table-row">
      <style:table-row-properties style:row-height="13.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20.1pt" style:use-optimal-row-height="false" fo:break-before="auto"/>
    </style:style>
    <style:style style:name="ro25" style:family="table-row">
      <style:table-row-properties style:row-height="23.1pt" style:use-optimal-row-height="false" fo:break-before="auto"/>
    </style:style>
    <style:style style:name="ro26" style:family="table-row">
      <style:table-row-properties style:row-height="26.25pt" style:use-optimal-row-height="false" fo:break-before="auto"/>
    </style:style>
    <style:style style:name="ro27" style:family="table-row">
      <style:table-row-properties style:row-height="33pt" style:use-optimal-row-height="false" fo:break-before="auto"/>
    </style:style>
    <style:style style:name="ro28" style:family="table-row">
      <style:table-row-properties style:row-height="15pt" style:use-optimal-row-height="false" fo:break-before="auto"/>
    </style:style>
    <style:style style:name="ro29" style:family="table-row">
      <style:table-row-properties style:row-height="26.1pt" style:use-optimal-row-height="false" fo:break-before="auto"/>
    </style:style>
    <style:style style:name="ro30" style:family="table-row">
      <style:table-row-properties style:row-height="27.75pt" style:use-optimal-row-height="false" fo:break-before="auto"/>
    </style:style>
    <style:style style:name="ro31" style:family="table-row">
      <style:table-row-properties style:row-height="53.25pt" style:use-optimal-row-height="false" fo:break-before="auto"/>
    </style:style>
    <style:style style:name="ro32" style:family="table-row">
      <style:table-row-properties style:row-height="64.5pt" style:use-optimal-row-height="false" fo:break-before="auto"/>
    </style:style>
    <style:style style:name="ro33" style:family="table-row">
      <style:table-row-properties style:row-height="47.25pt" style:use-optimal-row-height="false" fo:break-before="auto"/>
    </style:style>
    <style:style style:name="ro34" style:family="table-row">
      <style:table-row-properties style:row-height="45.75pt" style:use-optimal-row-height="false" fo:break-before="auto"/>
    </style:style>
    <style:style style:name="ro35" style:family="table-row">
      <style:table-row-properties style:row-height="56.25pt" style:use-optimal-row-height="false" fo:break-before="auto"/>
    </style:style>
    <style:style style:name="ro36" style:family="table-row">
      <style:table-row-properties style:row-height="48.75pt" style:use-optimal-row-height="false" fo:break-before="auto"/>
    </style:style>
    <style:style style:name="ro37" style:family="table-row">
      <style:table-row-properties style:row-height="48pt" style:use-optimal-row-height="false" fo:break-before="auto"/>
    </style:style>
    <style:style style:name="ro38" style:family="table-row">
      <style:table-row-properties style:row-height="24.95pt" style:use-optimal-row-height="false" fo:break-before="auto"/>
    </style:style>
    <style:style style:name="ro39" style:family="table-row">
      <style:table-row-properties style:row-height="38.25pt" style:use-optimal-row-height="false" fo:break-before="auto"/>
    </style:style>
    <style:style style:name="ro40" style:family="table-row">
      <style:table-row-properties style:row-height="41.25pt" style:use-optimal-row-height="false" fo:break-before="auto"/>
    </style:style>
    <style:style style:name="ro41" style:family="table-row">
      <style:table-row-properties style:row-height="31.5pt" style:use-optimal-row-height="false" fo:break-before="auto"/>
    </style:style>
    <style:style style:name="ro42" style:family="table-row">
      <style:table-row-properties style:row-height="42.75pt" style:use-optimal-row-height="false" fo:break-before="auto"/>
    </style:style>
    <style:style style:name="ro43" style:family="table-row">
      <style:table-row-properties style:row-height="43.5pt" style:use-optimal-row-height="false" fo:break-before="auto"/>
    </style:style>
    <style:style style:name="ro44" style:family="table-row">
      <style:table-row-properties style:row-height="57pt" style:use-optimal-row-height="false" fo:break-before="auto"/>
    </style:style>
    <style:style style:name="ro45" style:family="table-row">
      <style:table-row-properties style:row-height="39.95pt" style:use-optimal-row-height="false" fo:break-before="auto"/>
    </style:style>
    <style:style style:name="ro46" style:family="table-row">
      <style:table-row-properties style:row-height="25.5pt" style:use-optimal-row-height="false" fo:break-before="auto"/>
    </style:style>
    <style:style style:name="ro47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2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66:.$A$166]; [.A166])&gt;1;NOT(ISBLANK([.A166]))))" style:apply-style-name="cf1" style:base-cell-address="TS_ALUNO_5EF.A166"/>
    </style:style>
    <style:style style:name="ce2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70:.$A$170]; [.A170])&gt;1;NOT(ISBLANK([.A170]))))" style:apply-style-name="cf1" style:base-cell-address="TS_ALUNO_5EF.A170"/>
    </style:style>
    <style:style style:name="ce2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92:.$A$192]; [.A192])&gt;1;NOT(ISBLANK([.A192]))))" style:apply-style-name="cf1" style:base-cell-address="TS_ALUNO_5EF.A192"/>
    </style:style>
    <style:style style:name="ce2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94:.$A$194]; [.A194])&gt;1;NOT(ISBLANK([.A194]))))" style:apply-style-name="cf1" style:base-cell-address="TS_ALUNO_5EF.A194"/>
    </style:style>
    <style:style style:name="ce3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98:.$A$98]; [.A98])+COUNTIF([.$A$104:.$A$104]; [.A98])+COUNTIF([.$A$120:.$A$120]; [.A98])+COUNTIF([.$A$126:.$A$126]; [.A98])+COUNTIF([.$A$141:.$A$141]; [.A98])+COUNTIF([.$A$144:.$A$144]; [.A98])+COUNTIF([.$A$150:.$A$150]; [.A98])+COUNTIF([.$A$178:.$A$178]; [.A98])+COUNTIF([.$A$199:.$A$199]; [.A98])+COUNTIF([.$A$206:.$A$206]; [.A98])+COUNTIF([.$A$213:.$A$213]; [.A98])+COUNTIF([.$A$216:.$A$216]; [.A98])+COUNTIF([.$A$239:.$A$239]; [.A98])&gt;1;NOT(ISBLANK([.A98]))))" style:apply-style-name="cf1" style:base-cell-address="TS_ALUNO_5EF.A98"/>
    </style:style>
    <style:style style:name="ce30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98:.$A$98]; [.A98])+COUNTIF([.$A$104:.$A$104]; [.A98])+COUNTIF([.$A$120:.$A$120]; [.A98])+COUNTIF([.$A$126:.$A$126]; [.A98])+COUNTIF([.$A$141:.$A$141]; [.A98])+COUNTIF([.$A$144:.$A$144]; [.A98])+COUNTIF([.$A$150:.$A$150]; [.A98])+COUNTIF([.$A$178:.$A$178]; [.A98])+COUNTIF([.$A$199:.$A$199]; [.A98])+COUNTIF([.$A$206:.$A$206]; [.A98])+COUNTIF([.$A$213:.$A$213]; [.A98])+COUNTIF([.$A$216:.$A$216]; [.A98])+COUNTIF([.$A$239:.$A$239]; [.A98])&gt;1;NOT(ISBLANK([.A98]))))" style:apply-style-name="cf1" style:base-cell-address="TS_ALUNO_5EF.A98"/>
    </style:style>
    <style:style style:name="ce3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96:.$A$196]; [.A196])&gt;1;NOT(ISBLANK([.A196]))))" style:apply-style-name="cf1" style:base-cell-address="TS_ALUNO_5EF.A196"/>
    </style:style>
    <style:style style:name="ce30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10:.$A$210]; [.A210])&gt;1;NOT(ISBLANK([.A210]))))" style:apply-style-name="cf1" style:base-cell-address="TS_ALUNO_5EF.A210"/>
    </style:style>
    <style:style style:name="ce3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8:.$A$188]; [.A188])&gt;1;NOT(ISBLANK([.A188]))))" style:apply-style-name="cf1" style:base-cell-address="TS_ALUNO_5EF.A188"/>
    </style:style>
    <style:style style:name="ce3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90:.$A$190]; [.A190])&gt;1;NOT(ISBLANK([.A190]))))" style:apply-style-name="cf1" style:base-cell-address="TS_ALUNO_5EF.A190"/>
    </style:style>
    <style:style style:name="ce3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4:.$A$184]; [.A184])&gt;1;NOT(ISBLANK([.A184]))))" style:apply-style-name="cf1" style:base-cell-address="TS_ALUNO_5EF.A184"/>
    </style:style>
    <style:style style:name="ce3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6:.$A$186]; [.A186])&gt;1;NOT(ISBLANK([.A186]))))" style:apply-style-name="cf1" style:base-cell-address="TS_ALUNO_5EF.A186"/>
    </style:style>
    <style:style style:name="ce3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0:.$A$180]; [.A180])&gt;1;NOT(ISBLANK([.A180]))))" style:apply-style-name="cf1" style:base-cell-address="TS_ALUNO_5EF.A180"/>
    </style:style>
    <style:style style:name="ce3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2:.$A$182]; [.A182])&gt;1;NOT(ISBLANK([.A182]))))" style:apply-style-name="cf1" style:base-cell-address="TS_ALUNO_5EF.A182"/>
    </style:style>
    <style:style style:name="ce3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74:.$A$174]; [.A174])&gt;1;NOT(ISBLANK([.A174]))))" style:apply-style-name="cf1" style:base-cell-address="TS_ALUNO_5EF.A174"/>
    </style:style>
    <style:style style:name="ce3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19:.$A$219]; [.A219])&gt;1;NOT(ISBLANK([.A219]))))" style:apply-style-name="cf1" style:base-cell-address="TS_ALUNO_5EF.A219"/>
    </style:style>
    <style:style style:name="ce3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27:.$A$227]; [.A227])&gt;1;NOT(ISBLANK([.A227]))))" style:apply-style-name="cf1" style:base-cell-address="TS_ALUNO_5EF.A227"/>
    </style:style>
    <style:style style:name="ce3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31:.$A$231]; [.A231])&gt;1;NOT(ISBLANK([.A231]))))" style:apply-style-name="cf1" style:base-cell-address="TS_ALUNO_5EF.A231"/>
    </style:style>
    <style:style style:name="ce3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98:.$A$98]; [.A98])+COUNTIF([.$A$104:.$A$104]; [.A98])+COUNTIF([.$A$120:.$A$120]; [.A98])+COUNTIF([.$A$126:.$A$126]; [.A98])+COUNTIF([.$A$141:.$A$141]; [.A98])+COUNTIF([.$A$144:.$A$144]; [.A98])+COUNTIF([.$A$150:.$A$150]; [.A98])+COUNTIF([.$A$178:.$A$178]; [.A98])+COUNTIF([.$A$199:.$A$199]; [.A98])+COUNTIF([.$A$206:.$A$206]; [.A98])+COUNTIF([.$A$213:.$A$213]; [.A98])+COUNTIF([.$A$216:.$A$216]; [.A98])+COUNTIF([.$A$239:.$A$239]; [.A98])&gt;1;NOT(ISBLANK([.A98]))))" style:apply-style-name="cf1" style:base-cell-address="TS_ALUNO_5EF.A98"/>
    </style:style>
    <style:style style:name="ce3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42:.$A$242]; [.A242])&gt;1;NOT(ISBLANK([.A242]))))" style:apply-style-name="cf1" style:base-cell-address="TS_ALUNO_5EF.A242"/>
    </style:style>
    <style:style style:name="ce3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45:.$A$245]; [.A245])&gt;1;NOT(ISBLANK([.A245]))))" style:apply-style-name="cf1" style:base-cell-address="TS_ALUNO_5EF.A245"/>
    </style:style>
    <style:style style:name="ce3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23:.$A$223]; [.A223])&gt;1;NOT(ISBLANK([.A223]))))" style:apply-style-name="cf1" style:base-cell-address="TS_ALUNO_5EF.A223"/>
    </style:style>
    <style:style style:name="ce3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35:.$A$235]; [.A235])&gt;1;NOT(ISBLANK([.A235]))))" style:apply-style-name="cf1" style:base-cell-address="TS_ALUNO_5EF.A235"/>
    </style:style>
    <style:style style:name="ce3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14:.$A$114]; [.A114])&gt;1;NOT(ISBLANK([.A114]))))" style:apply-style-name="cf1" style:base-cell-address="TS_ALUNO_5EF.A114"/>
    </style:style>
    <style:style style:name="ce3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29:.$A$129]; [.A129])&gt;1;NOT(ISBLANK([.A129]))))" style:apply-style-name="cf1" style:base-cell-address="TS_ALUNO_5EF.A129"/>
    </style:style>
    <style:style style:name="ce3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32:.$A$132]; [.A132])&gt;1;NOT(ISBLANK([.A132]))))" style:apply-style-name="cf1" style:base-cell-address="TS_ALUNO_5EF.A132"/>
    </style:style>
    <style:style style:name="ce3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35:.$A$135]; [.A135])&gt;1;NOT(ISBLANK([.A135]))))" style:apply-style-name="cf1" style:base-cell-address="TS_ALUNO_5EF.A135"/>
    </style:style>
    <style:style style:name="ce3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38:.$A$138]; [.A138])&gt;1;NOT(ISBLANK([.A138]))))" style:apply-style-name="cf1" style:base-cell-address="TS_ALUNO_5EF.A138"/>
    </style:style>
    <style:style style:name="ce3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46:.$A$146]; [.A146])&gt;1;NOT(ISBLANK([.A146]))))" style:apply-style-name="cf1" style:base-cell-address="TS_ALUNO_5EF.A146"/>
    </style:style>
    <style:style style:name="ce3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48:.$A$148]; [.A148])&gt;1;NOT(ISBLANK([.A148]))))" style:apply-style-name="cf1" style:base-cell-address="TS_ALUNO_5EF.A148"/>
    </style:style>
    <style:style style:name="ce3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54:.$A$154]; [.A154])&gt;1;NOT(ISBLANK([.A154]))))" style:apply-style-name="cf1" style:base-cell-address="TS_ALUNO_5EF.A154"/>
    </style:style>
    <style:style style:name="ce3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58:.$A$158]; [.A158])&gt;1;NOT(ISBLANK([.A158]))))" style:apply-style-name="cf1" style:base-cell-address="TS_ALUNO_5EF.A158"/>
    </style:style>
    <style:style style:name="ce3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62:.$A$162]; [.A162])&gt;1;NOT(ISBLANK([.A162]))))" style:apply-style-name="cf1" style:base-cell-address="TS_ALUNO_5EF.A162"/>
    </style:style>
    <style:style style:name="ce3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06:.$A$106]; [.A106])&gt;1;NOT(ISBLANK([.A106]))))" style:apply-style-name="cf1" style:base-cell-address="TS_ALUNO_5EF.A106"/>
    </style:style>
    <style:style style:name="ce3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08:.$A$108]; [.A108])&gt;1;NOT(ISBLANK([.A108]))))" style:apply-style-name="cf1" style:base-cell-address="TS_ALUNO_5EF.A108"/>
    </style:style>
    <style:style style:name="ce3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10:.$A$110]; [.A110])&gt;1;NOT(ISBLANK([.A110]))))" style:apply-style-name="cf1" style:base-cell-address="TS_ALUNO_5EF.A110"/>
    </style:style>
    <style:style style:name="ce3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12:.$A$112]; [.A112])&gt;1;NOT(ISBLANK([.A112]))))" style:apply-style-name="cf1" style:base-cell-address="TS_ALUNO_5EF.A112"/>
    </style:style>
    <style:style style:name="ce3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47:.$A$147]; [.A147])+COUNTIF([.$A$153:.$A$153]; [.A147])+COUNTIF([.$A$169:.$A$169]; [.A147])+COUNTIF([.$A$175:.$A$175]; [.A147])+COUNTIF([.$A$190:.$A$190]; [.A147])+COUNTIF([.$A$193:.$A$193]; [.A147])+COUNTIF([.$A$199:.$A$199]; [.A147])+COUNTIF([.$A$227:.$A$227]; [.A147])+COUNTIF([.$A$248:.$A$248]; [.A147])+COUNTIF([.$A$255:.$A$255]; [.A147])+COUNTIF([.$A$262:.$A$262]; [.A147])+COUNTIF([.$A$265:.$A$265]; [.A147])+COUNTIF([.$A$288:.$A$288]; [.A147])&gt;1;NOT(ISBLANK([.A147]))))" style:apply-style-name="cf1" style:base-cell-address="TS_ALUNO_9EF.A147"/>
    </style:style>
    <style:style style:name="ce3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78:.$A$178]; [.A178])&gt;1;NOT(ISBLANK([.A178]))))" style:apply-style-name="cf1" style:base-cell-address="TS_ALUNO_9EF.A178"/>
    </style:style>
    <style:style style:name="ce3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1:.$A$181]; [.A181])&gt;1;NOT(ISBLANK([.A181]))))" style:apply-style-name="cf1" style:base-cell-address="TS_ALUNO_9EF.A181"/>
    </style:style>
    <style:style style:name="ce3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4:.$A$184]; [.A184])&gt;1;NOT(ISBLANK([.A184]))))" style:apply-style-name="cf1" style:base-cell-address="TS_ALUNO_9EF.A184"/>
    </style:style>
    <style:style style:name="ce3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87:.$A$187]; [.A187])&gt;1;NOT(ISBLANK([.A187]))))" style:apply-style-name="cf1" style:base-cell-address="TS_ALUNO_9EF.A187"/>
    </style:style>
    <style:style style:name="ce3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72:.$A$272]; [.A272])&gt;1;NOT(ISBLANK([.A272]))))" style:apply-style-name="cf1" style:base-cell-address="TS_ALUNO_9EF.A272"/>
    </style:style>
    <style:style style:name="ce3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76:.$A$276]; [.A276])&gt;1;NOT(ISBLANK([.A276]))))" style:apply-style-name="cf1" style:base-cell-address="TS_ALUNO_9EF.A276"/>
    </style:style>
    <style:style style:name="ce3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80:.$A$280]; [.A280])&gt;1;NOT(ISBLANK([.A280]))))" style:apply-style-name="cf1" style:base-cell-address="TS_ALUNO_9EF.A280"/>
    </style:style>
    <style:style style:name="ce3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84:.$A$284]; [.A284])&gt;1;NOT(ISBLANK([.A284]))))" style:apply-style-name="cf1" style:base-cell-address="TS_ALUNO_9EF.A284"/>
    </style:style>
    <style:style style:name="ce3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91:.$A$291]; [.A291])&gt;1;NOT(ISBLANK([.A291]))))" style:apply-style-name="cf1" style:base-cell-address="TS_ALUNO_9EF.A291"/>
    </style:style>
    <style:style style:name="ce3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94:.$A$294]; [.A294])&gt;1;NOT(ISBLANK([.A294]))))" style:apply-style-name="cf1" style:base-cell-address="TS_ALUNO_9EF.A294"/>
    </style:style>
    <style:style style:name="ce3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97:.$A$297]; [.A297])&gt;1;NOT(ISBLANK([.A297]))))" style:apply-style-name="cf1" style:base-cell-address="TS_ALUNO_9EF.A297"/>
    </style:style>
    <style:style style:name="ce3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68:.$A$268]; [.A268])&gt;1;NOT(ISBLANK([.A268]))))" style:apply-style-name="cf1" style:base-cell-address="TS_ALUNO_9EF.A268"/>
    </style:style>
    <style:style style:name="ce3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41:.$A$241]; [.A241])&gt;1;NOT(ISBLANK([.A241]))))" style:apply-style-name="cf1" style:base-cell-address="TS_ALUNO_9EF.A241"/>
    </style:style>
    <style:style style:name="ce3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43:.$A$243]; [.A243])&gt;1;NOT(ISBLANK([.A243]))))" style:apply-style-name="cf1" style:base-cell-address="TS_ALUNO_9EF.A243"/>
    </style:style>
    <style:style style:name="ce3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45:.$A$245]; [.A245])&gt;1;NOT(ISBLANK([.A245]))))" style:apply-style-name="cf1" style:base-cell-address="TS_ALUNO_9EF.A245"/>
    </style:style>
    <style:style style:name="ce3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37:.$A$237]; [.A237])&gt;1;NOT(ISBLANK([.A237]))))" style:apply-style-name="cf1" style:base-cell-address="TS_ALUNO_9EF.A237"/>
    </style:style>
    <style:style style:name="ce3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39:.$A$239]; [.A239])&gt;1;NOT(ISBLANK([.A239]))))" style:apply-style-name="cf1" style:base-cell-address="TS_ALUNO_9EF.A239"/>
    </style:style>
    <style:style style:name="ce3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59:.$A$259]; [.A259])&gt;1;NOT(ISBLANK([.A259]))))" style:apply-style-name="cf1" style:base-cell-address="TS_ALUNO_9EF.A259"/>
    </style:style>
    <style:style style:name="ce3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15:.$A$215]; [.A215])&gt;1;NOT(ISBLANK([.A215]))))" style:apply-style-name="cf1" style:base-cell-address="TS_ALUNO_9EF.A215"/>
    </style:style>
    <style:style style:name="ce3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19:.$A$219]; [.A219])&gt;1;NOT(ISBLANK([.A219]))))" style:apply-style-name="cf1" style:base-cell-address="TS_ALUNO_9EF.A219"/>
    </style:style>
    <style:style style:name="ce3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23:.$A$223]; [.A223])&gt;1;NOT(ISBLANK([.A223]))))" style:apply-style-name="cf1" style:base-cell-address="TS_ALUNO_9EF.A223"/>
    </style:style>
    <style:style style:name="ce3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29:.$A$229]; [.A229])&gt;1;NOT(ISBLANK([.A229]))))" style:apply-style-name="cf1" style:base-cell-address="TS_ALUNO_9EF.A229"/>
    </style:style>
    <style:style style:name="ce3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31:.$A$231]; [.A231])&gt;1;NOT(ISBLANK([.A231]))))" style:apply-style-name="cf1" style:base-cell-address="TS_ALUNO_9EF.A231"/>
    </style:style>
    <style:style style:name="ce3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33:.$A$233]; [.A233])&gt;1;NOT(ISBLANK([.A233]))))" style:apply-style-name="cf1" style:base-cell-address="TS_ALUNO_9EF.A233"/>
    </style:style>
    <style:style style:name="ce3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35:.$A$235]; [.A235])&gt;1;NOT(ISBLANK([.A235]))))" style:apply-style-name="cf1" style:base-cell-address="TS_ALUNO_9EF.A235"/>
    </style:style>
    <style:style style:name="ce3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55:.$A$155]; [.A155])&gt;1;NOT(ISBLANK([.A155]))))" style:apply-style-name="cf1" style:base-cell-address="TS_ALUNO_9EF.A155"/>
    </style:style>
    <style:style style:name="ce3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57:.$A$157]; [.A157])&gt;1;NOT(ISBLANK([.A157]))))" style:apply-style-name="cf1" style:base-cell-address="TS_ALUNO_9EF.A157"/>
    </style:style>
    <style:style style:name="ce3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59:.$A$159]; [.A159])&gt;1;NOT(ISBLANK([.A159]))))" style:apply-style-name="cf1" style:base-cell-address="TS_ALUNO_9EF.A159"/>
    </style:style>
    <style:style style:name="ce3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61:.$A$161]; [.A161])&gt;1;NOT(ISBLANK([.A161]))))" style:apply-style-name="cf1" style:base-cell-address="TS_ALUNO_9EF.A161"/>
    </style:style>
    <style:style style:name="ce3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63:.$A$163]; [.A163])&gt;1;NOT(ISBLANK([.A163]))))" style:apply-style-name="cf1" style:base-cell-address="TS_ALUNO_9EF.A163"/>
    </style:style>
    <style:style style:name="ce36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95:.$A$195]; [.A195])&gt;1;NOT(ISBLANK([.A195]))))" style:apply-style-name="cf1" style:base-cell-address="TS_ALUNO_9EF.A195"/>
    </style:style>
    <style:style style:name="ce3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97:.$A$197]; [.A197])&gt;1;NOT(ISBLANK([.A197]))))" style:apply-style-name="cf1" style:base-cell-address="TS_ALUNO_9EF.A197"/>
    </style:style>
    <style:style style:name="ce3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03:.$A$203]; [.A203])&gt;1;NOT(ISBLANK([.A203]))))" style:apply-style-name="cf1" style:base-cell-address="TS_ALUNO_9EF.A203"/>
    </style:style>
    <style:style style:name="ce3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07:.$A$207]; [.A207])&gt;1;NOT(ISBLANK([.A207]))))" style:apply-style-name="cf1" style:base-cell-address="TS_ALUNO_9EF.A207"/>
    </style:style>
    <style:style style:name="ce3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211:.$A$211]; [.A211])&gt;1;NOT(ISBLANK([.A211]))))" style:apply-style-name="cf1" style:base-cell-address="TS_ALUNO_9EF.A211"/>
    </style:style>
    <style:style style:name="ce3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99:.$A$99]; [.A99])+COUNTIF([.$A$105:.$A$105]; [.A99])+COUNTIF([.$A$121:.$A$121]; [.A99])+COUNTIF([.$A$127:.$A$127]; [.A99])+COUNTIF([.$A$142:.$A$142]; [.A99])+COUNTIF([.$A$145:.$A$145]; [.A99])+COUNTIF([.$A$151:.$A$151]; [.A99])+COUNTIF([.$A$179:.$A$179]; [.A99])+COUNTIF([.$A$200:.$A$200]; [.A99])+COUNTIF([.$A$207:.$A$207]; [.A99])+COUNTIF([.$A$214:.$A$214]; [.A99])+COUNTIF([.$A$217:.$A$217]; [.A99])+COUNTIF([.$A$240:.$A$240]; [.A99])&gt;1;NOT(ISBLANK([.A99]))))" style:apply-style-name="cf1" style:base-cell-address="TS_ALUNO_34EM.A99"/>
    </style:style>
    <style:style style:name="ce3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07:.$A$107]; [.A107])&gt;1;NOT(ISBLANK([.A107]))))" style:apply-style-name="cf1" style:base-cell-address="TS_ALUNO_34EM.A107"/>
    </style:style>
    <style:style style:name="ce3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09:.$A$109]; [.A109])&gt;1;NOT(ISBLANK([.A109]))))" style:apply-style-name="cf1" style:base-cell-address="TS_ALUNO_34EM.A109"/>
    </style:style>
    <style:style style:name="ce3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11:.$A$111]; [.A111])&gt;1;NOT(ISBLANK([.A111]))))" style:apply-style-name="cf1" style:base-cell-address="TS_ALUNO_34EM.A111"/>
    </style:style>
    <style:style style:name="ce3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 style:font-family-generic="swiss"/>
      <style:map style:condition="of:is-true-formula(AND(COUNTIF([.$A$113:.$A$113]; [.A113])&gt;1;NOT(ISBLANK([.A113]))))" style:apply-style-name="cf1" style:base-cell-address="TS_ALUNO_34EM.A113"/>
    </style:style>
    <style:style style:name="ce3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15:.$A$115]; [.A115])&gt;1;NOT(ISBLANK([.A115]))))" style:apply-style-name="cf1" style:base-cell-address="TS_ALUNO_34EM.A115"/>
    </style:style>
    <style:style style:name="ce3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99:.$A$99]; [.A99])+COUNTIF([.$A$105:.$A$105]; [.A99])+COUNTIF([.$A$121:.$A$121]; [.A99])+COUNTIF([.$A$127:.$A$127]; [.A99])+COUNTIF([.$A$142:.$A$142]; [.A99])+COUNTIF([.$A$145:.$A$145]; [.A99])+COUNTIF([.$A$151:.$A$151]; [.A99])+COUNTIF([.$A$179:.$A$179]; [.A99])+COUNTIF([.$A$200:.$A$200]; [.A99])+COUNTIF([.$A$207:.$A$207]; [.A99])+COUNTIF([.$A$214:.$A$214]; [.A99])+COUNTIF([.$A$217:.$A$217]; [.A99])+COUNTIF([.$A$240:.$A$240]; [.A99])&gt;1;NOT(ISBLANK([.A99]))))" style:apply-style-name="cf1" style:base-cell-address="TS_ALUNO_34EM.A99"/>
    </style:style>
    <style:style style:name="ce3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11:.$A$211]; [.A211])&gt;1;NOT(ISBLANK([.A211]))))" style:apply-style-name="cf1" style:base-cell-address="TS_ALUNO_34EM.A211"/>
    </style:style>
    <style:style style:name="ce3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20:.$A$220]; [.A220])&gt;1;NOT(ISBLANK([.A220]))))" style:apply-style-name="cf1" style:base-cell-address="TS_ALUNO_34EM.A220"/>
    </style:style>
    <style:style style:name="ce3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24:.$A$224]; [.A224])&gt;1;NOT(ISBLANK([.A224]))))" style:apply-style-name="cf1" style:base-cell-address="TS_ALUNO_34EM.A224"/>
    </style:style>
    <style:style style:name="ce3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28:.$A$228]; [.A228])&gt;1;NOT(ISBLANK([.A228]))))" style:apply-style-name="cf1" style:base-cell-address="TS_ALUNO_34EM.A228"/>
    </style:style>
    <style:style style:name="ce3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97:.$A$197]; [.A197])&gt;1;NOT(ISBLANK([.A197]))))" style:apply-style-name="cf1" style:base-cell-address="TS_ALUNO_34EM.A197"/>
    </style:style>
    <style:style style:name="ce3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95:.$A$195]; [.A195])&gt;1;NOT(ISBLANK([.A195]))))" style:apply-style-name="cf1" style:base-cell-address="TS_ALUNO_34EM.A195"/>
    </style:style>
    <style:style style:name="ce3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93:.$A$193]; [.A193])&gt;1;NOT(ISBLANK([.A193]))))" style:apply-style-name="cf1" style:base-cell-address="TS_ALUNO_34EM.A193"/>
    </style:style>
    <style:style style:name="ce3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89:.$A$189]; [.A189])&gt;1;NOT(ISBLANK([.A189]))))" style:apply-style-name="cf1" style:base-cell-address="TS_ALUNO_34EM.A189"/>
    </style:style>
    <style:style style:name="ce3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91:.$A$191]; [.A191])&gt;1;NOT(ISBLANK([.A191]))))" style:apply-style-name="cf1" style:base-cell-address="TS_ALUNO_34EM.A191"/>
    </style:style>
    <style:style style:name="ce3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32:.$A$232]; [.A232])&gt;1;NOT(ISBLANK([.A232]))))" style:apply-style-name="cf1" style:base-cell-address="TS_ALUNO_34EM.A232"/>
    </style:style>
    <style:style style:name="ce3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36:.$A$236]; [.A236])&gt;1;NOT(ISBLANK([.A236]))))" style:apply-style-name="cf1" style:base-cell-address="TS_ALUNO_34EM.A236"/>
    </style:style>
    <style:style style:name="ce3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43:.$A$243]; [.A243])&gt;1;NOT(ISBLANK([.A243]))))" style:apply-style-name="cf1" style:base-cell-address="TS_ALUNO_34EM.A243"/>
    </style:style>
    <style:style style:name="ce38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46:.$A$246]; [.A246])&gt;1;NOT(ISBLANK([.A246]))))" style:apply-style-name="cf1" style:base-cell-address="TS_ALUNO_34EM.A246"/>
    </style:style>
    <style:style style:name="ce3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49:.$A$249]; [.A249])&gt;1;NOT(ISBLANK([.A249]))))" style:apply-style-name="cf1" style:base-cell-address="TS_ALUNO_34EM.A249"/>
    </style:style>
    <style:style style:name="ce39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253:.$A$253]; [.A253])&gt;1;NOT(ISBLANK([.A253]))))" style:apply-style-name="cf1" style:base-cell-address="TS_ALUNO_34EM.A253"/>
    </style:style>
    <style:style style:name="ce3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59:.$A$159]; [.A159])&gt;1;NOT(ISBLANK([.A159]))))" style:apply-style-name="cf1" style:base-cell-address="TS_ALUNO_34EM.A159"/>
    </style:style>
    <style:style style:name="ce3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63:.$A$163]; [.A163])&gt;1;NOT(ISBLANK([.A163]))))" style:apply-style-name="cf1" style:base-cell-address="TS_ALUNO_34EM.A163"/>
    </style:style>
    <style:style style:name="ce39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67:.$A$167]; [.A167])&gt;1;NOT(ISBLANK([.A167]))))" style:apply-style-name="cf1" style:base-cell-address="TS_ALUNO_34EM.A167"/>
    </style:style>
    <style:style style:name="ce3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71:.$A$171]; [.A171])&gt;1;NOT(ISBLANK([.A171]))))" style:apply-style-name="cf1" style:base-cell-address="TS_ALUNO_34EM.A171"/>
    </style:style>
    <style:style style:name="ce3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75:.$A$175]; [.A175])&gt;1;NOT(ISBLANK([.A175]))))" style:apply-style-name="cf1" style:base-cell-address="TS_ALUNO_34EM.A175"/>
    </style:style>
    <style:style style:name="ce3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81:.$A$181]; [.A181])&gt;1;NOT(ISBLANK([.A181]))))" style:apply-style-name="cf1" style:base-cell-address="TS_ALUNO_34EM.A181"/>
    </style:style>
    <style:style style:name="ce3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83:.$A$183]; [.A183])&gt;1;NOT(ISBLANK([.A183]))))" style:apply-style-name="cf1" style:base-cell-address="TS_ALUNO_34EM.A183"/>
    </style:style>
    <style:style style:name="ce3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85:.$A$185]; [.A185])&gt;1;NOT(ISBLANK([.A185]))))" style:apply-style-name="cf1" style:base-cell-address="TS_ALUNO_34EM.A185"/>
    </style:style>
    <style:style style:name="ce3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87:.$A$187]; [.A187])&gt;1;NOT(ISBLANK([.A187]))))" style:apply-style-name="cf1" style:base-cell-address="TS_ALUNO_34EM.A187"/>
    </style:style>
    <style:style style:name="ce4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30:.$A$130]; [.A130])&gt;1;NOT(ISBLANK([.A130]))))" style:apply-style-name="cf1" style:base-cell-address="TS_ALUNO_34EM.A130"/>
    </style:style>
    <style:style style:name="ce40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36:.$A$136]; [.A136])&gt;1;NOT(ISBLANK([.A136]))))" style:apply-style-name="cf1" style:base-cell-address="TS_ALUNO_34EM.A136"/>
    </style:style>
    <style:style style:name="ce4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39:.$A$139]; [.A139])&gt;1;NOT(ISBLANK([.A139]))))" style:apply-style-name="cf1" style:base-cell-address="TS_ALUNO_34EM.A139"/>
    </style:style>
    <style:style style:name="ce4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47:.$A$147]; [.A147])&gt;1;NOT(ISBLANK([.A147]))))" style:apply-style-name="cf1" style:base-cell-address="TS_ALUNO_34EM.A147"/>
    </style:style>
    <style:style style:name="ce4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49:.$A$149]; [.A149])&gt;1;NOT(ISBLANK([.A149]))))" style:apply-style-name="cf1" style:base-cell-address="TS_ALUNO_34EM.A149"/>
    </style:style>
    <style:style style:name="ce4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55:.$A$155]; [.A155])&gt;1;NOT(ISBLANK([.A155]))))" style:apply-style-name="cf1" style:base-cell-address="TS_ALUNO_34EM.A155"/>
    </style:style>
    <style:style style:name="ce4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weight="bold" style:font-weight-asian="bold" style:font-weight-complex="bold" style:font-family-generic="swiss"/>
      <style:map style:condition="of:is-true-formula(AND(COUNTIF([.$A$133:.$A$133]; [.A133])&gt;1;NOT(ISBLANK([.A133]))))" style:apply-style-name="cf1" style:base-cell-address="TS_ALUNO_34EM.A13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Índ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number-columns-spanned="2" table:number-rows-spanned="1" table:style-name="ce183">
            <text:p>MICRODADOS - SAEB 2019</text:p>
          </table:table-cell>
          <table:covered-table-cell/>
          <table:table-cell table:style-name="ce4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4"/>
          <table:table-cell table:number-columns-repeated="16381"/>
        </table:table-row>
        <table:table-row table:style-name="ro1">
          <table:table-cell office:value-type="string" table:style-name="ce22">
            <text:p>Tabela</text:p>
          </table:table-cell>
          <table:table-cell office:value-type="string" table:style-name="ce22">
            <text:p>Descrição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1">
            <text:p>TS_ALUNO_2EF</text:p>
          </table:table-cell>
          <table:table-cell office:value-type="string" table:style-name="ce29">
            <text:p>Informações das respostas à prova do SAEB e das proficiências dos alunos do 2º ano EF</text:p>
          </table:table-cell>
          <table:table-cell table:style-name="ce4"/>
          <table:table-cell table:number-columns-repeated="16381" table:style-name="ce33"/>
        </table:table-row>
        <table:table-row table:style-name="ro1">
          <table:table-cell office:value-type="string" table:style-name="ce21">
            <text:p>TS_ALUNO_5EF</text:p>
          </table:table-cell>
          <table:table-cell office:value-type="string" table:style-name="ce29">
            <text:p>Informações das respostas ao questionário, à prova do SAEBe das proficiências dos alunos do 5º ano EF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1">
            <text:p>TS_ALUNO_9EF</text:p>
          </table:table-cell>
          <table:table-cell office:value-type="string" table:style-name="ce29">
            <text:p>Informações das respostas ao questionário, à prova do SAEB e das proficiências dos alunos do 9º ano EF</text:p>
          </table:table-cell>
          <table:table-cell table:style-name="ce4"/>
          <table:table-cell table:number-columns-repeated="16381" table:style-name="ce27"/>
        </table:table-row>
        <table:table-row table:style-name="ro1">
          <table:table-cell office:value-type="string" table:style-name="ce21">
            <text:p>TS_ALUNO_34EM</text:p>
          </table:table-cell>
          <table:table-cell office:value-type="string" table:style-name="ce54">
            <text:p>Informações das respostas ao questionário, à prova do SAEB e das proficiências dos alunos da 3ª/4ª série do EM</text:p>
          </table:table-cell>
          <table:table-cell table:style-name="ce4"/>
          <table:table-cell table:number-columns-repeated="16381" table:style-name="ce33"/>
        </table:table-row>
        <table:table-row table:style-name="ro1">
          <table:table-cell office:value-type="string" table:style-name="ce21">
            <text:p>TS_ ESCOLA</text:p>
          </table:table-cell>
          <table:table-cell office:value-type="string" table:style-name="ce23">
            <text:p>Resultados do SAEB e indicadores por Escol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1">
            <text:p>TS_PROFESSOR</text:p>
          </table:table-cell>
          <table:table-cell office:value-type="string" table:style-name="ce47">
            <text:p>Resposta do questionário aplicado ao Professor de cada disciplina de cada série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1">
            <text:p>TS_DIRETOR</text:p>
          </table:table-cell>
          <table:table-cell office:value-type="string" table:style-name="ce47">
            <text:p>Resposta do questionário aplicado ao Diretor de cada escola - Coletado por meio de aplicação eletrônica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1">
            <text:p>TS_SECRETARIO_MUNICIPAL</text:p>
          </table:table-cell>
          <table:table-cell office:value-type="string" table:style-name="ce47">
            <text:p>Resposta do questionário aplicado aos Secretários Municipais de Educação - Coletado por meio de aplicação eletrônica</text:p>
          </table:table-cell>
          <table:table-cell table:style-name="ce4"/>
          <table:table-cell table:number-columns-repeated="16381" table:style-name="ce33"/>
        </table:table-row>
        <table:table-row table:style-name="ro1">
          <table:table-cell office:value-type="string" table:style-name="ce21">
            <text:p>TS_ITEM</text:p>
          </table:table-cell>
          <table:table-cell office:value-type="string" table:style-name="ce11">
            <text:p>Informações das habilidades dos itens da prova e do gabarito</text:p>
          </table:table-cell>
          <table:table-cell table:style-name="ce4"/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TS_ALUNO_2EF" table:style-name="ta2">
        <table:table-column table:style-name="co5" table:default-cell-style-name="ce69"/>
        <table:table-column table:style-name="co6" table:default-cell-style-name="ce69"/>
        <table:table-column table:style-name="co7" table:default-cell-style-name="ce73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3" table:number-columns-repeated="3" table:default-cell-style-name="ce69"/>
        <table:table-column table:style-name="co11" table:default-cell-style-name="ce69"/>
        <table:table-column table:style-name="co3" table:number-columns-repeated="6" table:default-cell-style-name="ce69"/>
        <table:table-column table:style-name="co12" table:default-cell-style-name="ce69"/>
        <table:table-column table:style-name="co3" table:number-columns-repeated="16367" table:default-cell-style-name="ce69"/>
        <table:table-row table:style-name="ro3">
          <table:table-cell office:value-type="string" table:number-columns-spanned="5" table:number-rows-spanned="1" table:style-name="ce184">
            <text:p>TS_ALUNO_2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70">
            <text:p>Variável</text:p>
          </table:table-cell>
          <table:table-cell office:value-type="string" table:style-name="ce70">
            <text:p>Tipo</text:p>
          </table:table-cell>
          <table:table-cell office:value-type="string" table:style-name="ce70">
            <text:p>Tamanho</text:p>
          </table:table-cell>
          <table:table-cell office:value-type="string" table:style-name="ce70">
            <text:p>Descrição</text:p>
          </table:table-cell>
          <table:table-cell office:value-type="string" table:style-name="ce70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SAEB</text:p>
          </table:table-cell>
          <table:table-cell office:value-type="string" table:style-name="ce60">
            <text:p>Num</text:p>
          </table:table-cell>
          <table:table-cell office:value-type="float" office:value="4" table:style-name="ce60">
            <text:p>4</text:p>
          </table:table-cell>
          <table:table-cell office:value-type="string" table:style-name="ce61">
            <text:p>Ano de aplicação do Saeb</text:p>
          </table:table-cell>
          <table:table-cell office:value-type="float" office:value="2019" table:style-name="ce61">
            <text:p>201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61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55">
            <text:p>ID_MUNICIPIO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7" table:style-name="ce60">
            <text:p>7</text:p>
          </table:table-cell>
          <table:table-cell office:value-type="string" table:style-name="ce31">
            <text:p>Código do Município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31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1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55">
            <text:p>ID_ESCOLA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a Escola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61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61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Rural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TURMA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Código da turma no Saeb</text:p>
          </table:table-cell>
          <table:table-cell table:style-name="ce55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5">
            <text:p>ID_TURNO</text:p>
          </table:table-cell>
          <table:table-cell office:value-type="string" table:number-columns-spanned="1" table:number-rows-spanned="3" table:style-name="ce186">
            <text:p>Num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7">
            <text:p>Turno da Turma</text:p>
          </table:table-cell>
          <table:table-cell office:value-type="string" table:style-name="ce61">
            <text:p>1 - Turno Matutino: Início entre 5:00h às 10:59h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Turno Vespertino: Início entre 11:00h às 16:59h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Turno Noturno: <text:s/>Início entre 17:00h às 4:59h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55">
            <text:p>ID_SERIE</text:p>
          </table:table-cell>
          <table:table-cell office:value-type="string" table:style-name="ce60">
            <text:p>Num</text:p>
          </table:table-cell>
          <table:table-cell office:value-type="float" office:value="1" table:style-name="ce60">
            <text:p>1</text:p>
          </table:table-cell>
          <table:table-cell office:value-type="string" table:style-name="ce61">
            <text:p>Série</text:p>
          </table:table-cell>
          <table:table-cell office:value-type="string" table:style-name="ce30">
            <text:p>2 - 2º ano do Ensino Fundamental</text:p>
          </table:table-cell>
          <table:table-cell table:style-name="ce71"/>
          <table:table-cell table:number-columns-repeated="16378"/>
        </table:table-row>
        <table:table-row table:style-name="ro4">
          <table:table-cell office:value-type="string" table:style-name="ce55">
            <text:p>ID_ALUNO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o aluno no Saeb</text:p>
          </table:table-cell>
          <table:table-cell table:style-name="ce55"/>
          <table:table-cell table:number-columns-repeated="16379" table:style-name="ce69"/>
        </table:table-row>
        <table:table-row table:style-name="ro6">
          <table:table-cell office:value-type="string" table:number-columns-spanned="1" table:number-rows-spanned="2" table:style-name="ce185">
            <text:p>IN_SITUACAO_CENS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Consistência com o Censo Escolar 2019<text:span text:style-name="T2">2</text:span></text:p>
          </table:table-cell>
          <table:table-cell office:value-type="string" table:style-name="ce61">
            <text:p>0 - Não consist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Consist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Língua Portugues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Matemátic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Língua Portuguesa</text:p>
          </table:table-cell>
          <table:table-cell office:value-type="string" table:style-name="ce61">
            <text:p>0 - Aus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Matemática</text:p>
          </table:table-cell>
          <table:table-cell office:value-type="string" table:style-name="ce61">
            <text:p>0 - Aus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D_CADERN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Língua Portuguesa</text:p>
          </table:table-cell>
          <table:table-cell office:value-type="string" table:style-name="ce62">
            <text:p>Prova Regular (Cadernos 1 a 21)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65">
            <text:p>ID_BLOCO_1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Língua Portuguesa<text:s/>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Língua Portuguesa<text:s/>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7">
          <table:table-cell office:value-type="string" table:style-name="ce72">
            <text:p>NU_BLOCO_1_ABERTA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resposta construída em Língua Portuguesa<text:s/></text:p>
          </table:table-cell>
          <table:table-cell office:value-type="string" table:style-name="ce30">
            <text:p>De 1 a 7</text:p>
          </table:table-cell>
          <table:table-cell table:number-columns-repeated="16379"/>
        </table:table-row>
        <table:table-row table:style-name="ro7">
          <table:table-cell office:value-type="string" table:style-name="ce72">
            <text:p>NU_BLOCO_2_ABERTA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resposta construída em Língua Portuguesa<text:s/></text:p>
          </table:table-cell>
          <table:table-cell office:value-type="string" table:style-name="ce30">
            <text:p>De 1 a 7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CADERN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Matemática</text:p>
          </table:table-cell>
          <table:table-cell office:value-type="string" table:style-name="ce62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1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Matemática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Matemática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NU_BLOCO_1_ABERTA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resposta construída em Matemática</text:p>
          </table:table-cell>
          <table:table-cell office:value-type="string" table:style-name="ce30">
            <text:p>De 1 a 7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NU_BLOCO_2_ABERTA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resposta construída em Matemática</text:p>
          </table:table-cell>
          <table:table-cell office:value-type="string" table:style-name="ce30">
            <text:p>De 1 a 7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8</text:p>
          </table:table-cell>
          <table:table-cell office:value-type="string" table:style-name="ce31">
            <text:p>Resposta do aluno ao Bloco 1 da prova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8</text:p>
          </table:table-cell>
          <table:table-cell office:value-type="string" table:style-name="ce31">
            <text:p>Resposta do aluno ao Bloco 2 da prova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8">
          <table:table-cell office:value-type="string" table:style-name="ce65">
            <text:p>CO_CONCEITO_Q1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2</text:p>
          </table:table-cell>
          <table:table-cell office:value-type="string" table:style-name="ce31">
            <text:p>Resposta do aluno ao Bloco 2 da prova de Língua Portuguesa</text:p>
          </table:table-cell>
          <table:table-cell office:value-type="string" table:style-name="ce74">
            <text:p>A – Escrita ortográfica</text:p>
            <text:p>B – Escrita alfabética</text:p>
            <text:p>C – Escrita silábico-alfabética ou silábica com valor sonoro</text:p>
            <text:p>D – Branco e nulo</text:p>
            <text:p>IP – Imagem com problema</text:p>
          </table:table-cell>
          <table:table-cell table:number-columns-repeated="16379"/>
        </table:table-row>
        <table:table-row table:style-name="ro8">
          <table:table-cell office:value-type="string" table:style-name="ce65">
            <text:p>CO_CONCEITO_Q2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2</text:p>
          </table:table-cell>
          <table:table-cell office:value-type="string" table:style-name="ce31">
            <text:p>Conceito obtido na questão 2 de resposta construída em Língua Portuguesa</text:p>
          </table:table-cell>
          <table:table-cell office:value-type="string" table:style-name="ce74">
            <text:p>A – Escrita ortográfica</text:p>
            <text:p>B – Escrita alfabética</text:p>
            <text:p>C – Escrita silábico-alfabética ou silábica com valor sonoro</text:p>
            <text:p>D – Branco e nulo</text:p>
            <text:p>IP – Imagem com problema</text:p>
          </table:table-cell>
          <table:table-cell table:number-columns-repeated="16379"/>
        </table:table-row>
        <table:table-row table:style-name="ro9">
          <table:table-cell office:value-type="string" table:style-name="ce65">
            <text:p>CO_RESPOSTA_TEXTO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2</text:p>
          </table:table-cell>
          <table:table-cell office:value-type="string" table:style-name="ce31">
            <text:p>Análise da Produção Textual</text:p>
          </table:table-cell>
          <table:table-cell office:value-type="string" table:style-name="ce74">
            <text:p>BR - Branco</text:p>
            <text:p>NL - Nulo</text:p>
            <text:p>TX - Texto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CO_CONCEITO_PROPOSITO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para propósito na produção de texto em Língua Portuguesa</text:p>
          </table:table-cell>
          <table:table-cell office:value-type="string" table:style-name="ce67">
            <text:p>A, B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CO_CONCEITO_ELEMENTO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para elemento na produção de texto em Língua Portuguesa</text:p>
          </table:table-cell>
          <table:table-cell office:value-type="string" table:style-name="ce67">
            <text:p>A, B, C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CO_CONCEITO_SEGMENTACAO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para segmentação na produção de texto em Língua Portuguesa</text:p>
          </table:table-cell>
          <table:table-cell office:value-type="string" table:style-name="ce67">
            <text:p>A, B, C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CO_TEXTO_GRAFIA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para grafia na produção de texto em Língua Portuguesa</text:p>
          </table:table-cell>
          <table:table-cell office:value-type="string" table:style-name="ce67">
            <text:p>A, B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9</text:p>
          </table:table-cell>
          <table:table-cell office:value-type="string" table:style-name="ce31">
            <text:p>Resposta do aluno ao Bloco 1 da prova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9</text:p>
          </table:table-cell>
          <table:table-cell office:value-type="string" table:style-name="ce31">
            <text:p>Resposta do aluno ao Bloco 2 da prova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10">
          <table:table-cell office:value-type="string" table:style-name="ce65">
            <text:p>CO_CONCEITO_Q1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2</text:p>
          </table:table-cell>
          <table:table-cell office:value-type="string" table:style-name="ce31">
            <text:p>Conceito obtido na questão 1 de resposta construída em Matemática</text:p>
          </table:table-cell>
          <table:table-cell office:value-type="string" table:style-name="ce74">
            <text:p>2, 20, 21, 22, 23, 24 – Crédito completo</text:p>
            <text:p>11, 12, 13 – Crédito parcial<text:s/></text:p>
            <text:p>0 - Nenhum crédito</text:p>
            <text:p>7 - Erros de impressão ou digitalização</text:p>
            <text:p><text:s/>. - Em branco</text:p>
          </table:table-cell>
          <table:table-cell table:number-columns-repeated="16379"/>
        </table:table-row>
        <table:table-row table:style-name="ro10">
          <table:table-cell office:value-type="string" table:style-name="ce65">
            <text:p>CO_CONCEITO_Q2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2</text:p>
          </table:table-cell>
          <table:table-cell office:value-type="string" table:style-name="ce31">
            <text:p>Conceito obtido na questão 2 de resposta construída em Matemática</text:p>
          </table:table-cell>
          <table:table-cell office:value-type="string" table:style-name="ce74">
            <text:p>2, 20, 21, 22, 23, 24 – Crédito completo</text:p>
            <text:p>11, 12, 13 – Crédito parcial<text:s/></text:p>
            <text:p>0 - Nenhum crédito</text:p>
            <text:p>7 - Erros de impressão ou digitalização</text:p>
            <text:p><text:s/>. - Em branco</text:p>
          </table:table-cell>
          <table:table-cell table:number-columns-repeated="16379"/>
        </table:table-row>
        <table:table-row table:style-name="ro11">
          <table:table-cell office:value-type="string" table:number-columns-spanned="1" table:number-rows-spanned="2" table:style-name="ce196">
            <text:p>IN_PROFICIENCI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 de Língua Portugues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2">
          <table:table-cell office:value-type="string" table:number-columns-spanned="1" table:number-rows-spanned="2" table:style-name="ce196">
            <text:p>IN_PROFICIENCI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 d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96">
            <text:p>IN_AMOSTR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articipação da amostra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0">
          <table:table-cell office:value-type="string" table:style-name="ce42">
            <text:p>ESTRATO</text:p>
          </table:table-cell>
          <table:table-cell office:value-type="string" table:style-name="ce60">
            <text:p>Char</text:p>
          </table:table-cell>
          <table:table-cell office:value-type="float" office:value="14" table:style-name="ce60">
            <text:p>14</text:p>
          </table:table-cell>
          <table:table-cell office:value-type="string" table:style-name="ce61">
            <text:p>Descrição dos estratos</text:p>
          </table:table-cell>
          <table:table-cell office:value-type="string" table:style-name="ce61">
            <text:p>Os estratos são compostos por características da participação da escola na avaliação e representam agrupamentos para os quais a avaliação fornece resultados confiáveis. Para mais detalhes consulte o Relatório de Amostragem do Saeb 2019.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PESO_ALUNO_LP</text:p>
          </table:table-cell>
          <table:table-cell office:value-type="string" table:style-name="ce61">
            <text:p>Num</text:p>
          </table:table-cell>
          <table:table-cell office:value-type="float" office:value="12" table:style-name="ce60">
            <text:p>12</text:p>
          </table:table-cell>
          <table:table-cell office:value-type="string" table:style-name="ce61">
            <text:p>Peso do aluno em Língua Portuguesa</text:p>
          </table:table-cell>
          <table:table-cell office:value-type="string" table:style-name="ce61">
            <text:p>Valor com 7 casas decimais</text:p>
          </table:table-cell>
          <table:table-cell table:number-columns-repeated="16379"/>
        </table:table-row>
        <table:table-row table:style-name="ro13">
          <table:table-cell office:value-type="string" table:style-name="ce55">
            <text:p>PROFICIENCIA_LP</text:p>
          </table:table-cell>
          <table:table-cell office:value-type="string" table:style-name="ce68">
            <text:p>Num</text:p>
          </table:table-cell>
          <table:table-cell office:value-type="float" office:value="10" table:style-name="ce60">
            <text:p>10</text:p>
          </table:table-cell>
          <table:table-cell office:value-type="string" table:style-name="ce61">
            <text:p>Proficiência do aluno em Língua Portugues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7">
          <table:table-cell office:value-type="string" table:style-name="ce55">
            <text:p>ERRO_PADRAO_LP</text:p>
          </table:table-cell>
          <table:table-cell office:value-type="string" table:style-name="ce68">
            <text:p>Num</text:p>
          </table:table-cell>
          <table:table-cell office:value-type="float" office:value="10" table:style-name="ce60">
            <text:p>10</text:p>
          </table:table-cell>
          <table:table-cell office:value-type="string" table:style-name="ce61">
            <text:p>Erro padrão da proficiênci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55">
            <text:p>PROFICIENCIA_LP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60">
            <text:p>12</text:p>
          </table:table-cell>
          <table:table-cell office:value-type="string" table:style-name="ce61">
            <text:p>Proficiência em Língua Portuguesa transformada na escala única do SAEB, com média = 750, desvio = 50 (do SAEB/19)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7">
          <table:table-cell office:value-type="string" table:style-name="ce55">
            <text:p>ERRO_PADRAO_LP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60">
            <text:p>10</text:p>
          </table:table-cell>
          <table:table-cell office:value-type="string" table:style-name="ce61">
            <text:p>Erro padrão da proficiência transformad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PESO_ALUNO_MT</text:p>
          </table:table-cell>
          <table:table-cell office:value-type="string" table:style-name="ce61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13">
          <table:table-cell office:value-type="string" table:style-name="ce55">
            <text:p>PROFICIENCIA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Matemátic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ERRO_PADRAO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55">
            <text:p>PROFICIENCIA_MT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do aluno em Matemática transformada na escala única do SAEB, com média = 750, desvio = 50 (do SAEB/19)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7">
          <table:table-cell office:value-type="string" table:style-name="ce42">
            <text:p>ERRO_PADRAO_MT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1 - Os códigos dos Municípios e das Escolas que começam com o dígito "6" são máscaras, isto é, são códigos fictícios.</text:p>
          </table:table-cell>
          <table:table-cell table:style-name="ce69"/>
          <table:table-cell table:style-name="ce73"/>
          <table:table-cell table:number-columns-repeated="16381" table:style-name="ce69"/>
        </table:table-row>
        <table:table-row table:style-name="ro4">
          <table:table-cell office:value-type="string" table:style-name="ce69">
            <text:p>2 - Consistência entre os dados da aplicação do Saeb 2019 com o Censo da Educação Básica 2019 finalizado.</text:p>
          </table:table-cell>
          <table:table-cell table:style-name="ce69"/>
          <table:table-cell table:style-name="ce73"/>
          <table:table-cell table:number-columns-repeated="16381" table:style-name="ce69"/>
        </table:table-row>
        <table:table-row table:number-rows-repeated="1048470" table:style-name="ro4">
          <table:table-cell table:number-columns-repeated="16384"/>
        </table:table-row>
      </table:table>
      <table:table table:name="TS_ALUNO_5EF" table:style-name="ta3">
        <table:table-column table:style-name="co5" table:default-cell-style-name="ce69"/>
        <table:table-column table:style-name="co6" table:default-cell-style-name="ce73"/>
        <table:table-column table:style-name="co13" table:default-cell-style-name="ce73"/>
        <table:table-column table:style-name="co8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default-cell-style-name="ce69"/>
        <table:table-column table:style-name="co3" table:number-columns-repeated="16377" table:default-cell-style-name="ce69"/>
        <table:table-row table:style-name="ro3">
          <table:table-cell office:value-type="string" table:number-columns-spanned="5" table:number-rows-spanned="1" table:style-name="ce184">
            <text:p>TS_ALUNO_5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70">
            <text:p>Variável</text:p>
          </table:table-cell>
          <table:table-cell office:value-type="string" table:style-name="ce70">
            <text:p>Tipo</text:p>
          </table:table-cell>
          <table:table-cell office:value-type="string" table:style-name="ce70">
            <text:p>Tamanho</text:p>
          </table:table-cell>
          <table:table-cell office:value-type="string" table:style-name="ce70">
            <text:p>Descrição</text:p>
          </table:table-cell>
          <table:table-cell office:value-type="string" table:style-name="ce70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SAEB</text:p>
          </table:table-cell>
          <table:table-cell office:value-type="string" table:style-name="ce60">
            <text:p>Num</text:p>
          </table:table-cell>
          <table:table-cell office:value-type="float" office:value="4" table:style-name="ce60">
            <text:p>4</text:p>
          </table:table-cell>
          <table:table-cell office:value-type="string" table:style-name="ce61">
            <text:p>Ano de aplicação do Saeb</text:p>
          </table:table-cell>
          <table:table-cell office:value-type="float" office:value="2019" table:style-name="ce61">
            <text:p>201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61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39">
            <text:p>ID_MUNICIPIO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7" table:style-name="ce60">
            <text:p>7</text:p>
          </table:table-cell>
          <table:table-cell office:value-type="string" table:style-name="ce31">
            <text:p>Código do Município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31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1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39">
            <text:p>ID_ESCOLA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a Escola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61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61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Rural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TURMA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Código da turma no Saeb</text:p>
          </table:table-cell>
          <table:table-cell table:style-name="ce55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5">
            <text:p>ID_TURNO</text:p>
          </table:table-cell>
          <table:table-cell office:value-type="string" table:number-columns-spanned="1" table:number-rows-spanned="3" table:style-name="ce186">
            <text:p>Num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7">
            <text:p>Turno da Turma</text:p>
          </table:table-cell>
          <table:table-cell office:value-type="string" table:style-name="ce61">
            <text:p>1 - Turno Matutino: Início entre 5:00h às 10:59h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Turno Vespertino: Início entre 11:00h às 16:59h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Turno Noturno: <text:s/>Início entre 17:00h às 4:59h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55">
            <text:p>ID_SERIE</text:p>
          </table:table-cell>
          <table:table-cell office:value-type="string" table:style-name="ce60">
            <text:p>Num</text:p>
          </table:table-cell>
          <table:table-cell office:value-type="float" office:value="1" table:style-name="ce60">
            <text:p>1</text:p>
          </table:table-cell>
          <table:table-cell office:value-type="string" table:style-name="ce61">
            <text:p>Série</text:p>
          </table:table-cell>
          <table:table-cell office:value-type="string" table:style-name="ce30">
            <text:p>5 - 5º ano do Ensino Fundamental</text:p>
          </table:table-cell>
          <table:table-cell table:style-name="ce71"/>
          <table:table-cell table:number-columns-repeated="16378"/>
        </table:table-row>
        <table:table-row table:style-name="ro4">
          <table:table-cell office:value-type="string" table:style-name="ce55">
            <text:p>ID_ALUNO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o aluno no Saeb</text:p>
          </table:table-cell>
          <table:table-cell table:style-name="ce55"/>
          <table:table-cell table:number-columns-repeated="16379" table:style-name="ce69"/>
        </table:table-row>
        <table:table-row table:style-name="ro14">
          <table:table-cell office:value-type="string" table:number-columns-spanned="1" table:number-rows-spanned="2" table:style-name="ce185">
            <text:p>IN_SITUACAO_CENS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Consistência com o Censo Escolar 2019<text:span text:style-name="T2">2</text:span></text:p>
          </table:table-cell>
          <table:table-cell office:value-type="string" table:style-name="ce61">
            <text:p>0 - Não consist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Consist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Língua Portugues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Matemátic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Língua Portuguesa</text:p>
          </table:table-cell>
          <table:table-cell office:value-type="string" table:style-name="ce61">
            <text:p>0 - Aus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Matemática</text:p>
          </table:table-cell>
          <table:table-cell office:value-type="string" table:style-name="ce61">
            <text:p>0 - Aus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D_CADERN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Língua Portuguesa</text:p>
          </table:table-cell>
          <table:table-cell office:value-type="string" table:style-name="ce62">
            <text:p>Prova Regular (Cadernos 1 a 21)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65">
            <text:p>ID_BLOCO_1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Língua Portuguesa<text:s/>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Língua Portuguesa<text:s/>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CADERN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Matemática</text:p>
          </table:table-cell>
          <table:table-cell office:value-type="string" table:style-name="ce62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1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Matemática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Matemática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1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2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TX_RESP_BLOCO_1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1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TX_RESP_BLOCO_2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2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96">
            <text:p>IN_PROFICIENCI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s de Língua Portuguesa 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96">
            <text:p>IN_PROFICIENCI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s de Língua Portuguesa 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96">
            <text:p>IN_AMOSTR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articipação da amostra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9">
          <table:table-cell office:value-type="string" table:style-name="ce42">
            <text:p>ESTRATO</text:p>
          </table:table-cell>
          <table:table-cell office:value-type="string" table:style-name="ce60">
            <text:p>Char</text:p>
          </table:table-cell>
          <table:table-cell office:value-type="float" office:value="14" table:style-name="ce60">
            <text:p>14</text:p>
          </table:table-cell>
          <table:table-cell office:value-type="string" table:style-name="ce61">
            <text:p>Descrição dos estratos</text:p>
          </table:table-cell>
          <table:table-cell office:value-type="string" table:style-name="ce61">
            <text:p>Os estratos são compostos por características da participação da escola na avaliação e representam agrupamentos para os quais a avaliação fornece resultados confiáveis. Para mais detalhes consulte o Relatório de Amostragem do Saeb 2019.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42">
            <text:p>PESO_ALUNO_LP</text:p>
          </table:table-cell>
          <table:table-cell office:value-type="string" table:style-name="ce61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13">
          <table:table-cell office:value-type="string" table:style-name="ce55">
            <text:p>PROFICIENCIA_LP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Língua Portugues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0">
            <text:p>ERRO_PADRAO_LP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142">
            <text:p>Erro padrão da proficiênci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140">
            <text:p>PROFICIENCIA_LP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em Língua Portugues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0">
            <text:p>ERRO_PADRAO_LP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141">
            <text:p>PESO_ALUNO_MT</text:p>
          </table:table-cell>
          <table:table-cell office:value-type="string" table:style-name="ce61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13">
          <table:table-cell office:value-type="string" table:style-name="ce140">
            <text:p>PROFICIENCIA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Matemátic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141">
            <text:p>ERRO_PADRAO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140">
            <text:p>PROFICIENCIA_MT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do aluno em Matemátic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1">
            <text:p>ERRO_PADRAO_MT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14">
          <table:table-cell office:value-type="string" table:number-columns-spanned="1" table:number-rows-spanned="2" table:style-name="ce185">
            <text:p>IN_PREENCHIMENTO_QUESTIONARI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o questionário</text:p>
          </table:table-cell>
          <table:table-cell office:value-type="string" table:style-name="ce31">
            <text:p>0 - Não preenchido</text:p>
          </table:table-cell>
          <table:table-cell table:number-columns-repeated="16379" table:style-name="ce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style-name="ce74">
            <text:p>1 - Preenchido parcial ou totalmente</text:p>
          </table:table-cell>
          <table:table-cell table:number-columns-repeated="16379" table:style-name="ce7"/>
        </table:table-row>
        <table:table-row table:style-name="ro17">
          <table:table-cell table:number-columns-repeated="2" table:style-name="ce70"/>
          <table:table-cell table:style-name="ce75"/>
          <table:table-cell table:style-name="ce70"/>
          <table:table-cell office:value-type="string" table:style-name="ce76">
            <text:p>Descrição (texto da pergunta)</text:p>
          </table:table-cell>
          <table:table-cell office:value-type="string" table:style-name="ce77">
            <text:p>Código da opção de resposta</text:p>
          </table:table-cell>
          <table:table-cell office:value-type="string" table:style-name="ce78">
            <text:p>Texto da opção de resposta</text:p>
          </table:table-cell>
          <table:table-cell table:number-columns-repeated="16377"/>
        </table:table-row>
        <table:table-row table:style-name="ro18">
          <table:table-cell office:value-type="string" table:number-columns-spanned="1" table:number-rows-spanned="3" table:style-name="ce286">
            <text:p>TX_RESP_Q001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</text:p>
          </table:table-cell>
          <table:table-cell office:value-type="string" table:number-columns-spanned="1" table:number-rows-spanned="3" table:style-name="ce284">
            <text:p>Qual língua você fala com mais frequência em sua casa?</text:p>
          </table:table-cell>
          <table:table-cell office:value-type="string" table:style-name="ce79">
            <text:p>a</text:p>
          </table:table-cell>
          <table:table-cell office:value-type="string" table:style-name="ce80">
            <text:p>Português.</text:p>
          </table:table-cell>
          <table:table-cell table:number-columns-repeated="16377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table-cell office:value-type="string" table:style-name="ce83">
            <text:p>b</text:p>
          </table:table-cell>
          <table:table-cell office:value-type="string" table:style-name="ce82">
            <text:p>Espanhol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Outra lingua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300">
            <text:p>TX_RESP_Q002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4">
            <text:p>Questão 2</text:p>
          </table:table-cell>
          <table:table-cell office:value-type="string" table:number-columns-spanned="1" table:number-rows-spanned="6" table:style-name="ce284">
            <text:p>Qual é a sua cor ou raça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Branc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Pret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Pard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Amarel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Indígena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quero declarar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00">
            <text:p>TX_RESP_Q003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a</text:p>
          </table:table-cell>
          <table:table-cell office:value-type="string" table:number-columns-spanned="1" table:number-rows-spanned="2" table:style-name="ce284">
            <text:p>Normalmente, quem mora na sua casa? - Mãe (mães ou madrast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29">
            <text:p>TX_RESP_Q003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b</text:p>
          </table:table-cell>
          <table:table-cell office:value-type="string" table:number-columns-spanned="1" table:number-rows-spanned="2" table:style-name="ce284">
            <text:p>Normalmente, quem mora na sua casa? - Pai (pais ou padrasto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30">
            <text:p>TX_RESP_Q003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c</text:p>
          </table:table-cell>
          <table:table-cell office:value-type="string" table:number-columns-spanned="1" table:number-rows-spanned="2" table:style-name="ce284">
            <text:p>Normalmente, quem mora na sua casa? - Irmão(s) ou irmã(s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31">
            <text:p>TX_RESP_Q003d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d</text:p>
          </table:table-cell>
          <table:table-cell office:value-type="string" table:number-columns-spanned="1" table:number-rows-spanned="2" table:style-name="ce287">
            <text:p>Normalmente, quem mora na sua casa? - Avô ou avó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32">
            <text:p>TX_RESP_Q003e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e</text:p>
          </table:table-cell>
          <table:table-cell office:value-type="string" table:number-columns-spanned="1" table:number-rows-spanned="2" table:style-name="ce287">
            <text:p>Normalmente, quem mora na sua casa? - Outros (tios, primos etc.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319">
            <text:p>TX_RESP_Q004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4">
            <text:p>Questão 4</text:p>
          </table:table-cell>
          <table:table-cell office:value-type="string" table:number-columns-spanned="1" table:number-rows-spanned="6" table:style-name="ce287">
            <text:p>Qual é a maior escolaridade da sua mãe (ou mulher responsável por você)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sei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00">
            <text:p>TX_RESP_Q005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4">
            <text:p>Questão 5</text:p>
          </table:table-cell>
          <table:table-cell office:value-type="string" table:number-columns-spanned="1" table:number-rows-spanned="6" table:style-name="ce287">
            <text:p>Qual é a maior escolaridade de seu pai (ou homem responsável por você)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sei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00">
            <text:p>TX_RESP_Q006a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a</text:p>
          </table:table-cell>
          <table:table-cell office:value-type="string" table:number-columns-spanned="1" table:number-rows-spanned="3" table:style-name="ce287">
            <text:p>Com que frequência seus pais ou responsáveis costumam: - Conversar com você sobre o que acontece na escol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20">
            <text:p>TX_RESP_Q006b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b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estudar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21">
            <text:p>TX_RESP_Q006c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c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fazer a tarefa de cas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22">
            <text:p>TX_RESP_Q006d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d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comparecer às aulas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23">
            <text:p>TX_RESP_Q006e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e</text:p>
          </table:table-cell>
          <table:table-cell office:value-type="string" table:number-columns-spanned="1" table:number-rows-spanned="3" table:style-name="ce287">
            <text:p>Com que frequência seus pais ou responsáveis costumam: - Ir às reuniões de pais na escol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00">
            <text:p>TX_RESP_Q007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7</text:p>
          </table:table-cell>
          <table:table-cell office:value-type="string" table:number-columns-spanned="1" table:number-rows-spanned="3" table:style-name="ce197">
            <text:p>Com que frequência sua família paga alguém para auxiliar nos trabalhos domésticos (faxina ou limpeza)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De vez em quando (uma vez por semana, a cada quinze dias etc.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91">
            <text:p>Sempre ou quase sempre (ex.: três ou mais dias por semana)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0">
            <text:p>TX_RESP_Q008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8a</text:p>
          </table:table-cell>
          <table:table-cell office:value-type="string" table:number-columns-spanned="1" table:number-rows-spanned="2" table:style-name="ce197">
            <text:p>Na região que você mora tem: - Rua pavimentada (asfalto ou calçamento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24">
            <text:p>TX_RESP_Q008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8b</text:p>
          </table:table-cell>
          <table:table-cell office:value-type="string" table:number-columns-spanned="1" table:number-rows-spanned="2" table:style-name="ce197">
            <text:p>Na região que você mora tem: - Água tratada da ru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25">
            <text:p>TX_RESP_Q008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8c</text:p>
          </table:table-cell>
          <table:table-cell office:value-type="string" table:number-columns-spanned="1" table:number-rows-spanned="2" table:style-name="ce197">
            <text:p>Na região que você mora tem: - Iluminação na ru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00">
            <text:p>TX_RESP_Q009a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a</text:p>
          </table:table-cell>
          <table:table-cell office:value-type="string" table:number-columns-spanned="1" table:number-rows-spanned="4" table:style-name="ce197">
            <text:p>Dos itens relacionados abaixo, quantos existem na sua casa? - Geladeira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26">
            <text:p>TX_RESP_Q009b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b</text:p>
          </table:table-cell>
          <table:table-cell office:value-type="string" table:number-columns-spanned="1" table:number-rows-spanned="4" table:style-name="ce197">
            <text:p>Dos itens relacionados abaixo, quantos existem na sua casa? - Tablet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27">
            <text:p>TX_RESP_Q009c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c</text:p>
          </table:table-cell>
          <table:table-cell office:value-type="string" table:number-columns-spanned="1" table:number-rows-spanned="4" table:style-name="ce197">
            <text:p>Dos itens relacionados abaixo, quantos existem na sua casa? - Computador (ou notebook)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28">
            <text:p>TX_RESP_Q009d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d</text:p>
          </table:table-cell>
          <table:table-cell office:value-type="string" table:number-columns-spanned="1" table:number-rows-spanned="4" table:style-name="ce197">
            <text:p>Dos itens relacionados abaixo, quantos existem na sua casa? - Quartos para dormir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296">
            <text:p>TX_RESP_Q009e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e</text:p>
          </table:table-cell>
          <table:table-cell office:value-type="string" table:number-columns-spanned="1" table:number-rows-spanned="4" table:style-name="ce197">
            <text:p>Dos itens relacionados abaixo, quantos existem na sua casa? - Televisã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297">
            <text:p>TX_RESP_Q009f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f</text:p>
          </table:table-cell>
          <table:table-cell office:value-type="string" table:number-columns-spanned="1" table:number-rows-spanned="4" table:style-name="ce197">
            <text:p>Dos itens relacionados abaixo, quantos existem na sua casa? - Banheir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10">
            <text:p>TX_RESP_Q009g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g</text:p>
          </table:table-cell>
          <table:table-cell office:value-type="string" table:number-columns-spanned="1" table:number-rows-spanned="4" table:style-name="ce197">
            <text:p>Dos itens relacionados abaixo, quantos existem na sua casa? - Carr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0">
            <text:p>TX_RESP_Q010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a</text:p>
          </table:table-cell>
          <table:table-cell office:value-type="string" table:number-columns-spanned="1" table:number-rows-spanned="2" table:style-name="ce197">
            <text:p>Na sua casa tem: - Tv a cabo (Ex.:Net©, Sky© etc.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8">
            <text:p>TX_RESP_Q010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b</text:p>
          </table:table-cell>
          <table:table-cell office:value-type="string" table:number-columns-spanned="1" table:number-rows-spanned="2" table:style-name="ce197">
            <text:p>Na sua casa tem: - Rede Wi-Fi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9">
            <text:p>TX_RESP_Q010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c</text:p>
          </table:table-cell>
          <table:table-cell office:value-type="string" table:number-columns-spanned="1" table:number-rows-spanned="2" table:style-name="ce197">
            <text:p>Na sua casa tem: - Um quarto só seu.</text:p>
          </table:table-cell>
          <table:table-cell office:value-type="string" table:style-name="ce94">
            <text:p>a</text:p>
          </table:table-cell>
          <table:table-cell office:value-type="string" table:style-name="ce95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6">
            <text:p>TX_RESP_Q010d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d</text:p>
          </table:table-cell>
          <table:table-cell office:value-type="string" table:number-columns-spanned="1" table:number-rows-spanned="2" table:style-name="ce197">
            <text:p>Na sua casa tem: - Mesa para estudar (ou escrivaninh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7">
            <text:p>TX_RESP_Q010e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e</text:p>
          </table:table-cell>
          <table:table-cell office:value-type="string" table:number-columns-spanned="1" table:number-rows-spanned="2" table:style-name="ce197">
            <text:p>Na sua casa tem: - Garagem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4">
            <text:p>TX_RESP_Q010f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f</text:p>
          </table:table-cell>
          <table:table-cell office:value-type="string" table:number-columns-spanned="1" table:number-rows-spanned="2" table:style-name="ce197">
            <text:p>Na sua casa tem: - Forno de microondas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05">
            <text:p>TX_RESP_Q010g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g</text:p>
          </table:table-cell>
          <table:table-cell office:value-type="string" table:number-columns-spanned="1" table:number-rows-spanned="2" table:style-name="ce197">
            <text:p>Na sua casa tem: - Aspirador de pó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298">
            <text:p>TX_RESP_Q010h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h</text:p>
          </table:table-cell>
          <table:table-cell office:value-type="string" table:number-columns-spanned="1" table:number-rows-spanned="2" table:style-name="ce197">
            <text:p>Na sua casa tem: - Máquina de lavar roup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299">
            <text:p>TX_RESP_Q010i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i</text:p>
          </table:table-cell>
          <table:table-cell office:value-type="string" table:number-columns-spanned="1" table:number-rows-spanned="2" table:style-name="ce197">
            <text:p>Na sua casa tem: - Freezer (independente ou segunda porta da geladeir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02">
            <text:p>TX_RESP_Q011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1</text:p>
          </table:table-cell>
          <table:table-cell office:value-type="string" table:number-columns-spanned="1" table:number-rows-spanned="3" table:style-name="ce197">
            <text:p>Quanto tempo você demora para chegar à sua escola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Menos de 30 minuto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tre 30 minutos e uma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Mais de uma hora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7" table:style-name="ce300">
            <text:p>TX_RESP_Q012</text:p>
          </table:table-cell>
          <table:table-cell office:value-type="string" table:number-columns-spanned="1" table:number-rows-spanned="7" table:style-name="ce186">
            <text:p>Char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284">
            <text:p>Questão 12</text:p>
          </table:table-cell>
          <table:table-cell office:value-type="string" table:number-columns-spanned="1" table:number-rows-spanned="7" table:style-name="ce287">
            <text:p>Considerando a maior distância percorrida, normalmente de que forma você chega à sua escola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À pé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De ônibus urb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0">
            <text:p>De transporte escolar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90">
            <text:p>De barc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90">
            <text:p>De biciclet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f</text:p>
          </table:table-cell>
          <table:table-cell office:value-type="string" table:style-name="ce90">
            <text:p>De carr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g</text:p>
          </table:table-cell>
          <table:table-cell office:value-type="string" table:style-name="ce91">
            <text:p>Outros meios de transporte.</text:p>
          </table:table-cell>
          <table:table-cell table:number-columns-repeated="16377"/>
        </table:table-row>
        <table:table-row table:style-name="ro14">
          <table:table-cell office:value-type="string" table:style-name="ce301">
            <text:p>TX_RESP_Q013</text:p>
          </table:table-cell>
          <table:table-cell office:value-type="string" table:style-name="ce57">
            <text:p>Char</text:p>
          </table:table-cell>
          <table:table-cell office:value-type="float" office:value="1" table:style-name="ce57">
            <text:p>1</text:p>
          </table:table-cell>
          <table:table-cell office:value-type="string" table:number-columns-spanned="1" table:number-rows-spanned="4" table:style-name="ce284">
            <text:p>Questão 13</text:p>
          </table:table-cell>
          <table:table-cell office:value-type="string" table:number-columns-spanned="1" table:number-rows-spanned="4" table:style-name="ce197">
            <text:p>Com que idade você entrou na escola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3 anos ou menos.</text:p>
          </table:table-cell>
          <table:table-cell table:number-columns-repeated="16377"/>
        </table:table-row>
        <table:table-row table:style-name="ro14">
          <table:table-cell table:style-name="ce97"/>
          <table:table-cell table:number-columns-repeated="2" table:style-name="ce59"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4 ou 5 anos.</text:p>
          </table:table-cell>
          <table:table-cell table:number-columns-repeated="16377"/>
        </table:table-row>
        <table:table-row table:style-name="ro14">
          <table:table-cell table:style-name="ce97"/>
          <table:table-cell table:number-columns-repeated="2" table:style-name="ce59"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0">
            <text:p>6 ou 7 anos.</text:p>
          </table:table-cell>
          <table:table-cell table:number-columns-repeated="16377"/>
        </table:table-row>
        <table:table-row table:style-name="ro14">
          <table:table-cell table:style-name="ce98"/>
          <table:table-cell table:number-columns-repeated="2" table:style-name="ce58"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1">
            <text:p>8 anos ou mais.</text:p>
          </table:table-cell>
          <table:table-cell table:number-columns-repeated="16377"/>
        </table:table-row>
        <table:table-row table:style-name="ro14">
          <table:table-cell office:value-type="string" table:style-name="ce303">
            <text:p>TX_RESP_Q014</text:p>
          </table:table-cell>
          <table:table-cell office:value-type="string" table:style-name="ce57">
            <text:p>Char</text:p>
          </table:table-cell>
          <table:table-cell office:value-type="float" office:value="1" table:style-name="ce57">
            <text:p>1</text:p>
          </table:table-cell>
          <table:table-cell office:value-type="string" table:number-columns-spanned="1" table:number-rows-spanned="3" table:style-name="ce284">
            <text:p>Questão 14</text:p>
          </table:table-cell>
          <table:table-cell office:value-type="string" table:number-columns-spanned="1" table:number-rows-spanned="3" table:style-name="ce197">
            <text:p>A partir do primeiro ano do ensino fundamental, em que tipo de escola você estudou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Somente em escola pública.</text:p>
          </table:table-cell>
          <table:table-cell table:number-columns-repeated="16377"/>
        </table:table-row>
        <table:table-row table:style-name="ro14">
          <table:table-cell table:style-name="ce97"/>
          <table:table-cell table:number-columns-repeated="2" table:style-name="ce59"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Somente em escola particular.</text:p>
          </table:table-cell>
          <table:table-cell table:number-columns-repeated="16377"/>
        </table:table-row>
        <table:table-row table:style-name="ro14">
          <table:table-cell table:style-name="ce98"/>
          <table:table-cell table:number-columns-repeated="2" table:style-name="ce58"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Em escola pública e em escola particular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00">
            <text:p>TX_RESP_Q015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5</text:p>
          </table:table-cell>
          <table:table-cell office:value-type="string" table:number-columns-spanned="1" table:number-rows-spanned="3" table:style-name="ce197">
            <text:p>Você já foi reprovado?</text:p>
          </table:table-cell>
          <table:table-cell office:value-type="string" table:style-name="ce99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Sim, duas veze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00">
            <text:p>TX_RESP_Q016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6</text:p>
          </table:table-cell>
          <table:table-cell office:value-type="string" table:number-columns-spanned="1" table:number-rows-spanned="3" table:style-name="ce197">
            <text:p>Alguma vez você abandonou a escola deixando de frequentá-la até o final do ano escolar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Sim, uma vez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Sim, duas veze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11">
            <text:p>TX_RESP_Q017a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a</text:p>
          </table:table-cell>
          <table:table-cell office:value-type="string" table:number-columns-spanned="1" table:number-rows-spanned="4" table:style-name="ce197">
            <text:p>Fora da escola em dias de aula, quanto tempo você usa para: - Lazer (TV, internet, jogar bola, música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17">
            <text:p>TX_RESP_Q017b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b</text:p>
          </table:table-cell>
          <table:table-cell office:value-type="string" table:number-columns-spanned="1" table:number-rows-spanned="4" table:style-name="ce197">
            <text:p>Fora da escola em dias de aula, quanto tempo você usa para: - Fazer cursos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12">
            <text:p>TX_RESP_Q017c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c</text:p>
          </table:table-cell>
          <table:table-cell office:value-type="string" table:number-columns-spanned="1" table:number-rows-spanned="4" table:style-name="ce197">
            <text:p>Fora da escola em dias de aula, quanto tempo você usa para: - Fazer trabalhos domésticos (lavar louça, limpar quintal, cuidar dos irmãos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13">
            <text:p>TX_RESP_Q017d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d</text:p>
          </table:table-cell>
          <table:table-cell office:value-type="string" table:number-columns-spanned="1" table:number-rows-spanned="4" table:style-name="ce197">
            <text:p>Fora da escola em dias de aula, quanto tempo você usa para: - Estudar (lição de casa, trabalhos escolares,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18">
            <text:p>TX_RESP_Q017e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e</text:p>
          </table:table-cell>
          <table:table-cell office:value-type="string" table:number-columns-spanned="1" table:number-rows-spanned="4" table:style-name="ce197">
            <text:p>Fora da escola em dias de aula, quanto tempo você usa para: - Trabalhar fora de casa (recebendo ou não um salário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14">
            <text:p>TX_RESP_Q018a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8a</text:p>
          </table:table-cell>
          <table:table-cell office:value-type="string" table:number-columns-spanned="1" table:number-rows-spanned="3" table:style-name="ce197">
            <text:p>Com que frequência você costuma: - Ler notícias (jornais, revistas, internet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15">
            <text:p>TX_RESP_Q018b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8b</text:p>
          </table:table-cell>
          <table:table-cell office:value-type="string" table:number-columns-spanned="1" table:number-rows-spanned="3" table:style-name="ce197">
            <text:p>Com que frequência você costuma: - Ler livros que não sejam das matérias escolares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16">
            <text:p>TX_RESP_Q018c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8c</text:p>
          </table:table-cell>
          <table:table-cell office:value-type="string" table:number-columns-spanned="1" table:number-rows-spanned="3" table:style-name="ce197">
            <text:p>Com que frequência você costuma: - Ler histórias em quadrinhos (mangás, gibis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4">
          <table:table-cell office:value-type="string" table:style-name="ce69">
            <text:p>1 - Os códigos dos Municípios e das Escolas que começam com o dígito "6" são máscaras, isto é, são códigos fictícios.</text:p>
          </table:table-cell>
          <table:table-cell table:number-columns-repeated="2" table:style-name="ce73"/>
          <table:table-cell table:number-columns-repeated="16381" table:style-name="ce69"/>
        </table:table-row>
        <table:table-row table:style-name="ro4">
          <table:table-cell office:value-type="string" table:style-name="ce69">
            <text:p>2 - Consistência entre os dados da aplicação do Saeb 2019 com o Censo da Educação Básica 2019 finalizado.</text:p>
          </table:table-cell>
          <table:table-cell table:number-columns-repeated="2" table:style-name="ce73"/>
          <table:table-cell table:number-columns-repeated="16381" table:style-name="ce69"/>
        </table:table-row>
        <table:table-row table:number-rows-repeated="1048327" table:style-name="ro4">
          <table:table-cell table:number-columns-repeated="16384"/>
        </table:table-row>
        <table:named-expressions>
          <table:named-range table:name="Print_Area" table:cell-range-address="TS_ALUNO_5EF.$A$178:TS_ALUNO_5EF.$D$249" table:base-cell-address="TS_ALUNO_5EF.$A$1"/>
        </table:named-expressions>
      </table:table>
      <table:table table:name="TS_ALUNO_9EF" table:style-name="ta4">
        <table:table-column table:style-name="co5" table:default-cell-style-name="ce69"/>
        <table:table-column table:style-name="co6" table:default-cell-style-name="ce73"/>
        <table:table-column table:style-name="co17" table:default-cell-style-name="ce73"/>
        <table:table-column table:style-name="co18" table:default-cell-style-name="ce69"/>
        <table:table-column table:style-name="co19" table:default-cell-style-name="ce107"/>
        <table:table-column table:style-name="co20" table:default-cell-style-name="ce69"/>
        <table:table-column table:style-name="co21" table:default-cell-style-name="ce69"/>
        <table:table-column table:style-name="co3" table:number-columns-repeated="16377" table:default-cell-style-name="ce69"/>
        <table:table-row table:style-name="ro3">
          <table:table-cell office:value-type="string" table:number-columns-spanned="5" table:number-rows-spanned="1" table:style-name="ce184">
            <text:p>TS_ALUNO_9EF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70">
            <text:p>Variável</text:p>
          </table:table-cell>
          <table:table-cell office:value-type="string" table:style-name="ce70">
            <text:p>Tipo</text:p>
          </table:table-cell>
          <table:table-cell office:value-type="string" table:style-name="ce70">
            <text:p>Tamanho</text:p>
          </table:table-cell>
          <table:table-cell office:value-type="string" table:style-name="ce70">
            <text:p>Descrição</text:p>
          </table:table-cell>
          <table:table-cell office:value-type="string" table:style-name="ce70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SAEB</text:p>
          </table:table-cell>
          <table:table-cell office:value-type="string" table:style-name="ce60">
            <text:p>Num</text:p>
          </table:table-cell>
          <table:table-cell office:value-type="float" office:value="4" table:style-name="ce60">
            <text:p>4</text:p>
          </table:table-cell>
          <table:table-cell office:value-type="string" table:style-name="ce61">
            <text:p>Ano de aplicação do Saeb</text:p>
          </table:table-cell>
          <table:table-cell office:value-type="float" office:value="2019" table:style-name="ce61">
            <text:p>201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61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86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39">
            <text:p>ID_MUNICIPIO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7" table:style-name="ce60">
            <text:p>7</text:p>
          </table:table-cell>
          <table:table-cell office:value-type="string" table:style-name="ce31">
            <text:p>Código do Município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31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1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39">
            <text:p>ID_ESCOLA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a Escola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61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61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Rural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TURMA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Código da turma no Saeb</text:p>
          </table:table-cell>
          <table:table-cell table:style-name="ce55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5">
            <text:p>ID_TURNO</text:p>
          </table:table-cell>
          <table:table-cell office:value-type="string" table:number-columns-spanned="1" table:number-rows-spanned="3" table:style-name="ce186">
            <text:p>Num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7">
            <text:p>Turno da Turma</text:p>
          </table:table-cell>
          <table:table-cell office:value-type="string" table:style-name="ce61">
            <text:p>1 - Turno Matutino: Início entre 5:00h às 10:59h</text:p>
          </table:table-cell>
          <table:table-cell table:number-columns-repeated="16379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61">
            <text:p>2 - Turno Vespertino: Início entre 11:00h às 16:59h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Turno Noturno: <text:s/>Início entre 17:00h às 4:59h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55">
            <text:p>ID_SERIE</text:p>
          </table:table-cell>
          <table:table-cell office:value-type="string" table:style-name="ce60">
            <text:p>Num</text:p>
          </table:table-cell>
          <table:table-cell office:value-type="float" office:value="1" table:style-name="ce60">
            <text:p>1</text:p>
          </table:table-cell>
          <table:table-cell office:value-type="string" table:style-name="ce61">
            <text:p>Série</text:p>
          </table:table-cell>
          <table:table-cell office:value-type="string" table:style-name="ce30">
            <text:p>9 - 9º ano do Ensino Fundamental</text:p>
          </table:table-cell>
          <table:table-cell table:style-name="ce71"/>
          <table:table-cell table:number-columns-repeated="16378"/>
        </table:table-row>
        <table:table-row table:style-name="ro4">
          <table:table-cell office:value-type="string" table:style-name="ce55">
            <text:p>ID_ALUNO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o aluno no Saeb</text:p>
          </table:table-cell>
          <table:table-cell table:style-name="ce55"/>
          <table:table-cell table:number-columns-repeated="16379" table:style-name="ce69"/>
        </table:table-row>
        <table:table-row table:style-name="ro14">
          <table:table-cell office:value-type="string" table:number-columns-spanned="1" table:number-rows-spanned="2" table:style-name="ce185">
            <text:p>IN_SITUACAO_CENS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Consistência com o Censo Escolar 2019<text:span text:style-name="T2">2</text:span></text:p>
          </table:table-cell>
          <table:table-cell office:value-type="string" table:style-name="ce61">
            <text:p>0 - Não consist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Consist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Língua Portugues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Matemátic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3" table:style-name="ce185">
            <text:p>IN_PREENCHIMENTO_CH</text:p>
          </table:table-cell>
          <table:table-cell office:value-type="string" table:number-columns-spanned="1" table:number-rows-spanned="3" table:style-name="ce186">
            <text:p>Num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7">
            <text:p>Indicador de preenchimento da prova de Ciências Humanas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7">
            <text:p>1 - Prova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Vazio - Não selecionado para a amostra de CH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3" table:style-name="ce185">
            <text:p>IN_PREENCHIMENTO_CN</text:p>
          </table:table-cell>
          <table:table-cell office:value-type="string" table:number-columns-spanned="1" table:number-rows-spanned="3" table:style-name="ce186">
            <text:p>Num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7">
            <text:p>Indicador de preenchimento da prova de Ciências da Naturez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7">
            <text:p>1 - Prova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7">
            <text:p>Vazio - Não selecionado para a amostra de CN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Língua Portuguesa</text:p>
          </table:table-cell>
          <table:table-cell office:value-type="string" table:style-name="ce61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N_PRESENC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Matemática</text:p>
          </table:table-cell>
          <table:table-cell office:value-type="string" table:style-name="ce61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N_PRESENCA_CH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Ciências Humanas</text:p>
          </table:table-cell>
          <table:table-cell office:value-type="string" table:style-name="ce61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N_PRESENCA_CN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Ciências da Natureza</text:p>
          </table:table-cell>
          <table:table-cell office:value-type="string" table:style-name="ce61">
            <text:p>0 - Ausen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CADERN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Língua Portuguesa</text:p>
          </table:table-cell>
          <table:table-cell office:value-type="string" table:style-name="ce62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1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Língua Portuguesa<text:s/>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Língua Portuguesa<text:s/>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CADERN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Matemática</text:p>
          </table:table-cell>
          <table:table-cell office:value-type="string" table:style-name="ce62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1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Matemática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Matemática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 table:style-name="ce109"/>
        </table:table-row>
        <table:table-row table:style-name="ro4">
          <table:table-cell office:value-type="string" table:number-columns-spanned="1" table:number-rows-spanned="2" table:style-name="ce185">
            <text:p>ID_CADERNO_CH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Ciências Humanas</text:p>
          </table:table-cell>
          <table:table-cell office:value-type="string" table:style-name="ce61">
            <text:p>Prova Regular (Cadernos 1 a 26)</text:p>
          </table:table-cell>
          <table:table-cell table:number-columns-repeated="16379" table:style-name="ce10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Macrotipo 18 (Caderno 27)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65">
            <text:p>ID_BLOCO_1_CH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Ciências Humanas</text:p>
          </table:table-cell>
          <table:table-cell office:value-type="string" table:style-name="ce30">
            <text:p>De 1 a 13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65">
            <text:p>ID_BLOCO_2_CH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Ciências Humanas</text:p>
          </table:table-cell>
          <table:table-cell office:value-type="string" table:style-name="ce30">
            <text:p>De 1 a 13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65">
            <text:p>ID_BLOCO_3_CH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3 de Ciências Humanas</text:p>
          </table:table-cell>
          <table:table-cell office:value-type="string" table:style-name="ce30">
            <text:p>De 1 a 13</text:p>
          </table:table-cell>
          <table:table-cell table:number-columns-repeated="16379" table:style-name="ce109"/>
        </table:table-row>
        <table:table-row table:style-name="ro7">
          <table:table-cell office:value-type="string" table:style-name="ce72">
            <text:p>NU_BLOCO_1_ABERTA_CH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resposta construída em Ciências Humanas</text:p>
          </table:table-cell>
          <table:table-cell office:value-type="string" table:style-name="ce30">
            <text:p>De 1 a 6</text:p>
          </table:table-cell>
          <table:table-cell table:number-columns-repeated="16379" table:style-name="ce109"/>
        </table:table-row>
        <table:table-row table:style-name="ro7">
          <table:table-cell office:value-type="string" table:style-name="ce72">
            <text:p>NU_BLOCO_2_ABERTA_CH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resposta construída em Ciências Humanas</text:p>
          </table:table-cell>
          <table:table-cell office:value-type="string" table:style-name="ce30">
            <text:p>De 1 a 6</text:p>
          </table:table-cell>
          <table:table-cell table:number-columns-repeated="16379" table:style-name="ce109"/>
        </table:table-row>
        <table:table-row table:style-name="ro4">
          <table:table-cell office:value-type="string" table:number-columns-spanned="1" table:number-rows-spanned="2" table:style-name="ce185">
            <text:p>ID_CADERNO_CN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6" table:number-columns-spanned="1" table:number-rows-spanned="2" table:style-name="ce186">
            <text:p>6</text:p>
          </table:table-cell>
          <table:table-cell office:value-type="string" table:number-columns-spanned="1" table:number-rows-spanned="2" table:style-name="ce197">
            <text:p>Número do caderno de prova de Ciências da Natureza</text:p>
          </table:table-cell>
          <table:table-cell office:value-type="string" table:style-name="ce61">
            <text:p>Prova Regular (Cadernos 1 a 14)</text:p>
          </table:table-cell>
          <table:table-cell table:number-columns-repeated="16379" table:style-name="ce10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Macrotipo 18 (Caderno 15)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65">
            <text:p>ID_BLOCO_1_CN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Ciências da Natureza</text:p>
          </table:table-cell>
          <table:table-cell office:value-type="string" table:style-name="ce30">
            <text:p>De 1 a 7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65">
            <text:p>ID_BLOCO_2_CN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Ciências da Natureza</text:p>
          </table:table-cell>
          <table:table-cell office:value-type="string" table:style-name="ce30">
            <text:p>De 1 a 7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65">
            <text:p>ID_BLOCO_3_CN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3 de Ciências da Natureza</text:p>
          </table:table-cell>
          <table:table-cell office:value-type="string" table:style-name="ce30">
            <text:p>De 1 a 7</text:p>
          </table:table-cell>
          <table:table-cell table:number-columns-repeated="16379" table:style-name="ce109"/>
        </table:table-row>
        <table:table-row table:style-name="ro7">
          <table:table-cell office:value-type="string" table:style-name="ce72">
            <text:p>NU_BLOCO_1_ABERTA_CN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resposta construída em Ciências da Natureza</text:p>
          </table:table-cell>
          <table:table-cell office:value-type="string" table:style-name="ce30">
            <text:p>De 1 a 3</text:p>
          </table:table-cell>
          <table:table-cell table:number-columns-repeated="16379" table:style-name="ce109"/>
        </table:table-row>
        <table:table-row table:style-name="ro7">
          <table:table-cell office:value-type="string" table:style-name="ce72">
            <text:p>NU_BLOCO_2_ABERTA_CN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resposta construída em Ciências da Natureza</text:p>
          </table:table-cell>
          <table:table-cell office:value-type="string" table:style-name="ce30">
            <text:p>De 1 a 3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LP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3</text:p>
          </table:table-cell>
          <table:table-cell office:value-type="string" table:style-name="ce31">
            <text:p>Resposta do aluno ao Bloco 1 da prova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LP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3</text:p>
          </table:table-cell>
          <table:table-cell office:value-type="string" table:style-name="ce31">
            <text:p>Resposta do aluno ao Bloco 2 da prova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MT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3</text:p>
          </table:table-cell>
          <table:table-cell office:value-type="string" table:style-name="ce31">
            <text:p>Resposta do aluno ao Bloco 1 da prova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MT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3</text:p>
          </table:table-cell>
          <table:table-cell office:value-type="string" table:style-name="ce31">
            <text:p>Resposta do aluno ao Bloco 2 da prova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CH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0</text:p>
          </table:table-cell>
          <table:table-cell office:value-type="string" table:style-name="ce31">
            <text:p>Resposta do aluno ao Bloco 1 da prova de Ciências Humanas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CH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0</text:p>
          </table:table-cell>
          <table:table-cell office:value-type="string" table:style-name="ce31">
            <text:p>Resposta do aluno ao Bloco 2 da prova de Ciências Humanas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3_CH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0</text:p>
          </table:table-cell>
          <table:table-cell office:value-type="string" table:style-name="ce31">
            <text:p>Resposta do aluno ao Bloco 2 da prova de Ciências Humanas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10">
          <table:table-cell office:value-type="string" table:style-name="ce65">
            <text:p>CO_CONCEITO_Q1_CH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na questão 1 de resposta construída em Ciências Humanas</text:p>
          </table:table-cell>
          <table:table-cell office:value-type="string" table:style-name="ce74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10">
          <table:table-cell office:value-type="string" table:style-name="ce65">
            <text:p>CO_CONCEITO_Q2_CH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na questão 2 de resposta construída em Ciências Humanas</text:p>
          </table:table-cell>
          <table:table-cell office:value-type="string" table:style-name="ce74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CN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9</text:p>
          </table:table-cell>
          <table:table-cell office:value-type="string" table:style-name="ce31">
            <text:p>Resposta do aluno ao Bloco 1 da prova de Ciências da Naturez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CN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9</text:p>
          </table:table-cell>
          <table:table-cell office:value-type="string" table:style-name="ce31">
            <text:p>Resposta do aluno ao Bloco 2 da prova de Ciências da Naturez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3_CN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9</text:p>
          </table:table-cell>
          <table:table-cell office:value-type="string" table:style-name="ce31">
            <text:p>Resposta do aluno ao Bloco 2 da prova de Ciências da Naturez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10">
          <table:table-cell office:value-type="string" table:style-name="ce65">
            <text:p>CO_CONCEITO_Q1_CN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na questão 1 de resposta construída em Ciências da Natureza</text:p>
          </table:table-cell>
          <table:table-cell office:value-type="string" table:style-name="ce74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10">
          <table:table-cell office:value-type="string" table:style-name="ce65">
            <text:p>CO_CONCEITO_Q2_CN</text:p>
          </table:table-cell>
          <table:table-cell office:value-type="string" table:style-name="ce68">
            <text:p>Char</text:p>
          </table:table-cell>
          <table:table-cell office:value-type="string" table:style-name="ce56">
            <text:p>1</text:p>
          </table:table-cell>
          <table:table-cell office:value-type="string" table:style-name="ce31">
            <text:p>Conceito obtido na questão 2 de resposta construída em Ciências da Natureza</text:p>
          </table:table-cell>
          <table:table-cell office:value-type="string" table:style-name="ce74">
            <text:p>0 - Nenhum crédito</text:p>
            <text:p>1 - Crédito parcial</text:p>
            <text:p>2 - Crédito total</text:p>
            <text:p>7 - Erros de impressão ou digitalização</text:p>
            <text:p>. <text:s/>- Branco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96">
            <text:p>IN_PROFICIENCI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s de Língua Portuguesa 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96">
            <text:p>IN_PROFICIENCI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s de Língua Portuguesa 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96">
            <text:p>IN_PROFICIENCIA_CH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 de Ciências Humanas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5">
          <table:table-cell office:value-type="string" table:number-columns-spanned="1" table:number-rows-spanned="2" table:style-name="ce196">
            <text:p>IN_PROFICIENCIA_CN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 de Ciências da Naturez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96">
            <text:p>IN_AMOSTR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articipação da amostra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19">
          <table:table-cell office:value-type="string" table:style-name="ce42">
            <text:p>ESTRATO</text:p>
          </table:table-cell>
          <table:table-cell office:value-type="string" table:style-name="ce60">
            <text:p>Char</text:p>
          </table:table-cell>
          <table:table-cell office:value-type="float" office:value="14" table:style-name="ce60">
            <text:p>14</text:p>
          </table:table-cell>
          <table:table-cell office:value-type="string" table:style-name="ce61">
            <text:p>Descrição dos estratos</text:p>
          </table:table-cell>
          <table:table-cell office:value-type="string" table:style-name="ce61">
            <text:p>Os estratos são compostos por características da participação da escola na avaliação e representam agrupamentos para os quais a avaliação fornece resultados confiáveis para Língua portuguesa e Matemática. Para mais detalhes consulte o Relatório de Amostragem do Saeb 2019.</text:p>
          </table:table-cell>
          <table:table-cell table:number-columns-repeated="16379" table:style-name="ce109"/>
        </table:table-row>
        <table:table-row table:style-name="ro19">
          <table:table-cell office:value-type="string" table:style-name="ce42">
            <text:p>ESTRATO_CIENCIAS</text:p>
          </table:table-cell>
          <table:table-cell office:value-type="string" table:style-name="ce60">
            <text:p>Char</text:p>
          </table:table-cell>
          <table:table-cell office:value-type="float" office:value="14" table:style-name="ce60">
            <text:p>14</text:p>
          </table:table-cell>
          <table:table-cell office:value-type="string" table:style-name="ce61">
            <text:p>Descrição dos estratos para amostra de Ciências Humanas e Ciências da Natureza</text:p>
          </table:table-cell>
          <table:table-cell office:value-type="string" table:style-name="ce61">
            <text:p>Os estratos são compostos por características da participação da escola na avaliação e representam agrupamentos para os quais a avaliação fornece resultados confiáveis para Ciências Humanas e Ciências da Natureza. Para mais detalhes consulte o Relatório de Amostragem do Saeb 2019.</text:p>
          </table:table-cell>
          <table:table-cell table:number-columns-repeated="16379" table:style-name="ce109"/>
        </table:table-row>
        <table:table-row table:style-name="ro4">
          <table:table-cell office:value-type="string" table:style-name="ce42">
            <text:p>PESO_ALUNO_LP</text:p>
          </table:table-cell>
          <table:table-cell office:value-type="string" table:style-name="ce60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55">
            <text:p>PROFICIENCIA_LP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Língua Portugues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7">
          <table:table-cell office:value-type="string" table:style-name="ce140">
            <text:p>ERRO_PADRAO_LP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142">
            <text:p>Erro padrão da proficiênci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140">
            <text:p>PROFICIENCIA_LP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em Língua Portugues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7">
          <table:table-cell office:value-type="string" table:style-name="ce140">
            <text:p>ERRO_PADRAO_LP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Desvio padrão da proficiência transformad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41">
            <text:p>PESO_ALUNO_MT</text:p>
          </table:table-cell>
          <table:table-cell office:value-type="string" table:style-name="ce60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140">
            <text:p>PROFICIENCIA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Matemátic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4">
          <table:table-cell office:value-type="string" table:style-name="ce141">
            <text:p>ERRO_PADRAO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Desvio padrão da proficiênci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/>
        </table:table-row>
        <table:table-row table:style-name="ro9">
          <table:table-cell office:value-type="string" table:style-name="ce140">
            <text:p>PROFICIENCIA_MT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do aluno em Matemátic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1">
            <text:p>ERRO_PADRAO_MT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Desvio padrão da proficiência transformad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42">
            <text:p>PESO_ALUNO_CH</text:p>
          </table:table-cell>
          <table:table-cell office:value-type="string" table:style-name="ce60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Ciências Humanas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55">
            <text:p>PROFICIENCIA_CH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Ciências Humanas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42">
            <text:p>ERRO_PADRAO_CH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em Ciências Humanas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55">
            <text:p>PROFICIENCIA_CH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do aluno em Ciências Humanas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42">
            <text:p>ERRO_PADRAO_CH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Ciências Humanas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42">
            <text:p>PESO_ALUNO_CN</text:p>
          </table:table-cell>
          <table:table-cell office:value-type="string" table:style-name="ce60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Ciências da Naturez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55">
            <text:p>PROFICIENCIA_CN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Ciências da Naturez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42">
            <text:p>ERRO_PADRAO_CN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em Ciências da Naturez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55">
            <text:p>PROFICIENCIA_CN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do aluno em Ciências da Naturez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42">
            <text:p>ERRO_PADRAO_CN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Ciências da Naturez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QUESTIONARIO</text:p>
          </table:table-cell>
          <table:table-cell office:value-type="string" table:number-columns-spanned="1" table:number-rows-spanned="2" table:style-name="ce218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19">
            <text:p>Indicador de preenchimento do questionário</text:p>
          </table:table-cell>
          <table:table-cell office:value-type="string" table:style-name="ce11">
            <text:p>0 - Não preenchido</text:p>
          </table:table-cell>
          <table:table-cell table:number-columns-repeated="16379" table:style-name="ce69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43">
            <text:p>1 - Preenchido parcial ou totalmente</text:p>
          </table:table-cell>
          <table:table-cell table:style-name="ce69"/>
          <table:table-cell table:number-columns-repeated="16378" table:style-name="ce7"/>
        </table:table-row>
        <table:table-row table:style-name="ro20">
          <table:table-cell table:number-columns-repeated="2" table:style-name="ce70"/>
          <table:table-cell table:style-name="ce75"/>
          <table:table-cell table:style-name="ce70"/>
          <table:table-cell office:value-type="string" table:style-name="ce76">
            <text:p>Descrição (texto da pergunta)</text:p>
          </table:table-cell>
          <table:table-cell office:value-type="string" table:style-name="ce77">
            <text:p>Código da opção de resposta</text:p>
          </table:table-cell>
          <table:table-cell office:value-type="string" table:style-name="ce78">
            <text:p>Texto da opção de resposta</text:p>
          </table:table-cell>
          <table:table-cell table:number-columns-repeated="16377" table:style-name="ce7"/>
        </table:table-row>
        <table:table-row table:style-name="ro14">
          <table:table-cell office:value-type="string" table:number-columns-spanned="1" table:number-rows-spanned="3" table:style-name="ce286">
            <text:p>TX_RESP_Q001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</text:p>
          </table:table-cell>
          <table:table-cell office:value-type="string" table:number-columns-spanned="1" table:number-rows-spanned="3" table:style-name="ce197">
            <text:p>Qual língua você fala com mais frequência em sua casa?</text:p>
          </table:table-cell>
          <table:table-cell office:value-type="string" table:style-name="ce79">
            <text:p>a</text:p>
          </table:table-cell>
          <table:table-cell office:value-type="string" table:style-name="ce80">
            <text:p>Portuguê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3">
            <text:p>b</text:p>
          </table:table-cell>
          <table:table-cell office:value-type="string" table:style-name="ce82">
            <text:p>Espanho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Outra lingua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33">
            <text:p>TX_RESP_Q002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8">
            <text:p>Questão 2</text:p>
          </table:table-cell>
          <table:table-cell office:value-type="string" table:number-columns-spanned="1" table:number-rows-spanned="6" table:style-name="ce197">
            <text:p>Qual é a sua cor ou raça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Bra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Pret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Pard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Amarel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Indígen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quero declarar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33">
            <text:p>TX_RESP_Q003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3a</text:p>
          </table:table-cell>
          <table:table-cell office:value-type="string" table:number-columns-spanned="1" table:number-rows-spanned="2" table:style-name="ce287">
            <text:p>Normalmente, quem mora na sua casa? - Mãe (mães ou madrast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59">
            <text:p>TX_RESP_Q003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3b</text:p>
          </table:table-cell>
          <table:table-cell office:value-type="string" table:number-columns-spanned="1" table:number-rows-spanned="2" table:style-name="ce287">
            <text:p>Normalmente, quem mora na sua casa? - Pai (pais ou padrasto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60">
            <text:p>TX_RESP_Q003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3c</text:p>
          </table:table-cell>
          <table:table-cell office:value-type="string" table:number-columns-spanned="1" table:number-rows-spanned="2" table:style-name="ce287">
            <text:p>Normalmente, quem mora na sua casa? - Irmão(s) ou irmã(s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61">
            <text:p>TX_RESP_Q003d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3d</text:p>
          </table:table-cell>
          <table:table-cell office:value-type="string" table:number-columns-spanned="1" table:number-rows-spanned="2" table:style-name="ce287">
            <text:p>Normalmente, quem mora na sua casa? - Avô ou avó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62">
            <text:p>TX_RESP_Q003e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3e</text:p>
          </table:table-cell>
          <table:table-cell office:value-type="string" table:number-columns-spanned="1" table:number-rows-spanned="2" table:style-name="ce197">
            <text:p>Normalmente, quem mora na sua casa? - Outros (tios, primos etc.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63">
            <text:p>TX_RESP_Q004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8">
            <text:p>Questão 4</text:p>
          </table:table-cell>
          <table:table-cell office:value-type="string" table:number-columns-spanned="1" table:number-rows-spanned="6" table:style-name="ce197">
            <text:p>Qual é a maior escolaridade da sua mãe (ou mulher responsável por você)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sei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33">
            <text:p>TX_RESP_Q005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8">
            <text:p>Questão 5</text:p>
          </table:table-cell>
          <table:table-cell office:value-type="string" table:number-columns-spanned="1" table:number-rows-spanned="6" table:style-name="ce197">
            <text:p>Qual é a maior escolaridade de seu pai (ou homem responsável por você)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sei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3">
            <text:p>TX_RESP_Q006a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6a</text:p>
          </table:table-cell>
          <table:table-cell office:value-type="string" table:number-columns-spanned="1" table:number-rows-spanned="3" table:style-name="ce287">
            <text:p>Com que frequência seus pais ou responsáveis costumam: - Conversar com você sobre o que acontece na escol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4">
            <text:p>TX_RESP_Q006b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6b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estudar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5">
            <text:p>TX_RESP_Q006c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6c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fazer a tarefa de cas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6">
            <text:p>TX_RESP_Q006d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6d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comparecer às aulas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7">
            <text:p>TX_RESP_Q006e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6e</text:p>
          </table:table-cell>
          <table:table-cell office:value-type="string" table:number-columns-spanned="1" table:number-rows-spanned="3" table:style-name="ce287">
            <text:p>Com que frequência seus pais ou responsáveis costumam: - Ir às reuniões de pais na escol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3">
            <text:p>TX_RESP_Q007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7</text:p>
          </table:table-cell>
          <table:table-cell office:value-type="string" table:number-columns-spanned="1" table:number-rows-spanned="3" table:style-name="ce197">
            <text:p>Com que frequência sua família paga alguém para auxiliar nos trabalhos domésticos (faxina ou limpeza)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De vez em quando (uma vez por semana, a cada quinze dias etc.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91">
            <text:p>Sempre ou quase sempre (ex.: três ou mais dias por semana)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33">
            <text:p>TX_RESP_Q008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8a</text:p>
          </table:table-cell>
          <table:table-cell office:value-type="string" table:number-columns-spanned="1" table:number-rows-spanned="2" table:style-name="ce197">
            <text:p>Na região que você mora tem: - Rua pavimentada (asfalto ou calçamento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64">
            <text:p>TX_RESP_Q008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8b</text:p>
          </table:table-cell>
          <table:table-cell office:value-type="string" table:number-columns-spanned="1" table:number-rows-spanned="2" table:style-name="ce197">
            <text:p>Na região que você mora tem: - Água tratada da ru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65">
            <text:p>TX_RESP_Q008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8c</text:p>
          </table:table-cell>
          <table:table-cell office:value-type="string" table:number-columns-spanned="1" table:number-rows-spanned="2" table:style-name="ce197">
            <text:p>Na região que você mora tem: - Iluminação na ru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33">
            <text:p>TX_RESP_Q009a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a</text:p>
          </table:table-cell>
          <table:table-cell office:value-type="string" table:number-columns-spanned="1" table:number-rows-spanned="4" table:style-name="ce197">
            <text:p>Dos itens relacionados abaixo, quantos existem na sua casa? - Geladeira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66">
            <text:p>TX_RESP_Q009b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b</text:p>
          </table:table-cell>
          <table:table-cell office:value-type="string" table:number-columns-spanned="1" table:number-rows-spanned="4" table:style-name="ce197">
            <text:p>Dos itens relacionados abaixo, quantos existem na sua casa? - Tablet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67">
            <text:p>TX_RESP_Q009c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c</text:p>
          </table:table-cell>
          <table:table-cell office:value-type="string" table:number-columns-spanned="1" table:number-rows-spanned="4" table:style-name="ce197">
            <text:p>Dos itens relacionados abaixo, quantos existem na sua casa? - Computador (ou notebook)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68">
            <text:p>TX_RESP_Q009d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d</text:p>
          </table:table-cell>
          <table:table-cell office:value-type="string" table:number-columns-spanned="1" table:number-rows-spanned="4" table:style-name="ce197">
            <text:p>Dos itens relacionados abaixo, quantos existem na sua casa? - Quartos para dormir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52">
            <text:p>TX_RESP_Q009e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e</text:p>
          </table:table-cell>
          <table:table-cell office:value-type="string" table:number-columns-spanned="1" table:number-rows-spanned="4" table:style-name="ce197">
            <text:p>Dos itens relacionados abaixo, quantos existem na sua casa? - Televisã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53">
            <text:p>TX_RESP_Q009f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f</text:p>
          </table:table-cell>
          <table:table-cell office:value-type="string" table:number-columns-spanned="1" table:number-rows-spanned="4" table:style-name="ce197">
            <text:p>Dos itens relacionados abaixo, quantos existem na sua casa? - Banheir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54">
            <text:p>TX_RESP_Q009g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9g</text:p>
          </table:table-cell>
          <table:table-cell office:value-type="string" table:number-columns-spanned="1" table:number-rows-spanned="4" table:style-name="ce197">
            <text:p>Dos itens relacionados abaixo, quantos existem na sua casa? - Carr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33">
            <text:p>TX_RESP_Q010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a</text:p>
          </table:table-cell>
          <table:table-cell office:value-type="string" table:number-columns-spanned="1" table:number-rows-spanned="2" table:style-name="ce197">
            <text:p>Na sua casa tem: - Tv a cabo (Ex.:Net©, Sky© etc.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55">
            <text:p>TX_RESP_Q010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b</text:p>
          </table:table-cell>
          <table:table-cell office:value-type="string" table:number-columns-spanned="1" table:number-rows-spanned="2" table:style-name="ce197">
            <text:p>Na sua casa tem: - Rede Wi-Fi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56">
            <text:p>TX_RESP_Q010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c</text:p>
          </table:table-cell>
          <table:table-cell office:value-type="string" table:number-columns-spanned="1" table:number-rows-spanned="2" table:style-name="ce197">
            <text:p>Na sua casa tem: - Um quarto só seu.</text:p>
          </table:table-cell>
          <table:table-cell office:value-type="string" table:style-name="ce94">
            <text:p>a</text:p>
          </table:table-cell>
          <table:table-cell office:value-type="string" table:style-name="ce95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57">
            <text:p>TX_RESP_Q010d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d</text:p>
          </table:table-cell>
          <table:table-cell office:value-type="string" table:number-columns-spanned="1" table:number-rows-spanned="2" table:style-name="ce197">
            <text:p>Na sua casa tem: - Mesa para estudar (ou escrivaninh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58">
            <text:p>TX_RESP_Q010e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e</text:p>
          </table:table-cell>
          <table:table-cell office:value-type="string" table:number-columns-spanned="1" table:number-rows-spanned="2" table:style-name="ce197">
            <text:p>Na sua casa tem: - Garagem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49">
            <text:p>TX_RESP_Q010f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f</text:p>
          </table:table-cell>
          <table:table-cell office:value-type="string" table:number-columns-spanned="1" table:number-rows-spanned="2" table:style-name="ce197">
            <text:p>Na sua casa tem: - Forno de microondas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50">
            <text:p>TX_RESP_Q010g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g</text:p>
          </table:table-cell>
          <table:table-cell office:value-type="string" table:number-columns-spanned="1" table:number-rows-spanned="2" table:style-name="ce197">
            <text:p>Na sua casa tem: - Aspirador de pó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46">
            <text:p>TX_RESP_Q010h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h</text:p>
          </table:table-cell>
          <table:table-cell office:value-type="string" table:number-columns-spanned="1" table:number-rows-spanned="2" table:style-name="ce197">
            <text:p>Na sua casa tem: - Máquina de lavar roup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47">
            <text:p>TX_RESP_Q010i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8">
            <text:p>Questão 10i</text:p>
          </table:table-cell>
          <table:table-cell office:value-type="string" table:number-columns-spanned="1" table:number-rows-spanned="2" table:style-name="ce197">
            <text:p>Na sua casa tem: - Freezer (independente ou segunda porta da geladeir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48">
            <text:p>TX_RESP_Q011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1</text:p>
          </table:table-cell>
          <table:table-cell office:value-type="string" table:number-columns-spanned="1" table:number-rows-spanned="3" table:style-name="ce197">
            <text:p>Quanto tempo você demora para chegar à sua escola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Menos de 30 minuto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tre 30 minutos e uma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Mais de uma hora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7" table:style-name="ce333">
            <text:p>TX_RESP_Q012</text:p>
          </table:table-cell>
          <table:table-cell office:value-type="string" table:number-columns-spanned="1" table:number-rows-spanned="7" table:style-name="ce186">
            <text:p>Char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288">
            <text:p>Questão 12</text:p>
          </table:table-cell>
          <table:table-cell office:value-type="string" table:number-columns-spanned="1" table:number-rows-spanned="7" table:style-name="ce287">
            <text:p>Considerando a maior distância percorrida, normalmente de que forma você chega à sua escola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À pé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De ônibus urb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0">
            <text:p>De transporte escolar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90">
            <text:p>De barc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90">
            <text:p>De biciclet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f</text:p>
          </table:table-cell>
          <table:table-cell office:value-type="string" table:style-name="ce90">
            <text:p>De carr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g</text:p>
          </table:table-cell>
          <table:table-cell office:value-type="string" table:style-name="ce91">
            <text:p>Outros meios de transport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33">
            <text:p>TX_RESP_Q013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3</text:p>
          </table:table-cell>
          <table:table-cell office:value-type="string" table:number-columns-spanned="1" table:number-rows-spanned="4" table:style-name="ce197">
            <text:p>Com que idade você entrou na escola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3 anos ou meno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4 ou 5 ano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0">
            <text:p>6 ou 7 ano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1">
            <text:p>8 ano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51">
            <text:p>TX_RESP_Q014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4</text:p>
          </table:table-cell>
          <table:table-cell office:value-type="string" table:number-columns-spanned="1" table:number-rows-spanned="3" table:style-name="ce197">
            <text:p>A partir do primeiro ano do ensino fundamental, em que tipo de escola você estudou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Somente em escola públi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Somente em escola particular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Em escola pública e em escola particular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3">
            <text:p>TX_RESP_Q015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5</text:p>
          </table:table-cell>
          <table:table-cell office:value-type="string" table:number-columns-spanned="1" table:number-rows-spanned="3" table:style-name="ce197">
            <text:p>Você já foi reprovado?</text:p>
          </table:table-cell>
          <table:table-cell office:value-type="string" table:style-name="ce99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Sim, duas veze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3">
            <text:p>TX_RESP_Q016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6</text:p>
          </table:table-cell>
          <table:table-cell office:value-type="string" table:number-columns-spanned="1" table:number-rows-spanned="3" table:style-name="ce197">
            <text:p>Alguma vez você abandonou a escola deixando de frequentá-la até o final do ano escolar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Sim, uma vez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Sim, duas veze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45">
            <text:p>TX_RESP_Q017a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7a</text:p>
          </table:table-cell>
          <table:table-cell office:value-type="string" table:number-columns-spanned="1" table:number-rows-spanned="4" table:style-name="ce197">
            <text:p>Fora da escola em dias de aula, quanto tempo você usa para: - Lazer (TV, internet, jogar bola, música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38">
            <text:p>TX_RESP_Q017b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7b</text:p>
          </table:table-cell>
          <table:table-cell office:value-type="string" table:number-columns-spanned="1" table:number-rows-spanned="4" table:style-name="ce197">
            <text:p>Fora da escola em dias de aula, quanto tempo você usa para: - Fazer cursos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39">
            <text:p>TX_RESP_Q017c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7c</text:p>
          </table:table-cell>
          <table:table-cell office:value-type="string" table:number-columns-spanned="1" table:number-rows-spanned="4" table:style-name="ce197">
            <text:p>Fora da escola em dias de aula, quanto tempo você usa para: - Fazer trabalhos domésticos (lavar louça, limpar quintal, cuidar dos irmãos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40">
            <text:p>TX_RESP_Q017d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7d</text:p>
          </table:table-cell>
          <table:table-cell office:value-type="string" table:number-columns-spanned="1" table:number-rows-spanned="4" table:style-name="ce197">
            <text:p>Fora da escola em dias de aula, quanto tempo você usa para: - Estudar (lição de casa, trabalhos escolares,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41">
            <text:p>TX_RESP_Q017e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7e</text:p>
          </table:table-cell>
          <table:table-cell office:value-type="string" table:number-columns-spanned="1" table:number-rows-spanned="4" table:style-name="ce197">
            <text:p>Fora da escola em dias de aula, quanto tempo você usa para: - Trabalhar fora de casa (recebendo ou não um salário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33">
            <text:p>TX_RESP_Q018a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8a</text:p>
          </table:table-cell>
          <table:table-cell office:value-type="string" table:number-columns-spanned="1" table:number-rows-spanned="3" table:style-name="ce197">
            <text:p>Com que frequência você costuma: - Ler notícias (jornais, revistas, internet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42">
            <text:p>TX_RESP_Q018b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8b</text:p>
          </table:table-cell>
          <table:table-cell office:value-type="string" table:number-columns-spanned="1" table:number-rows-spanned="3" table:style-name="ce197">
            <text:p>Com que frequência você costuma: - Ler livros que não sejam das matérias escolares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43">
            <text:p>TX_RESP_Q018c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8">
            <text:p>Questão 18c</text:p>
          </table:table-cell>
          <table:table-cell office:value-type="string" table:number-columns-spanned="1" table:number-rows-spanned="3" table:style-name="ce197">
            <text:p>Com que frequência você costuma: - Ler histórias em quadrinhos (mangás, gibis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21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21">
          <table:table-cell office:value-type="string" table:number-columns-spanned="1" table:number-rows-spanned="4" table:style-name="ce344">
            <text:p>TX_RESP_Q019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8">
            <text:p>Questão 19</text:p>
          </table:table-cell>
          <table:table-cell office:value-type="string" table:number-columns-spanned="1" table:number-rows-spanned="4" table:style-name="ce197">
            <text:p>Quando terminar o Ensino Fundamental você pretende:</text:p>
          </table:table-cell>
          <table:table-cell office:value-type="string" table:style-name="ce87">
            <text:p>a</text:p>
          </table:table-cell>
          <table:table-cell office:value-type="string" table:style-name="ce103">
            <text:p>Somente continuar estudando.</text:p>
          </table:table-cell>
          <table:table-cell table:number-columns-repeated="16377"/>
        </table:table-row>
        <table:table-row table:style-name="ro21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4">
            <text:p>Somente trabalhar.</text:p>
          </table:table-cell>
          <table:table-cell table:number-columns-repeated="16377"/>
        </table:table-row>
        <table:table-row table:style-name="ro21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105">
            <text:p>Continuar estudando e trabalhar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4">
            <text:p>d</text:p>
          </table:table-cell>
          <table:table-cell office:value-type="string" table:style-name="ce106">
            <text:p>Ainda não sei.</text:p>
          </table:table-cell>
          <table:table-cell table:number-columns-repeated="16377"/>
        </table:table-row>
        <table:table-row table:style-name="ro4">
          <table:table-cell office:value-type="string" table:style-name="ce69">
            <text:p>1 - Os códigos dos Municípios e das Escolas que começam com o dígito "6" são máscaras, isto é, são códigos fictícios.</text:p>
          </table:table-cell>
          <table:table-cell table:number-columns-repeated="2" table:style-name="ce73"/>
          <table:table-cell table:style-name="ce69"/>
          <table:table-cell table:style-name="ce107"/>
          <table:table-cell table:number-columns-repeated="16379" table:style-name="ce69"/>
        </table:table-row>
        <table:table-row table:style-name="ro4">
          <table:table-cell office:value-type="string" table:style-name="ce69">
            <text:p>2 - Consistência entre os dados da aplicação do Saeb 2019 com o Censo da Educação Básica 2019 finalizado.</text:p>
          </table:table-cell>
          <table:table-cell table:number-columns-repeated="2" table:style-name="ce73"/>
          <table:table-cell table:style-name="ce69"/>
          <table:table-cell table:style-name="ce107"/>
          <table:table-cell table:number-columns-repeated="16379" table:style-name="ce69"/>
        </table:table-row>
        <table:table-row table:number-rows-repeated="1048274" table:style-name="ro4">
          <table:table-cell table:number-columns-repeated="16384"/>
        </table:table-row>
      </table:table>
      <table:table table:name="TS_ALUNO_34EM" table:style-name="ta5"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108"/>
        <table:table-column table:style-name="co22" table:default-cell-style-name="ce69"/>
        <table:table-column table:style-name="co20" table:default-cell-style-name="ce69"/>
        <table:table-column table:style-name="co23" table:default-cell-style-name="ce69"/>
        <table:table-column table:style-name="co3" table:number-columns-repeated="10" table:default-cell-style-name="ce69"/>
        <table:table-column table:style-name="co24" table:default-cell-style-name="ce69"/>
        <table:table-column table:style-name="co3" table:number-columns-repeated="16366" table:default-cell-style-name="ce69"/>
        <table:table-row table:style-name="ro3">
          <table:table-cell office:value-type="string" table:number-columns-spanned="5" table:number-rows-spanned="1" table:style-name="ce184">
            <text:p>TS_ALUNO_34EM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70">
            <text:p>Variável</text:p>
          </table:table-cell>
          <table:table-cell office:value-type="string" table:style-name="ce70">
            <text:p>Tipo</text:p>
          </table:table-cell>
          <table:table-cell office:value-type="string" table:style-name="ce70">
            <text:p>Tamanho</text:p>
          </table:table-cell>
          <table:table-cell office:value-type="string" table:style-name="ce102">
            <text:p>Descrição</text:p>
          </table:table-cell>
          <table:table-cell office:value-type="string" table:style-name="ce70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SAEB</text:p>
          </table:table-cell>
          <table:table-cell office:value-type="string" table:style-name="ce60">
            <text:p>Num</text:p>
          </table:table-cell>
          <table:table-cell office:value-type="float" office:value="4" table:style-name="ce60">
            <text:p>4</text:p>
          </table:table-cell>
          <table:table-cell office:value-type="string" table:style-name="ce61">
            <text:p>Ano de aplicação do Saeb</text:p>
          </table:table-cell>
          <table:table-cell office:value-type="float" office:value="2019" table:style-name="ce61">
            <text:p>201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61">
            <text:p>1 - Nor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Nor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Sudest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Su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5 - Centro-Oeste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39">
            <text:p>ID_MUNICIPIO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7" table:style-name="ce60">
            <text:p>7</text:p>
          </table:table-cell>
          <table:table-cell office:value-type="string" table:style-name="ce31">
            <text:p>Código do Município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31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1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39">
            <text:p>ID_ESCOLA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a Escola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61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61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Rural</text:p>
          </table:table-cell>
          <table:table-cell table:number-columns-repeated="16379"/>
        </table:table-row>
        <table:table-row table:style-name="ro4">
          <table:table-cell office:value-type="string" table:style-name="ce55">
            <text:p>ID_TURMA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Código da turma no Saeb</text:p>
          </table:table-cell>
          <table:table-cell table:style-name="ce55"/>
          <table:table-cell table:number-columns-repeated="16379"/>
        </table:table-row>
        <table:table-row table:style-name="ro4">
          <table:table-cell office:value-type="string" table:number-columns-spanned="1" table:number-rows-spanned="3" table:style-name="ce185">
            <text:p>ID_TURNO</text:p>
          </table:table-cell>
          <table:table-cell office:value-type="string" table:number-columns-spanned="1" table:number-rows-spanned="3" table:style-name="ce186">
            <text:p>Num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197">
            <text:p>Turno da Turma</text:p>
          </table:table-cell>
          <table:table-cell office:value-type="string" table:style-name="ce61">
            <text:p>1 - Turno Matutino: Início entre 5:00h às 10:59h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Turno Vespertino: Início entre 11:00h às 16:59h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Turno Noturno: <text:s/>Início entre 17:00h às 4:59h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D_SERIE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Série</text:p>
          </table:table-cell>
          <table:table-cell office:value-type="string" table:style-name="ce30">
            <text:p>12 - 3ª/4ª séries do Ensino Médio Tradicional</text:p>
          </table:table-cell>
          <table:table-cell table:style-name="ce71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 - 3ª/4ª séries do Ensino Médio Integrado</text:p>
          </table:table-cell>
          <table:table-cell table:style-name="ce71"/>
          <table:table-cell table:number-columns-repeated="16378"/>
        </table:table-row>
        <table:table-row table:style-name="ro4">
          <table:table-cell office:value-type="string" table:style-name="ce55">
            <text:p>ID_ALUNO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o aluno no Saeb</text:p>
          </table:table-cell>
          <table:table-cell table:style-name="ce55"/>
          <table:table-cell table:number-columns-repeated="16379" table:style-name="ce69"/>
        </table:table-row>
        <table:table-row table:style-name="ro14">
          <table:table-cell office:value-type="string" table:number-columns-spanned="1" table:number-rows-spanned="2" table:style-name="ce185">
            <text:p>IN_SITUACAO_CENS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Consistência com o Censo Escolar 2019<text:span text:style-name="T2">2</text:span></text:p>
          </table:table-cell>
          <table:table-cell office:value-type="string" table:style-name="ce61">
            <text:p>0 - Não consist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Consist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Língua Portugues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ENCHIMENT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a prova de Matemática</text:p>
          </table:table-cell>
          <table:table-cell office:value-type="string" table:style-name="ce61">
            <text:p>0 - Prova não preenchid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ova preenchi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Língua Portuguesa</text:p>
          </table:table-cell>
          <table:table-cell office:value-type="string" table:style-name="ce61">
            <text:p>0 - Aus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N_PRESENC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sença na prova de Matemática</text:p>
          </table:table-cell>
          <table:table-cell office:value-type="string" table:style-name="ce61">
            <text:p>0 - Ausen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Presen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D_CADERNO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Língua Portuguesa</text:p>
          </table:table-cell>
          <table:table-cell office:value-type="string" table:style-name="ce62">
            <text:p>Prova Regular (Cadernos 1 a 21)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1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Língua Portuguesa<text:s/>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LP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Língua Portuguesa<text:s/>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CADERNO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2" table:number-columns-spanned="1" table:number-rows-spanned="2" table:style-name="ce186">
            <text:p>2</text:p>
          </table:table-cell>
          <table:table-cell office:value-type="string" table:number-columns-spanned="1" table:number-rows-spanned="2" table:style-name="ce197">
            <text:p>Número do caderno de prova de Matemática</text:p>
          </table:table-cell>
          <table:table-cell office:value-type="string" table:style-name="ce62">
            <text:p>Prova Regular (Cadernos 1 a 21)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2">
            <text:p>Macrotipo 18 (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1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1 de Matemática</text:p>
          </table:table-cell>
          <table:table-cell office:value-type="string" table:style-name="ce30">
            <text:p>De 1 a 7 (8 no macrotipo 18 - caderno 22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ID_BLOCO_2_MT</text:p>
          </table:table-cell>
          <table:table-cell office:value-type="string" table:style-name="ce68">
            <text:p>Num</text:p>
          </table:table-cell>
          <table:table-cell office:value-type="float" office:value="1" table:style-name="ce68">
            <text:p>1</text:p>
          </table:table-cell>
          <table:table-cell office:value-type="string" table:style-name="ce31">
            <text:p>Identificador do Bloco 2 de Matemática</text:p>
          </table:table-cell>
          <table:table-cell office:value-type="string" table:style-name="ce30">
            <text:p>De 1 a 7 (9 no macrotipo 18 - caderno 22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1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1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7">
          <table:table-cell office:value-type="string" table:style-name="ce65">
            <text:p>TX_RESP_BLOCO_2_LP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2 de Língua Portugues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TX_RESP_BLOCO_1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1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TX_RESP_BLOCO_2_MT</text:p>
          </table:table-cell>
          <table:table-cell office:value-type="string" table:style-name="ce66">
            <text:p>Char</text:p>
          </table:table-cell>
          <table:table-cell office:value-type="string" table:style-name="ce56">
            <text:p>11</text:p>
          </table:table-cell>
          <table:table-cell office:value-type="string" table:style-name="ce31">
            <text:p>Resposta do aluno ao Bloco 2 de Matemática</text:p>
          </table:table-cell>
          <table:table-cell office:value-type="string" table:style-name="ce67">
            <text:p>A, B, C, D, . (branco), * (nulo)</text:p>
          </table:table-cell>
          <table:table-cell table:number-columns-repeated="16379"/>
        </table:table-row>
        <table:table-row table:style-name="ro22">
          <table:table-cell office:value-type="string" table:number-columns-spanned="1" table:number-rows-spanned="2" table:style-name="ce196">
            <text:p>IN_PROFICIENCIA_LP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 de Língua Portuguesa 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22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22">
          <table:table-cell office:value-type="string" table:number-columns-spanned="1" table:number-rows-spanned="2" table:style-name="ce196">
            <text:p>IN_PROFICIENCIA_MT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para cálculo da proficiência (no mínimo três itens respondidos no caderno de prova de Língua Portuguesa e Matemática)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22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96">
            <text:p>IN_AMOSTR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articipação da amostra</text:p>
          </table:table-cell>
          <table:table-cell office:value-type="string" table:style-name="ce61">
            <text:p>0 - Não<text:s text:c="2"/>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1 - Sim</text:p>
          </table:table-cell>
          <table:table-cell table:number-columns-repeated="16379" table:style-name="ce69"/>
        </table:table-row>
        <table:table-row table:style-name="ro10">
          <table:table-cell office:value-type="string" table:style-name="ce42">
            <text:p>ESTRATO</text:p>
          </table:table-cell>
          <table:table-cell office:value-type="string" table:style-name="ce60">
            <text:p>Char</text:p>
          </table:table-cell>
          <table:table-cell office:value-type="float" office:value="14" table:style-name="ce60">
            <text:p>14</text:p>
          </table:table-cell>
          <table:table-cell office:value-type="string" table:style-name="ce61">
            <text:p>Descrição dos estratos</text:p>
          </table:table-cell>
          <table:table-cell office:value-type="string" table:style-name="ce61">
            <text:p>Os estratos são compostos por características da participação da escola na avaliação e representam agrupamentos para os quais a avaliação fornece resultados confiáveis. Para mais detalhes consulte o Relatório de Amostragem do Saeb 2019.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42">
            <text:p>PESO_ALUNO_LP</text:p>
          </table:table-cell>
          <table:table-cell office:value-type="string" table:style-name="ce61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13">
          <table:table-cell office:value-type="string" table:style-name="ce55">
            <text:p>PROFICIENCIA_LP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Língua Portugues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0">
            <text:p>ERRO_PADRAO_LP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142">
            <text:p>Erro padrão da proficiênci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140">
            <text:p>PROFICIENCIA_LP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em Língua Portugues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0">
            <text:p>ERRO_PADRAO_LP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Língua Portugues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141">
            <text:p>PESO_ALUNO_MT</text:p>
          </table:table-cell>
          <table:table-cell office:value-type="string" table:style-name="ce61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eso do aluno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13">
          <table:table-cell office:value-type="string" table:style-name="ce140">
            <text:p>PROFICIENCIA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Proficiência do aluno em Matemática calculada na escala única do SAEB, com média = 0 e desvio = 1 na população de referênci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141">
            <text:p>ERRO_PADRAO_MT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140">
            <text:p>PROFICIENCIA_MT_SAEB</text:p>
          </table:table-cell>
          <table:table-cell office:value-type="string" table:style-name="ce68">
            <text:p>Num</text:p>
          </table:table-cell>
          <table:table-cell office:value-type="float" office:value="12" table:style-name="ce143">
            <text:p>12</text:p>
          </table:table-cell>
          <table:table-cell office:value-type="string" table:style-name="ce61">
            <text:p>Proficiência do aluno em Matemática transformada na escala única do SAEB, com média = 250, desvio = 50 (do SAEB/97)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7">
          <table:table-cell office:value-type="string" table:style-name="ce141">
            <text:p>ERRO_PADRAO_MT_SAEB</text:p>
          </table:table-cell>
          <table:table-cell office:value-type="string" table:style-name="ce68">
            <text:p>Num</text:p>
          </table:table-cell>
          <table:table-cell office:value-type="float" office:value="10" table:style-name="ce143">
            <text:p>10</text:p>
          </table:table-cell>
          <table:table-cell office:value-type="string" table:style-name="ce61">
            <text:p>Erro padrão da proficiência transformada em Matemática</text:p>
          </table:table-cell>
          <table:table-cell office:value-type="string" table:style-name="ce144">
            <text:p>Valor com 7 casas decimais</text:p>
          </table:table-cell>
          <table:table-cell table:number-columns-repeated="16379" table:style-name="ce69"/>
        </table:table-row>
        <table:table-row table:style-name="ro14">
          <table:table-cell office:value-type="string" table:number-columns-spanned="1" table:number-rows-spanned="2" table:style-name="ce185">
            <text:p>IN_PREENCHIMENTO_QUESTIONARIO</text:p>
          </table:table-cell>
          <table:table-cell office:value-type="string" table:number-columns-spanned="1" table:number-rows-spanned="2" table:style-name="ce218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19">
            <text:p>Indicador de preenchimento do questionário</text:p>
          </table:table-cell>
          <table:table-cell office:value-type="string" table:style-name="ce31">
            <text:p>0 - Não preenchido</text:p>
          </table:table-cell>
          <table:table-cell table:style-name="ce69"/>
          <table:table-cell table:number-columns-repeated="16378" table:style-name="ce7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1">
            <text:p>1 - Preenchido parcial ou totalmente</text:p>
          </table:table-cell>
          <table:table-cell table:style-name="ce69"/>
          <table:table-cell table:number-columns-repeated="16378" table:style-name="ce7"/>
        </table:table-row>
        <table:table-row table:style-name="ro20">
          <table:table-cell table:number-columns-repeated="2" table:style-name="ce70"/>
          <table:table-cell table:style-name="ce75"/>
          <table:table-cell table:style-name="ce70"/>
          <table:table-cell office:value-type="string" table:style-name="ce76">
            <text:p>Descrição (texto da pergunta)</text:p>
          </table:table-cell>
          <table:table-cell office:value-type="string" table:style-name="ce77">
            <text:p>Código da opção de resposta</text:p>
          </table:table-cell>
          <table:table-cell office:value-type="string" table:style-name="ce78">
            <text:p>Texto da opção de resposta</text:p>
          </table:table-cell>
          <table:table-cell table:number-columns-repeated="16377" table:style-name="ce7"/>
        </table:table-row>
        <table:table-row table:style-name="ro14">
          <table:table-cell office:value-type="string" table:number-columns-spanned="1" table:number-rows-spanned="3" table:style-name="ce286">
            <text:p>TX_RESP_Q001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</text:p>
          </table:table-cell>
          <table:table-cell office:value-type="string" table:number-columns-spanned="1" table:number-rows-spanned="3" table:style-name="ce197">
            <text:p>Qual língua você fala com mais frequência em sua casa?</text:p>
          </table:table-cell>
          <table:table-cell office:value-type="string" table:style-name="ce79">
            <text:p>a</text:p>
          </table:table-cell>
          <table:table-cell office:value-type="string" table:style-name="ce80">
            <text:p>Portuguê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3">
            <text:p>b</text:p>
          </table:table-cell>
          <table:table-cell office:value-type="string" table:style-name="ce82">
            <text:p>Espanho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Outra lingua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69">
            <text:p>TX_RESP_Q002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4">
            <text:p>Questão 2</text:p>
          </table:table-cell>
          <table:table-cell office:value-type="string" table:number-columns-spanned="1" table:number-rows-spanned="6" table:style-name="ce197">
            <text:p>Qual é a sua cor ou raça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Bra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Pret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Pard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Amarel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Indígen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quero declarar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69">
            <text:p>TX_RESP_Q003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a</text:p>
          </table:table-cell>
          <table:table-cell office:value-type="string" table:number-columns-spanned="1" table:number-rows-spanned="2" table:style-name="ce287">
            <text:p>Normalmente, quem mora na sua casa? - Mãe (mães ou madrast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70">
            <text:p>TX_RESP_Q003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b</text:p>
          </table:table-cell>
          <table:table-cell office:value-type="string" table:number-columns-spanned="1" table:number-rows-spanned="2" table:style-name="ce287">
            <text:p>Normalmente, quem mora na sua casa? - Pai (pais ou padrasto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71">
            <text:p>TX_RESP_Q003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c</text:p>
          </table:table-cell>
          <table:table-cell office:value-type="string" table:number-columns-spanned="1" table:number-rows-spanned="2" table:style-name="ce287">
            <text:p>Normalmente, quem mora na sua casa? - Irmão(s) ou irmã(s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72">
            <text:p>TX_RESP_Q003d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d</text:p>
          </table:table-cell>
          <table:table-cell office:value-type="string" table:number-columns-spanned="1" table:number-rows-spanned="2" table:style-name="ce287">
            <text:p>Normalmente, quem mora na sua casa? - Avô ou avó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73">
            <text:p>TX_RESP_Q003e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3e</text:p>
          </table:table-cell>
          <table:table-cell office:value-type="string" table:number-columns-spanned="1" table:number-rows-spanned="2" table:style-name="ce197">
            <text:p>Normalmente, quem mora na sua casa? - Outros (tios, primos etc.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74">
            <text:p>TX_RESP_Q004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4">
            <text:p>Questão 4</text:p>
          </table:table-cell>
          <table:table-cell office:value-type="string" table:number-columns-spanned="1" table:number-rows-spanned="6" table:style-name="ce197">
            <text:p>Qual é a maior escolaridade da sua mãe (ou mulher responsável por você)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sei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375">
            <text:p>TX_RESP_Q005</text:p>
          </table:table-cell>
          <table:table-cell office:value-type="string" table:number-columns-spanned="1" table:number-rows-spanned="6" table:style-name="ce186">
            <text:p>Char</text:p>
          </table:table-cell>
          <table:table-cell office:value-type="float" office:value="1" table:number-columns-spanned="1" table:number-rows-spanned="6" table:style-name="ce186">
            <text:p>1</text:p>
          </table:table-cell>
          <table:table-cell office:value-type="string" table:number-columns-spanned="1" table:number-rows-spanned="6" table:style-name="ce284">
            <text:p>Questão 5</text:p>
          </table:table-cell>
          <table:table-cell office:value-type="string" table:number-columns-spanned="1" table:number-rows-spanned="6" table:style-name="ce197">
            <text:p>Qual é a maior escolaridade de seu pai (ou homem responsável por você)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Não completou o 5º ano do Ensino Fundamental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sino Fundamental, até o 5º 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82">
            <text:p>Ensino Fundamental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82">
            <text:p>Ensino Médio complet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82">
            <text:p>Ensino Superior completo (faculdade ou graduação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f</text:p>
          </table:table-cell>
          <table:table-cell office:value-type="string" table:style-name="ce85">
            <text:p>Não sei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75">
            <text:p>TX_RESP_Q006a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a</text:p>
          </table:table-cell>
          <table:table-cell office:value-type="string" table:number-columns-spanned="1" table:number-rows-spanned="3" table:style-name="ce287">
            <text:p>Com que frequência seus pais ou responsáveis costumam: - Conversar com você sobre o que acontece na escol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400">
            <text:p>TX_RESP_Q006b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b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estudar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406">
            <text:p>TX_RESP_Q006c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c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fazer a tarefa de cas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401">
            <text:p>TX_RESP_Q006d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d</text:p>
          </table:table-cell>
          <table:table-cell office:value-type="string" table:number-columns-spanned="1" table:number-rows-spanned="3" table:style-name="ce287">
            <text:p>Com que frequência seus pais ou responsáveis costumam: - Incentivar você a comparecer às aulas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402">
            <text:p>TX_RESP_Q006e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6e</text:p>
          </table:table-cell>
          <table:table-cell office:value-type="string" table:number-columns-spanned="1" table:number-rows-spanned="3" table:style-name="ce287">
            <text:p>Com que frequência seus pais ou responsáveis costumam: - Ir às reuniões de pais na escol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8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9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75">
            <text:p>TX_RESP_Q007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7</text:p>
          </table:table-cell>
          <table:table-cell office:value-type="string" table:number-columns-spanned="1" table:number-rows-spanned="3" table:style-name="ce197">
            <text:p>Com que frequência sua família paga alguém para auxiliar nos trabalhos domésticos (faxina ou limpeza)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De vez em quando (uma vez por semana, a cada quinze dias etc.)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91">
            <text:p>Sempre ou quase sempre (ex.: três ou mais dias por semana)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75">
            <text:p>TX_RESP_Q008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8a</text:p>
          </table:table-cell>
          <table:table-cell office:value-type="string" table:number-columns-spanned="1" table:number-rows-spanned="2" table:style-name="ce197">
            <text:p>Na região que você mora tem: - Rua pavimentada (asfalto ou calçamento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403">
            <text:p>TX_RESP_Q008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8b</text:p>
          </table:table-cell>
          <table:table-cell office:value-type="string" table:number-columns-spanned="1" table:number-rows-spanned="2" table:style-name="ce197">
            <text:p>Na região que você mora tem: - Água tratada da ru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404">
            <text:p>TX_RESP_Q008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8c</text:p>
          </table:table-cell>
          <table:table-cell office:value-type="string" table:number-columns-spanned="1" table:number-rows-spanned="2" table:style-name="ce197">
            <text:p>Na região que você mora tem: - Iluminação na ru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75">
            <text:p>TX_RESP_Q009a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a</text:p>
          </table:table-cell>
          <table:table-cell office:value-type="string" table:number-columns-spanned="1" table:number-rows-spanned="4" table:style-name="ce197">
            <text:p>Dos itens relacionados abaixo, quantos existem na sua casa? - Geladeira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405">
            <text:p>TX_RESP_Q009b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b</text:p>
          </table:table-cell>
          <table:table-cell office:value-type="string" table:number-columns-spanned="1" table:number-rows-spanned="4" table:style-name="ce197">
            <text:p>Dos itens relacionados abaixo, quantos existem na sua casa? - Tablet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91">
            <text:p>TX_RESP_Q009c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c</text:p>
          </table:table-cell>
          <table:table-cell office:value-type="string" table:number-columns-spanned="1" table:number-rows-spanned="4" table:style-name="ce197">
            <text:p>Dos itens relacionados abaixo, quantos existem na sua casa? - Computador (ou notebook)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92">
            <text:p>TX_RESP_Q009d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d</text:p>
          </table:table-cell>
          <table:table-cell office:value-type="string" table:number-columns-spanned="1" table:number-rows-spanned="4" table:style-name="ce197">
            <text:p>Dos itens relacionados abaixo, quantos existem na sua casa? - Quartos para dormir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93">
            <text:p>TX_RESP_Q009e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e</text:p>
          </table:table-cell>
          <table:table-cell office:value-type="string" table:number-columns-spanned="1" table:number-rows-spanned="4" table:style-name="ce197">
            <text:p>Dos itens relacionados abaixo, quantos existem na sua casa? - Televisã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94">
            <text:p>TX_RESP_Q009f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f</text:p>
          </table:table-cell>
          <table:table-cell office:value-type="string" table:number-columns-spanned="1" table:number-rows-spanned="4" table:style-name="ce197">
            <text:p>Dos itens relacionados abaixo, quantos existem na sua casa? - Banheir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95">
            <text:p>TX_RESP_Q009g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9g</text:p>
          </table:table-cell>
          <table:table-cell office:value-type="string" table:number-columns-spanned="1" table:number-rows-spanned="4" table:style-name="ce197">
            <text:p>Dos itens relacionados abaixo, quantos existem na sua casa? - Carro.</text:p>
          </table:table-cell>
          <table:table-cell office:value-type="string" table:style-name="ce87">
            <text:p>a</text:p>
          </table:table-cell>
          <table:table-cell office:value-type="string" table:style-name="ce92">
            <text:p>Nenhum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2">
            <text:p>1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2">
            <text:p>2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3">
            <text:p>3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75">
            <text:p>TX_RESP_Q010a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a</text:p>
          </table:table-cell>
          <table:table-cell office:value-type="string" table:number-columns-spanned="1" table:number-rows-spanned="2" table:style-name="ce197">
            <text:p>Na sua casa tem: - Tv a cabo (Ex.:Net©, Sky© etc.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96">
            <text:p>TX_RESP_Q010b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b</text:p>
          </table:table-cell>
          <table:table-cell office:value-type="string" table:number-columns-spanned="1" table:number-rows-spanned="2" table:style-name="ce197">
            <text:p>Na sua casa tem: - Rede Wi-Fi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97">
            <text:p>TX_RESP_Q010c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c</text:p>
          </table:table-cell>
          <table:table-cell office:value-type="string" table:number-columns-spanned="1" table:number-rows-spanned="2" table:style-name="ce197">
            <text:p>Na sua casa tem: - Um quarto só seu.</text:p>
          </table:table-cell>
          <table:table-cell office:value-type="string" table:style-name="ce94">
            <text:p>a</text:p>
          </table:table-cell>
          <table:table-cell office:value-type="string" table:style-name="ce95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98">
            <text:p>TX_RESP_Q010d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d</text:p>
          </table:table-cell>
          <table:table-cell office:value-type="string" table:number-columns-spanned="1" table:number-rows-spanned="2" table:style-name="ce197">
            <text:p>Na sua casa tem: - Mesa para estudar (ou escrivaninh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99">
            <text:p>TX_RESP_Q010e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e</text:p>
          </table:table-cell>
          <table:table-cell office:value-type="string" table:number-columns-spanned="1" table:number-rows-spanned="2" table:style-name="ce197">
            <text:p>Na sua casa tem: - Garagem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83">
            <text:p>TX_RESP_Q010f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f</text:p>
          </table:table-cell>
          <table:table-cell office:value-type="string" table:number-columns-spanned="1" table:number-rows-spanned="2" table:style-name="ce197">
            <text:p>Na sua casa tem: - Forno de microondas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84">
            <text:p>TX_RESP_Q010g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g</text:p>
          </table:table-cell>
          <table:table-cell office:value-type="string" table:number-columns-spanned="1" table:number-rows-spanned="2" table:style-name="ce197">
            <text:p>Na sua casa tem: - Aspirador de pó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82">
            <text:p>TX_RESP_Q010h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h</text:p>
          </table:table-cell>
          <table:table-cell office:value-type="string" table:number-columns-spanned="1" table:number-rows-spanned="2" table:style-name="ce197">
            <text:p>Na sua casa tem: - Máquina de lavar roupa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2" table:style-name="ce381">
            <text:p>TX_RESP_Q010i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10i</text:p>
          </table:table-cell>
          <table:table-cell office:value-type="string" table:number-columns-spanned="1" table:number-rows-spanned="2" table:style-name="ce197">
            <text:p>Na sua casa tem: - Freezer (independente ou segunda porta da geladeira).</text:p>
          </table:table-cell>
          <table:table-cell office:value-type="string" table:style-name="ce87">
            <text:p>a</text:p>
          </table:table-cell>
          <table:table-cell office:value-type="string" table:style-name="ce88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b</text:p>
          </table:table-cell>
          <table:table-cell office:value-type="string" table:style-name="ce89">
            <text:p>Sim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80">
            <text:p>TX_RESP_Q011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1</text:p>
          </table:table-cell>
          <table:table-cell office:value-type="string" table:number-columns-spanned="1" table:number-rows-spanned="3" table:style-name="ce197">
            <text:p>Quanto tempo você demora para chegar à sua escola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Menos de 30 minuto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Entre 30 minutos e uma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Mais de uma hora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7" table:style-name="ce375">
            <text:p>TX_RESP_Q012</text:p>
          </table:table-cell>
          <table:table-cell office:value-type="string" table:number-columns-spanned="1" table:number-rows-spanned="7" table:style-name="ce186">
            <text:p>Char</text:p>
          </table:table-cell>
          <table:table-cell office:value-type="float" office:value="1" table:number-columns-spanned="1" table:number-rows-spanned="7" table:style-name="ce186">
            <text:p>1</text:p>
          </table:table-cell>
          <table:table-cell office:value-type="string" table:number-columns-spanned="1" table:number-rows-spanned="7" table:style-name="ce284">
            <text:p>Questão 12</text:p>
          </table:table-cell>
          <table:table-cell office:value-type="string" table:number-columns-spanned="1" table:number-rows-spanned="7" table:style-name="ce287">
            <text:p>Considerando a maior distância percorrida, normalmente de que forma você chega à sua escola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À pé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De ônibus urban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0">
            <text:p>De transporte escolar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d</text:p>
          </table:table-cell>
          <table:table-cell office:value-type="string" table:style-name="ce90">
            <text:p>De barc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e</text:p>
          </table:table-cell>
          <table:table-cell office:value-type="string" table:style-name="ce90">
            <text:p>De biciclet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f</text:p>
          </table:table-cell>
          <table:table-cell office:value-type="string" table:style-name="ce90">
            <text:p>De carr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g</text:p>
          </table:table-cell>
          <table:table-cell office:value-type="string" table:style-name="ce91">
            <text:p>Outros meios de transport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75">
            <text:p>TX_RESP_Q013</text:p>
          </table:table-cell>
          <table:table-cell office:value-type="string" table:style-name="ce57">
            <text:p>Char</text:p>
          </table:table-cell>
          <table:table-cell office:value-type="float" office:value="1" table:style-name="ce57">
            <text:p>1</text:p>
          </table:table-cell>
          <table:table-cell office:value-type="string" table:number-columns-spanned="1" table:number-rows-spanned="4" table:style-name="ce284">
            <text:p>Questão 13</text:p>
          </table:table-cell>
          <table:table-cell office:value-type="string" table:number-columns-spanned="1" table:number-rows-spanned="4" table:style-name="ce197">
            <text:p>Com que idade você entrou na escola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3 anos ou menos.</text:p>
          </table:table-cell>
          <table:table-cell table:number-columns-repeated="16377"/>
        </table:table-row>
        <table:table-row table:style-name="ro14">
          <table:covered-table-cell/>
          <table:table-cell table:number-columns-repeated="2" table:style-name="ce59"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4 ou 5 anos.</text:p>
          </table:table-cell>
          <table:table-cell table:number-columns-repeated="16377"/>
        </table:table-row>
        <table:table-row table:style-name="ro14">
          <table:covered-table-cell/>
          <table:table-cell table:number-columns-repeated="2" table:style-name="ce59"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90">
            <text:p>6 ou 7 anos.</text:p>
          </table:table-cell>
          <table:table-cell table:number-columns-repeated="16377"/>
        </table:table-row>
        <table:table-row table:style-name="ro14">
          <table:covered-table-cell/>
          <table:table-cell table:number-columns-repeated="2" table:style-name="ce58"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91">
            <text:p>8 ano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76">
            <text:p>TX_RESP_Q014</text:p>
          </table:table-cell>
          <table:table-cell office:value-type="string" table:style-name="ce57">
            <text:p>Char</text:p>
          </table:table-cell>
          <table:table-cell office:value-type="float" office:value="1" table:style-name="ce57">
            <text:p>1</text:p>
          </table:table-cell>
          <table:table-cell office:value-type="string" table:number-columns-spanned="1" table:number-rows-spanned="3" table:style-name="ce284">
            <text:p>Questão 14</text:p>
          </table:table-cell>
          <table:table-cell office:value-type="string" table:number-columns-spanned="1" table:number-rows-spanned="3" table:style-name="ce197">
            <text:p>A partir do primeiro ano do ensino fundamental, em que tipo de escola você estudou?</text:p>
          </table:table-cell>
          <table:table-cell office:value-type="string" table:style-name="ce87">
            <text:p>a</text:p>
          </table:table-cell>
          <table:table-cell office:value-type="string" table:style-name="ce82">
            <text:p>Somente em escola pública.</text:p>
          </table:table-cell>
          <table:table-cell table:number-columns-repeated="16377"/>
        </table:table-row>
        <table:table-row table:style-name="ro14">
          <table:covered-table-cell/>
          <table:table-cell table:number-columns-repeated="2" table:style-name="ce59"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Somente em escola particular.</text:p>
          </table:table-cell>
          <table:table-cell table:number-columns-repeated="16377"/>
        </table:table-row>
        <table:table-row table:style-name="ro14">
          <table:covered-table-cell/>
          <table:table-cell table:number-columns-repeated="2" table:style-name="ce58"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Em escola pública e em escola particular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75">
            <text:p>TX_RESP_Q015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5</text:p>
          </table:table-cell>
          <table:table-cell office:value-type="string" table:number-columns-spanned="1" table:number-rows-spanned="3" table:style-name="ce197">
            <text:p>Você já foi reprovado?</text:p>
          </table:table-cell>
          <table:table-cell office:value-type="string" table:style-name="ce99">
            <text:p>a</text:p>
          </table:table-cell>
          <table:table-cell office:value-type="string" table:style-name="ce82">
            <text:p>Nã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82">
            <text:p>Sim, uma vez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Sim, duas veze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75">
            <text:p>TX_RESP_Q016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6</text:p>
          </table:table-cell>
          <table:table-cell office:value-type="string" table:number-columns-spanned="1" table:number-rows-spanned="3" table:style-name="ce197">
            <text:p>Alguma vez você abandonou a escola deixando de frequentá-la até o final do ano escolar?</text:p>
          </table:table-cell>
          <table:table-cell office:value-type="string" table:style-name="ce87">
            <text:p>a</text:p>
          </table:table-cell>
          <table:table-cell office:value-type="string" table:style-name="ce90">
            <text:p>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90">
            <text:p>Sim, uma vez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85">
            <text:p>Sim, duas vezes ou mai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77">
            <text:p>TX_RESP_Q017a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a</text:p>
          </table:table-cell>
          <table:table-cell office:value-type="string" table:number-columns-spanned="1" table:number-rows-spanned="4" table:style-name="ce197">
            <text:p>Fora da escola em dias de aula, quanto tempo você usa para: - Lazer (TV, internet, jogar bola, música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78">
            <text:p>TX_RESP_Q017b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b</text:p>
          </table:table-cell>
          <table:table-cell office:value-type="string" table:number-columns-spanned="1" table:number-rows-spanned="4" table:style-name="ce197">
            <text:p>Fora da escola em dias de aula, quanto tempo você usa para: - Fazer cursos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79">
            <text:p>TX_RESP_Q017c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c</text:p>
          </table:table-cell>
          <table:table-cell office:value-type="string" table:number-columns-spanned="1" table:number-rows-spanned="4" table:style-name="ce197">
            <text:p>Fora da escola em dias de aula, quanto tempo você usa para: - Fazer trabalhos domésticos (lavar louça, limpar quintal, cuidar dos irmãos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85">
            <text:p>TX_RESP_Q017d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d</text:p>
          </table:table-cell>
          <table:table-cell office:value-type="string" table:number-columns-spanned="1" table:number-rows-spanned="4" table:style-name="ce197">
            <text:p>Fora da escola em dias de aula, quanto tempo você usa para: - Estudar (lição de casa, trabalhos escolares,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86">
            <text:p>TX_RESP_Q017e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7e</text:p>
          </table:table-cell>
          <table:table-cell office:value-type="string" table:number-columns-spanned="1" table:number-rows-spanned="4" table:style-name="ce197">
            <text:p>Fora da escola em dias de aula, quanto tempo você usa para: - Trabalhar fora de casa (recebendo ou não um salário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 uso meu tempo para iss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Menos de 1 hor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c</text:p>
          </table:table-cell>
          <table:table-cell office:value-type="string" table:style-name="ce100">
            <text:p>Entre 1 e 2 horas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d</text:p>
          </table:table-cell>
          <table:table-cell office:value-type="string" table:style-name="ce101">
            <text:p>Mais de 2 horas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75">
            <text:p>TX_RESP_Q018a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8a</text:p>
          </table:table-cell>
          <table:table-cell office:value-type="string" table:number-columns-spanned="1" table:number-rows-spanned="3" table:style-name="ce197">
            <text:p>Com que frequência você costuma: - Ler notícias (jornais, revistas, internet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87">
            <text:p>TX_RESP_Q018b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8b</text:p>
          </table:table-cell>
          <table:table-cell office:value-type="string" table:number-columns-spanned="1" table:number-rows-spanned="3" table:style-name="ce197">
            <text:p>Com que frequência você costuma: - Ler livros que não sejam das matérias escolares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3" table:style-name="ce388">
            <text:p>TX_RESP_Q018c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84">
            <text:p>Questão 18c</text:p>
          </table:table-cell>
          <table:table-cell office:value-type="string" table:number-columns-spanned="1" table:number-rows-spanned="3" table:style-name="ce197">
            <text:p>Com que frequência você costuma: - Ler histórias em quadrinhos (mangás, gibis etc.).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unca ou quase nunca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0">
            <text:p>De vez em qu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6">
            <text:p>c</text:p>
          </table:table-cell>
          <table:table-cell office:value-type="string" table:style-name="ce101">
            <text:p>Sempre ou quase sempre.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4" table:style-name="ce389">
            <text:p>TX_RESP_Q019</text:p>
          </table:table-cell>
          <table:table-cell office:value-type="string" table:number-columns-spanned="1" table:number-rows-spanned="4" table:style-name="ce186">
            <text:p>Char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284">
            <text:p>Questão 19</text:p>
          </table:table-cell>
          <table:table-cell office:value-type="string" table:number-columns-spanned="1" table:number-rows-spanned="4" table:style-name="ce197">
            <text:p>Quando terminar o Ensino Médio você pretende:</text:p>
          </table:table-cell>
          <table:table-cell office:value-type="string" table:style-name="ce87">
            <text:p>a</text:p>
          </table:table-cell>
          <table:table-cell office:value-type="string" table:style-name="ce103">
            <text:p>Somente continuar estudando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7">
            <text:p>b</text:p>
          </table:table-cell>
          <table:table-cell office:value-type="string" table:style-name="ce104">
            <text:p>Somente trabalhar.</text:p>
          </table:table-cell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81">
            <text:p>c</text:p>
          </table:table-cell>
          <table:table-cell office:value-type="string" table:style-name="ce105">
            <text:p>Continuar estudando e trabalhar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4">
            <text:p>d</text:p>
          </table:table-cell>
          <table:table-cell office:value-type="string" table:style-name="ce106">
            <text:p>Ainda não sei.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90">
            <text:p>TX_RESP_Q02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84">
            <text:p>Questão 20</text:p>
          </table:table-cell>
          <table:table-cell office:value-type="string" table:number-columns-spanned="1" table:number-rows-spanned="2" table:style-name="ce197">
            <text:p>Você concluiu o Ensino Fundamental na Educação de Jovens e Adultos (EJA), antigo supletivo?</text:p>
          </table:table-cell>
          <table:table-cell office:value-type="string" table:style-name="ce87">
            <text:p>a</text:p>
          </table:table-cell>
          <table:table-cell office:value-type="string" table:style-name="ce100">
            <text:p>Não.</text:p>
          </table:table-cell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84">
            <text:p>b</text:p>
          </table:table-cell>
          <table:table-cell office:value-type="string" table:style-name="ce101">
            <text:p>Sim.</text:p>
          </table:table-cell>
          <table:table-cell table:number-columns-repeated="16377"/>
        </table:table-row>
        <table:table-row table:style-name="ro4">
          <table:table-cell office:value-type="string" table:style-name="ce69">
            <text:p>1 - Os códigos dos Municípios e das Escolas que começam com o dígito "6" são máscaras, isto é, são códigos fictícios.</text:p>
          </table:table-cell>
          <table:table-cell table:number-columns-repeated="2" table:style-name="ce73"/>
          <table:table-cell table:style-name="ce69"/>
          <table:table-cell table:style-name="ce107"/>
          <table:table-cell table:number-columns-repeated="16379" table:style-name="ce69"/>
        </table:table-row>
        <table:table-row table:style-name="ro4">
          <table:table-cell office:value-type="string" table:style-name="ce69">
            <text:p>2 - Consistência entre os dados da aplicação do Saeb 2019 com o Censo da Educação Básica 2019 finalizado.</text:p>
          </table:table-cell>
          <table:table-cell table:number-columns-repeated="2" table:style-name="ce73"/>
          <table:table-cell table:style-name="ce69"/>
          <table:table-cell table:style-name="ce107"/>
          <table:table-cell table:number-columns-repeated="16379" table:style-name="ce69"/>
        </table:table-row>
        <table:table-row table:number-rows-repeated="1048320" table:style-name="ro4">
          <table:table-cell table:number-columns-repeated="16384"/>
        </table:table-row>
      </table:table>
      <table:table table:name="TS_ESCOLA" table:style-name="ta6">
        <table:table-column table:style-name="co25" table:default-cell-style-name="ce2"/>
        <table:table-column table:style-name="co6" table:default-cell-style-name="ce3"/>
        <table:table-column table:style-name="co7" table:default-cell-style-name="ce3"/>
        <table:table-column table:style-name="co26" table:default-cell-style-name="ce3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" table:default-cell-style-name="ce2"/>
        <table:table-column table:style-name="co30" table:default-cell-style-name="ce2"/>
        <table:table-column table:style-name="co31" table:default-cell-style-name="ce2"/>
        <table:table-column table:style-name="co7" table:number-columns-repeated="16373" table:default-cell-style-name="ce2"/>
        <table:table-row table:style-name="ro3">
          <table:table-cell office:value-type="string" table:number-columns-spanned="5" table:number-rows-spanned="1" table:style-name="ce221">
            <text:p>TS_ESCOLA</text:p>
          </table:table-cell>
          <table:covered-table-cell table:number-columns-repeated="4"/>
          <table:table-cell table:style-name="ce24"/>
          <table:table-cell table:number-columns-repeated="16378" table:style-name="ce39"/>
        </table:table-row>
        <table:table-row table:style-name="ro3">
          <table:table-cell table:number-columns-repeated="6" table:style-name="ce10"/>
          <table:table-cell table:number-columns-repeated="16378" table:style-name="ce39"/>
        </table:table-row>
        <table:table-row table:style-name="ro4">
          <table:table-cell office:value-type="string" table:style-name="ce35">
            <text:p>Variável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Tamanho</text:p>
          </table:table-cell>
          <table:table-cell office:value-type="string" table:style-name="ce35">
            <text:p>Descrição</text:p>
          </table:table-cell>
          <table:table-cell office:value-type="string" table:style-name="ce35">
            <text:p>Código de Preenchimento</text:p>
          </table:table-cell>
          <table:table-cell table:number-columns-repeated="16379" table:style-name="ce2"/>
        </table:table-row>
        <table:table-row table:style-name="ro4">
          <table:table-cell office:value-type="string" table:style-name="ce55">
            <text:p>ID_SAEB</text:p>
          </table:table-cell>
          <table:table-cell office:value-type="string" table:style-name="ce60">
            <text:p>Num</text:p>
          </table:table-cell>
          <table:table-cell office:value-type="float" office:value="4" table:style-name="ce60">
            <text:p>4</text:p>
          </table:table-cell>
          <table:table-cell office:value-type="string" table:style-name="ce61">
            <text:p>Ano de aplicação do Saeb</text:p>
          </table:table-cell>
          <table:table-cell office:value-type="float" office:value="2019" table:style-name="ce61">
            <text:p>2019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61">
            <text:p>1 - Nor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Nordes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Sudes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Su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5 - Centro-Oes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55">
            <text:p>ID_MUNICIPIO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7" table:style-name="ce60">
            <text:p>7</text:p>
          </table:table-cell>
          <table:table-cell office:value-type="string" table:style-name="ce31">
            <text:p>Código do Município</text:p>
          </table:table-cell>
          <table:table-cell table:style-name="ce30"/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31">
            <text:p>1 - Capita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1">
            <text:p>2 - Interior</text:p>
          </table:table-cell>
          <table:table-cell table:number-columns-repeated="16379" table:style-name="ce69"/>
        </table:table-row>
        <table:table-row table:style-name="ro5">
          <table:table-cell office:value-type="string" table:style-name="ce55">
            <text:p>ID_ESCOLA<text:span text:style-name="T1">1</text:span></text:p>
          </table:table-cell>
          <table:table-cell office:value-type="string" table:style-name="ce60">
            <text:p>Num</text:p>
          </table:table-cell>
          <table:table-cell office:value-type="float" office:value="8" table:style-name="ce60">
            <text:p>8</text:p>
          </table:table-cell>
          <table:table-cell office:value-type="string" table:style-name="ce61">
            <text:p>Código da Escola</text:p>
          </table:table-cell>
          <table:table-cell table:style-name="ce30"/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61">
            <text:p>1 - Federa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Estadua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3 - Municipa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4 - Privada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61">
            <text:p>1 - Urban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1">
            <text:p>2 - Rural</text:p>
          </table:table-cell>
          <table:table-cell table:number-columns-repeated="16379" table:style-name="ce69"/>
        </table:table-row>
        <table:table-row table:style-name="ro9">
          <table:table-cell office:value-type="string" table:style-name="ce34">
            <text:p>PC_FORMACAO_DOCENTE_INICIAL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Indicador de Adequação da Formação Docente (Informação referente ao Grupo 1, para os Anos Iniciais do EF)</text:p>
          </table:table-cell>
          <table:table-cell table:style-name="ce36"/>
          <table:table-cell table:number-columns-repeated="16379" table:style-name="ce5"/>
        </table:table-row>
        <table:table-row table:style-name="ro9">
          <table:table-cell office:value-type="string" table:style-name="ce34">
            <text:p>PC_FORMACAO_DOCENTE_FINAL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Indicador de Adequação da Formação Docente (Informação referente ao Grupo 1, para os Anos Finais do EF)</text:p>
          </table:table-cell>
          <table:table-cell table:style-name="ce36"/>
          <table:table-cell table:number-columns-repeated="16379" table:style-name="ce5"/>
        </table:table-row>
        <table:table-row table:style-name="ro9">
          <table:table-cell office:value-type="string" table:style-name="ce49">
            <text:p>PC_FORMACAO_DOCENTE_MEDIO</text:p>
          </table:table-cell>
          <table:table-cell office:value-type="string" table:style-name="ce50">
            <text:p>Num</text:p>
          </table:table-cell>
          <table:table-cell office:value-type="float" office:value="5" table:style-name="ce50">
            <text:p>5</text:p>
          </table:table-cell>
          <table:table-cell office:value-type="string" table:style-name="ce52">
            <text:p>Indicador de Adequação da Formação Docente (Informação referente ao Grupo 1, para o Ensino Médio)</text:p>
          </table:table-cell>
          <table:table-cell table:style-name="ce52"/>
          <table:table-cell table:number-columns-repeated="16379" table:style-name="ce5"/>
        </table:table-row>
        <table:table-row table:style-name="ro4">
          <table:table-cell office:value-type="string" table:number-columns-spanned="1" table:number-rows-spanned="7" table:style-name="ce185">
            <text:p>NIVEL_SOCIO_ECONOMICO</text:p>
          </table:table-cell>
          <table:table-cell office:value-type="string" table:number-columns-spanned="1" table:number-rows-spanned="7" table:style-name="ce186">
            <text:p>Char</text:p>
          </table:table-cell>
          <table:table-cell office:value-type="float" office:value="9" table:number-columns-spanned="1" table:number-rows-spanned="7" table:style-name="ce186">
            <text:p>9</text:p>
          </table:table-cell>
          <table:table-cell office:value-type="string" table:number-columns-spanned="1" table:number-rows-spanned="7" table:style-name="ce186">
            <text:p>Indicador de Nível Socioeconômico (Inse)</text:p>
          </table:table-cell>
          <table:table-cell office:value-type="string" table:style-name="ce48">
            <text:p>Nível I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8">
            <text:p>Nível II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8">
            <text:p>Nível III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8">
            <text:p>Nível IV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8">
            <text:p>Nível V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8">
            <text:p>Nível VI</text:p>
          </table:table-cell>
          <table:table-cell table:number-columns-repeated="16379" table:style-name="ce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48">
            <text:p>Nível VII</text:p>
          </table:table-cell>
          <table:table-cell table:number-columns-repeated="16379" table:style-name="ce5"/>
        </table:table-row>
        <table:table-row table:style-name="ro7">
          <table:table-cell office:value-type="string" table:style-name="ce34">
            <text:p>NU_MATRICULADOS_CENSO_5EF</text:p>
          </table:table-cell>
          <table:table-cell office:value-type="string" table:style-name="ce37">
            <text:p>Num</text:p>
          </table:table-cell>
          <table:table-cell office:value-type="float" office:value="3" table:style-name="ce37">
            <text:p>3</text:p>
          </table:table-cell>
          <table:table-cell office:value-type="string" table:style-name="ce36">
            <text:p>Número de alunos matriculados no 5º ano no censo 2019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34">
            <text:p>NU_PRESENTES_5EF</text:p>
          </table:table-cell>
          <table:table-cell office:value-type="string" table:style-name="ce37">
            <text:p>Num</text:p>
          </table:table-cell>
          <table:table-cell office:value-type="float" office:value="3" table:style-name="ce37">
            <text:p>3</text:p>
          </table:table-cell>
          <table:table-cell office:value-type="string" table:style-name="ce128">
            <text:p>Número de alunos presentes na aplicação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10">
          <table:table-cell office:value-type="string" table:style-name="ce34">
            <text:p>TAXA_PARTICIPACAO_5EF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Razão entre o total de alunos presentes no SAEB (NU_PRESENTES_5EF) e o total de alunos cadastrados no Censo Escolar que são público alvo do SAEB (NU_MATRICULADOS_CENSO_5EF)</text:p>
          </table:table-cell>
          <table:table-cell table:style-name="ce38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44">
            <text:p>Nivel_0_LP5</text:p>
          </table:table-cell>
          <table:table-cell office:value-type="string" table:style-name="ce46">
            <text:p>Num</text:p>
          </table:table-cell>
          <table:table-cell office:value-type="float" office:value="5" table:style-name="ce46">
            <text:p>5</text:p>
          </table:table-cell>
          <table:table-cell office:value-type="string" table:style-name="ce45">
            <text:p>(-00;125)</text:p>
          </table:table-cell>
          <table:table-cell table:style-name="ce38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1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125;1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2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150;1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3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175;2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4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00;2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5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25;2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6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50;2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7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75;3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8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00;3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9_LP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25;+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0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(-00;1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1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125;1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2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150;1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3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175;2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4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00;2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5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25;2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6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50;2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7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75;3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8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00;3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9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25;3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10_MT5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50;+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34">
            <text:p>NU_MATRICULADOS_CENSO_9EF</text:p>
          </table:table-cell>
          <table:table-cell office:value-type="string" table:style-name="ce37">
            <text:p>Num</text:p>
          </table:table-cell>
          <table:table-cell office:value-type="float" office:value="3" table:style-name="ce37">
            <text:p>3</text:p>
          </table:table-cell>
          <table:table-cell office:value-type="string" table:style-name="ce36">
            <text:p>Número de alunos matriculados no 9º ano no censo 2019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34">
            <text:p>NU_PRESENTES_9EF</text:p>
          </table:table-cell>
          <table:table-cell office:value-type="string" table:style-name="ce37">
            <text:p>Num</text:p>
          </table:table-cell>
          <table:table-cell office:value-type="float" office:value="3" table:style-name="ce37">
            <text:p>3</text:p>
          </table:table-cell>
          <table:table-cell office:value-type="string" table:style-name="ce128">
            <text:p>Número de alunos presentes na aplicação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10">
          <table:table-cell office:value-type="string" table:style-name="ce34">
            <text:p>TAXA_PARTICIPACAO_9EF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Razão entre o total de alunos presentes no SAEB (NU_PRESENTES_9EF) e o total de alunos cadastrados no Censo Escolar que são público alvo do SAEB (NU_MATRICULADOS_CENSO_9EF</text:p>
          </table:table-cell>
          <table:table-cell table:style-name="ce38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0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(-00;2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1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00;2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2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25;2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3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50;2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4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75;3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5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00;3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6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25;3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7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50;3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8_LP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75;+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0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(-00;2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1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00;2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2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25;2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3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50;2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4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275;3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5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00;32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6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25;35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7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50;375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8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375;4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Nivel_9_MT9</text:p>
          </table:table-cell>
          <table:table-cell office:value-type="string" table:style-name="ce37">
            <text:p>Num</text:p>
          </table:table-cell>
          <table:table-cell office:value-type="float" office:value="5" table:style-name="ce37">
            <text:p>5</text:p>
          </table:table-cell>
          <table:table-cell office:value-type="string" table:style-name="ce36">
            <text:p>[400;+00)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9">
          <table:table-cell office:value-type="string" table:style-name="ce55">
            <text:p>NU_MATRICULADOS_CENSO_EMT</text:p>
          </table:table-cell>
          <table:table-cell office:value-type="string" table:style-name="ce60">
            <text:p>Num</text:p>
          </table:table-cell>
          <table:table-cell office:value-type="float" office:value="3" table:style-name="ce60">
            <text:p>3</text:p>
          </table:table-cell>
          <table:table-cell office:value-type="string" table:style-name="ce61">
            <text:p>Número de alunos matriculados na 3ª/4ª série do ensino médio tradicional no censo 2019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5">
            <text:p>NU_PRESENTES_EMT</text:p>
          </table:table-cell>
          <table:table-cell office:value-type="string" table:style-name="ce60">
            <text:p>Num</text:p>
          </table:table-cell>
          <table:table-cell office:value-type="float" office:value="3" table:style-name="ce60">
            <text:p>3</text:p>
          </table:table-cell>
          <table:table-cell office:value-type="string" table:style-name="ce61">
            <text:p>Número de alunos presentes na aplicação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10">
          <table:table-cell office:value-type="string" table:style-name="ce55">
            <text:p>TAXA_PARTICIPACAO_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Razão entre o total de alunos presentes no SAEB (NU_PRESENTES_EMT) e o total de alunos cadastrados no Censo Escolar que são público alvo do SAEB (NU_MATRICULADOS_CENSO_EMT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0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(-00;2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1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25;2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2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50;2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3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75;3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4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00;3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5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25;3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6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50;3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7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75;4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8_LP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00;+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0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-00;2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1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25;2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2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50;2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3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75;3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4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00;3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5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25;3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6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50;3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7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75;4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8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00;4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9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25;4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10_MTEMT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50;+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9">
          <table:table-cell office:value-type="string" table:style-name="ce55">
            <text:p>NU_MATRICULADOS_CENSO_EMI</text:p>
          </table:table-cell>
          <table:table-cell office:value-type="string" table:style-name="ce60">
            <text:p>Num</text:p>
          </table:table-cell>
          <table:table-cell office:value-type="float" office:value="3" table:style-name="ce60">
            <text:p>3</text:p>
          </table:table-cell>
          <table:table-cell office:value-type="string" table:style-name="ce61">
            <text:p>Número de alunos matriculados na 3ª/4ª série do ensino médio integrado no censo 2019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5">
            <text:p>NU_PRESENTES_EMI</text:p>
          </table:table-cell>
          <table:table-cell office:value-type="string" table:style-name="ce60">
            <text:p>Num</text:p>
          </table:table-cell>
          <table:table-cell office:value-type="float" office:value="3" table:style-name="ce60">
            <text:p>3</text:p>
          </table:table-cell>
          <table:table-cell office:value-type="string" table:style-name="ce61">
            <text:p>Número de alunos presentes na aplicação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10">
          <table:table-cell office:value-type="string" table:style-name="ce55">
            <text:p>TAXA_PARTICIPACAO_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Razão entre o total de alunos presentes no SAEB (NU_PRESENTES_EMI) e o total de alunos cadastrados no Censo Escolar que são público alvo do SAEB (NU_MATRICULADOS_CENSO_EMI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0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(-00;2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1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25;2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2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50;2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3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75;3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4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00;3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5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25;3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6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50;3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7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75;4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8_LP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00;+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0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-00;2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1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25;2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2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50;2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3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275;3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4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00;3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5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25;3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6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50;37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7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375;4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8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00;425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9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25;45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5">
            <text:p>Nivel_10_MTEMI</text:p>
          </table:table-cell>
          <table:table-cell office:value-type="string" table:style-name="ce60">
            <text:p>Num</text:p>
          </table:table-cell>
          <table:table-cell office:value-type="float" office:value="5" table:style-name="ce60">
            <text:p>5</text:p>
          </table:table-cell>
          <table:table-cell office:value-type="string" table:style-name="ce61">
            <text:p>[450;+00)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9">
          <table:table-cell office:value-type="string" table:style-name="ce51">
            <text:p>NU_MATRICULADOS_CENSO_EM</text:p>
          </table:table-cell>
          <table:table-cell office:value-type="string" table:style-name="ce53">
            <text:p>Num</text:p>
          </table:table-cell>
          <table:table-cell office:value-type="float" office:value="3" table:style-name="ce53">
            <text:p>3</text:p>
          </table:table-cell>
          <table:table-cell office:value-type="string" table:style-name="ce52">
            <text:p>Número de alunos matriculados na 3ª/4ª série do ensino médio tradicional ou integrado no censo 2019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1">
            <text:p>NU_PRESENTES_EM</text:p>
          </table:table-cell>
          <table:table-cell office:value-type="string" table:style-name="ce53">
            <text:p>Num</text:p>
          </table:table-cell>
          <table:table-cell office:value-type="float" office:value="3" table:style-name="ce53">
            <text:p>3</text:p>
          </table:table-cell>
          <table:table-cell office:value-type="string" table:style-name="ce52">
            <text:p>Número de alunos presentes na aplicação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10">
          <table:table-cell office:value-type="string" table:style-name="ce51">
            <text:p>TAXA_PARTICIPACAO_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Razão entre o total de alunos presentes no SAEB (NU_PRESENTES_EM) e o total de alunos cadastrados no Censo Escolar que são público alvo do SAEB (NU_MATRICULADOS_CENSO_EM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0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(-00;22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1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225;25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2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250;27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3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275;30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4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00;32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5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25;35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6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50;37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7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75;40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8_LP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400;+0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0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-00;22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1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225;25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2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250;27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3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275;30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4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00;32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5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25;35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6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50;37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7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375;40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8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400;425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9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425;45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51">
            <text:p>Nivel_10_MTEM</text:p>
          </table:table-cell>
          <table:table-cell office:value-type="string" table:style-name="ce53">
            <text:p>Num</text:p>
          </table:table-cell>
          <table:table-cell office:value-type="float" office:value="5" table:style-name="ce53">
            <text:p>5</text:p>
          </table:table-cell>
          <table:table-cell office:value-type="string" table:style-name="ce52">
            <text:p>[450;+00)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MEDIA_5EF_LP</text:p>
          </table:table-cell>
          <table:table-cell office:value-type="string" table:style-name="ce37">
            <text:p>Num</text:p>
          </table:table-cell>
          <table:table-cell office:value-type="float" office:value="6" table:style-name="ce37">
            <text:p>6</text:p>
          </table:table-cell>
          <table:table-cell office:value-type="string" table:style-name="ce36">
            <text:p>Média em Língua Portuguesa 5º ano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MEDIA_5EF_MT</text:p>
          </table:table-cell>
          <table:table-cell office:value-type="string" table:style-name="ce37">
            <text:p>Num</text:p>
          </table:table-cell>
          <table:table-cell office:value-type="float" office:value="6" table:style-name="ce37">
            <text:p>6</text:p>
          </table:table-cell>
          <table:table-cell office:value-type="string" table:style-name="ce36">
            <text:p>Média em Matemática 5º ano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MEDIA_9EF_LP</text:p>
          </table:table-cell>
          <table:table-cell office:value-type="string" table:style-name="ce37">
            <text:p>Num</text:p>
          </table:table-cell>
          <table:table-cell office:value-type="float" office:value="6" table:style-name="ce37">
            <text:p>6</text:p>
          </table:table-cell>
          <table:table-cell office:value-type="string" table:style-name="ce36">
            <text:p>Média em Língua Portuguesa 9º ano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34">
            <text:p>MEDIA_9EF_MT</text:p>
          </table:table-cell>
          <table:table-cell office:value-type="string" table:style-name="ce37">
            <text:p>Num</text:p>
          </table:table-cell>
          <table:table-cell office:value-type="float" office:value="6" table:style-name="ce37">
            <text:p>6</text:p>
          </table:table-cell>
          <table:table-cell office:value-type="string" table:style-name="ce36">
            <text:p>Média em Matemática 9º ano</text:p>
          </table:table-cell>
          <table:table-cell table:style-name="ce36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5">
            <text:p>MEDIA_EMT_LP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Média em Língua Portuguesa 3ª/4ª série do ensino médio tradicional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5">
            <text:p>MEDIA_EMT_MT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Média em Matemática 3ª/4ª série do ensino médio tradicional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5">
            <text:p>MEDIA_EMI_LP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Média em Língua Portuguesa 3ª/4ª série do ensino médio integrado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5">
            <text:p>MEDIA_EMI_MT</text:p>
          </table:table-cell>
          <table:table-cell office:value-type="string" table:style-name="ce60">
            <text:p>Num</text:p>
          </table:table-cell>
          <table:table-cell office:value-type="float" office:value="6" table:style-name="ce60">
            <text:p>6</text:p>
          </table:table-cell>
          <table:table-cell office:value-type="string" table:style-name="ce61">
            <text:p>Média em Matemática 3ª/4ª série do ensino médio integrado</text:p>
          </table:table-cell>
          <table:table-cell table:style-name="ce61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1">
            <text:p>MEDIA_EM_LP</text:p>
          </table:table-cell>
          <table:table-cell office:value-type="string" table:style-name="ce53">
            <text:p>Num</text:p>
          </table:table-cell>
          <table:table-cell office:value-type="float" office:value="6" table:style-name="ce53">
            <text:p>6</text:p>
          </table:table-cell>
          <table:table-cell office:value-type="string" table:style-name="ce52">
            <text:p>Média em Língua Portuguesa 3ª/4ª série do ensino médio tradicional ou integrado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7">
          <table:table-cell office:value-type="string" table:style-name="ce51">
            <text:p>MEDIA_EM_MT</text:p>
          </table:table-cell>
          <table:table-cell office:value-type="string" table:style-name="ce53">
            <text:p>Num</text:p>
          </table:table-cell>
          <table:table-cell office:value-type="float" office:value="6" table:style-name="ce53">
            <text:p>6</text:p>
          </table:table-cell>
          <table:table-cell office:value-type="string" table:style-name="ce52">
            <text:p>Média em Matemática 3ª/4ª série do ensino médio tradicional ou integrado</text:p>
          </table:table-cell>
          <table:table-cell table:style-name="ce52"/>
          <table:table-cell table:style-name="ce5"/>
          <table:table-cell table:number-columns-repeated="5" table:style-name="ce40"/>
          <table:table-cell table:number-columns-repeated="16373" table:style-name="ce5"/>
        </table:table-row>
        <table:table-row table:style-name="ro4">
          <table:table-cell office:value-type="string" table:style-name="ce69">
            <text:p>1 - Os códigos dos Municípios e das Escolas que começam com o dígito "6" são máscaras, isto é, são códigos fictícios.</text:p>
          </table:table-cell>
          <table:table-cell table:number-columns-repeated="3" table:style-name="ce3"/>
          <table:table-cell table:number-columns-repeated="16380" table:style-name="ce2"/>
        </table:table-row>
        <table:table-row table:number-rows-repeated="1048394" table:style-name="ro4">
          <table:table-cell table:number-columns-repeated="16384"/>
        </table:table-row>
      </table:table>
      <table:table table:name="TS_PROFESSOR" table:style-name="ta7">
        <table:table-column table:style-name="co32" table:default-cell-style-name="ce69"/>
        <table:table-column table:style-name="co6" table:default-cell-style-name="ce73"/>
        <table:table-column table:style-name="co30" table:default-cell-style-name="ce73"/>
        <table:table-column table:style-name="co33" table:default-cell-style-name="ce135"/>
        <table:table-column table:style-name="co34" table:default-cell-style-name="ce69"/>
        <table:table-column table:style-name="co35" table:default-cell-style-name="ce69"/>
        <table:table-column table:style-name="co3" table:number-columns-repeated="16378" table:default-cell-style-name="ce110"/>
        <table:table-row table:style-name="ro3">
          <table:table-cell office:value-type="string" table:number-columns-spanned="5" table:number-rows-spanned="1" table:style-name="ce184">
            <text:p>TS_PROFESSOR</text:p>
          </table:table-cell>
          <table:covered-table-cell table:number-columns-repeated="4"/>
          <table:table-cell table:style-name="ce114"/>
          <table:table-cell table:number-columns-repeated="16378" table:style-name="ce115"/>
        </table:table-row>
        <table:table-row table:style-name="ro4">
          <table:table-cell table:number-columns-repeated="3" table:style-name="ce116"/>
          <table:table-cell table:style-name="ce138"/>
          <table:table-cell table:style-name="ce116"/>
          <table:table-cell table:style-name="ce69"/>
          <table:table-cell table:number-columns-repeated="16378"/>
        </table:table-row>
        <table:table-row table:style-name="ro4">
          <table:table-cell office:value-type="string" table:style-name="ce70">
            <text:p>Variável</text:p>
          </table:table-cell>
          <table:table-cell office:value-type="string" table:style-name="ce70">
            <text:p>Tipo</text:p>
          </table:table-cell>
          <table:table-cell office:value-type="string" table:style-name="ce70">
            <text:p>Tamanho</text:p>
          </table:table-cell>
          <table:table-cell office:value-type="string" table:style-name="ce102">
            <text:p>Descrição</text:p>
          </table:table-cell>
          <table:table-cell office:value-type="string" table:style-name="ce70">
            <text:p>Código de Preenchimento</text:p>
          </table:table-cell>
          <table:table-cell table:style-name="ce117"/>
          <table:table-cell table:number-columns-repeated="16378"/>
        </table:table-row>
        <table:table-row table:style-name="ro4">
          <table:table-cell office:value-type="string" table:style-name="ce129">
            <text:p>ID_SAEB</text:p>
          </table:table-cell>
          <table:table-cell office:value-type="string" table:style-name="ce130">
            <text:p>Num</text:p>
          </table:table-cell>
          <table:table-cell office:value-type="float" office:value="4" table:style-name="ce130">
            <text:p>4</text:p>
          </table:table-cell>
          <table:table-cell office:value-type="string" table:style-name="ce146">
            <text:p>Ano de aplicação do Saeb</text:p>
          </table:table-cell>
          <table:table-cell office:value-type="float" office:value="2019" table:style-name="ce131">
            <text:p>2019</text:p>
          </table:table-cell>
          <table:table-cell table:style-name="ce69"/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131">
            <text:p>1 - Norte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2 - Nordeste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3 - Sudeste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4 - Sul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5 - Centro-Oeste</text:p>
          </table:table-cell>
          <table:table-cell table:style-name="ce69"/>
          <table:table-cell table:number-columns-repeated="16378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45">
            <text:p>ID_MUNICIPIO<text:span text:style-name="T1">1</text:span></text:p>
          </table:table-cell>
          <table:table-cell office:value-type="string" table:style-name="ce130">
            <text:p>Num</text:p>
          </table:table-cell>
          <table:table-cell office:value-type="float" office:value="7" table:style-name="ce130">
            <text:p>7</text:p>
          </table:table-cell>
          <table:table-cell office:value-type="string" table:style-name="ce131">
            <text:p>Código do Município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31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1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45">
            <text:p>ID_ESCOLA<text:span text:style-name="T1">1</text:span></text:p>
          </table:table-cell>
          <table:table-cell office:value-type="string" table:style-name="ce130">
            <text:p>Num</text:p>
          </table:table-cell>
          <table:table-cell office:value-type="float" office:value="8" table:style-name="ce130">
            <text:p>8</text:p>
          </table:table-cell>
          <table:table-cell office:value-type="string" table:style-name="ce131">
            <text:p>Código da Escola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131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131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31">
            <text:p>2 - Rural</text:p>
          </table:table-cell>
          <table:table-cell table:number-columns-repeated="16379"/>
        </table:table-row>
        <table:table-row table:style-name="ro4">
          <table:table-cell office:value-type="string" table:style-name="ce129">
            <text:p>ID_TURMA</text:p>
          </table:table-cell>
          <table:table-cell office:value-type="string" table:style-name="ce133">
            <text:p>Num</text:p>
          </table:table-cell>
          <table:table-cell office:value-type="float" office:value="6" table:style-name="ce137">
            <text:p>6</text:p>
          </table:table-cell>
          <table:table-cell office:value-type="string" table:style-name="ce134">
            <text:p>Código da turma no Saeb</text:p>
          </table:table-cell>
          <table:table-cell table:style-name="ce118"/>
          <table:table-cell table:number-columns-repeated="16379"/>
        </table:table-row>
        <table:table-row table:style-name="ro4">
          <table:table-cell office:value-type="string" table:style-name="ce129">
            <text:p>CO_PROFESSOR</text:p>
          </table:table-cell>
          <table:table-cell office:value-type="string" table:style-name="ce133">
            <text:p>Num</text:p>
          </table:table-cell>
          <table:table-cell office:value-type="float" office:value="10" table:style-name="ce137">
            <text:p>10</text:p>
          </table:table-cell>
          <table:table-cell office:value-type="string" table:style-name="ce134">
            <text:p>Código do professor no Saeb</text:p>
          </table:table-cell>
          <table:table-cell table:style-name="ce118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SERIE</text:p>
          </table:table-cell>
          <table:table-cell office:value-type="string" table:number-columns-spanned="1" table:number-rows-spanned="4" table:style-name="ce242">
            <text:p>Num</text:p>
          </table:table-cell>
          <table:table-cell office:value-type="float" office:value="2" table:number-columns-spanned="1" table:number-rows-spanned="4" table:style-name="ce243">
            <text:p>2</text:p>
          </table:table-cell>
          <table:table-cell office:value-type="string" table:number-columns-spanned="1" table:number-rows-spanned="4" table:style-name="ce244">
            <text:p>Código do professor no Saeb</text:p>
          </table:table-cell>
          <table:table-cell office:value-type="string" table:style-name="ce30">
            <text:p>5 - 5º Ano do Ensino Fundamental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9 - 9º Ano do Ensino Fundamental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 - 3ª/4ª séries do Ensino Médio Tradicional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 - 3ª/4ª séries do Ensino Médio Integrado</text:p>
          </table:table-cell>
          <table:table-cell table:style-name="ce69"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36">
            <text:p>IN_PREENCHIMENTO_QUESTIONARIO</text:p>
          </table:table-cell>
          <table:table-cell office:value-type="string" table:number-columns-spanned="1" table:number-rows-spanned="2" table:style-name="ce240">
            <text:p>Num</text:p>
          </table:table-cell>
          <table:table-cell office:value-type="float" office:value="1" table:number-columns-spanned="1" table:number-rows-spanned="2" table:style-name="ce240">
            <text:p>1</text:p>
          </table:table-cell>
          <table:table-cell office:value-type="string" table:number-columns-spanned="1" table:number-rows-spanned="2" table:style-name="ce237">
            <text:p>Indicador de preenchimento do questionário</text:p>
          </table:table-cell>
          <table:table-cell office:value-type="string" table:style-name="ce8">
            <text:p>0 - Não preenchido</text:p>
          </table:table-cell>
          <table:table-cell table:style-name="ce69"/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2">
            <text:p>1 - Preenchido parcial ou totalmente</text:p>
          </table:table-cell>
          <table:table-cell table:style-name="ce69"/>
          <table:table-cell table:number-columns-repeated="16378"/>
        </table:table-row>
        <table:table-row table:style-name="ro23">
          <table:table-cell table:number-columns-repeated="3" table:style-name="ce111"/>
          <table:table-cell office:value-type="string" table:style-name="ce136">
            <text:p>Descrição (texto da pergunta)</text:p>
          </table:table-cell>
          <table:table-cell office:value-type="string" table:style-name="ce112">
            <text:p>Código da opção de resposta</text:p>
          </table:table-cell>
          <table:table-cell office:value-type="string" table:style-name="ce113">
            <text:p>Texto da opção de resposta</text:p>
          </table:table-cell>
          <table:table-cell table:number-columns-repeated="16378" table:style-name="ce9"/>
        </table:table-row>
        <table:table-row table:style-name="ro23">
          <table:table-cell office:value-type="string" table:number-columns-spanned="1" table:number-rows-spanned="6" table:style-name="ce236">
            <text:p>TX_RESP_Q001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40">
            <text:p>1</text:p>
          </table:table-cell>
          <table:table-cell office:value-type="string" table:number-columns-spanned="1" table:number-rows-spanned="6" table:style-name="ce238">
            <text:p>Qual é a sua cor ou raça?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Bra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ret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Pard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30">
            <text:p>Amarel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E</text:p>
          </table:table-cell>
          <table:table-cell office:value-type="string" table:style-name="ce30">
            <text:p>Indígen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F</text:p>
          </table:table-cell>
          <table:table-cell office:value-type="string" table:style-name="ce30">
            <text:p>Não quero declarar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7" table:style-name="ce236">
            <text:p>TX_RESP_Q002</text:p>
          </table:table-cell>
          <table:table-cell office:value-type="string" table:number-columns-spanned="1" table:number-rows-spanned="7" table:style-name="ce240">
            <text:p>Char</text:p>
          </table:table-cell>
          <table:table-cell office:value-type="float" office:value="1" table:number-columns-spanned="1" table:number-rows-spanned="7" table:style-name="ce240">
            <text:p>1</text:p>
          </table:table-cell>
          <table:table-cell office:value-type="string" table:number-columns-spanned="1" table:number-rows-spanned="7" table:style-name="ce237">
            <text:p>Há quantos anos você trabalha como professor (a)?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Meu primeiro an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1-2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3-5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6-10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E</text:p>
          </table:table-cell>
          <table:table-cell office:value-type="string" table:style-name="ce66">
            <text:p>11-15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F</text:p>
          </table:table-cell>
          <table:table-cell office:value-type="string" table:style-name="ce66">
            <text:p>16-20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G</text:p>
          </table:table-cell>
          <table:table-cell office:value-type="string" table:style-name="ce66">
            <text:p>Mais de 20 ano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7" table:style-name="ce236">
            <text:p>TX_RESP_Q003</text:p>
          </table:table-cell>
          <table:table-cell office:value-type="string" table:number-columns-spanned="1" table:number-rows-spanned="7" table:style-name="ce240">
            <text:p>Char</text:p>
          </table:table-cell>
          <table:table-cell office:value-type="float" office:value="1" table:number-columns-spanned="1" table:number-rows-spanned="7" table:style-name="ce240">
            <text:p>1</text:p>
          </table:table-cell>
          <table:table-cell office:value-type="string" table:number-columns-spanned="1" table:number-rows-spanned="7" table:style-name="ce197">
            <text:p>Há quantos anos você trabalha como professor(a) nesta escola?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Meu primeiro an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1-2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3-5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6-10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E</text:p>
          </table:table-cell>
          <table:table-cell office:value-type="string" table:style-name="ce66">
            <text:p>11-15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F</text:p>
          </table:table-cell>
          <table:table-cell office:value-type="string" table:style-name="ce66">
            <text:p>16-20 ano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G</text:p>
          </table:table-cell>
          <table:table-cell office:value-type="string" table:style-name="ce66">
            <text:p>Mais de 20 ano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0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Em quantas escolas você trabalha?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Apenas nest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Em 2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Em 3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Em 4 ou mai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6" table:style-name="ce236">
            <text:p>TX_RESP_Q005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40">
            <text:p>1</text:p>
          </table:table-cell>
          <table:table-cell office:value-type="string" table:number-columns-spanned="1" table:number-rows-spanned="6" table:style-name="ce237">
            <text:p>Qual o seu tipo de vínculo trabalhista nesta escola?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Concursado/efetivo/estável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Contrato temporári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trato terceiriz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trato CLT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E</text:p>
          </table:table-cell>
          <table:table-cell office:value-type="string" table:style-name="ce66">
            <text:p>Pessoa jurídi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F</text:p>
          </table:table-cell>
          <table:table-cell office:value-type="string" table:style-name="ce66">
            <text:p>Outra situação trabalhista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0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Tornar-me professor(a) foi a realização de um dos meus sonhos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0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A profissão de professor(a) é valorizada pela sociedade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0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As vantagens de ser professor(a) superam claramente as desvantagens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0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No geral, estou satisfeito com o meu trabalho de professor(a)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1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Repetir de ano é bom para o aluno que não apresentou desempenho satisfatório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1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A quantidade de avaliações externas (municipais, estaduais ou federais) é excessiva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4" table:style-name="ce236">
            <text:p>TX_RESP_Q01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As avaliações externas (municipais, estaduais ou federais) têm direcionado o que deve ser ensinado na escola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1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As avaliações externas têm ajudado a melhorar o processo de ensino e aprendizagem desta escola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36">
            <text:p>TX_RESP_Q01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O SEU TRABALHO COMO PROFESSOR(A) DA EDUCAÇÃO BÁSICA: - Os estudantes apresentam problemas de aprendizagem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Concordo fortement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1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Leio notícias por meio de jornais, revistas, internet etc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1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Leio livros não relacionados à Educação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1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Acesso blogs, Youtube, redes sociais (Twitter, Instagram, Facebook etc.)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1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Assisto a filmes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1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Vou a exposições (museus, centros culturais)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Participo de festas da comunidade (igreja, bairro etc.)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Estudo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NESTE ANO, O QUE NORMALMENTE VOCÊ TEM FEITO QUANDO ESTÁ FORA DO(S) SEU(S) LOCAL(IS) DE TRABALHO? - Assisto a telejornal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Tamanho da sala com relação ao número de alunos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Acústica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Iluminação natural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Ventilação natural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Temperatura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Limpeza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36">
            <text:p>TX_RESP_Q02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4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Acessibilidade</text:p>
          </table:table-cell>
          <table:table-cell office:value-type="string" table:style-name="ce132">
            <text:p>A</text:p>
          </table:table-cell>
          <table:table-cell office:value-type="string" table:style-name="ce66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B</text:p>
          </table:table-cell>
          <table:table-cell office:value-type="string" table:style-name="ce66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C</text:p>
          </table:table-cell>
          <table:table-cell office:value-type="string" table:style-name="ce66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32">
            <text:p>D</text:p>
          </table:table-cell>
          <table:table-cell office:value-type="string" table:style-name="ce6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3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Mobiliário (mesas e carteir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3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Infraestrutura (paredes, teto, assoalho, port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In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adequa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Adequado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3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AVALIE AS CONDIÇÕES DA SALA DE AULA QUE VOCÊ UTILIZA NESTA ESCOLA COM RELAÇÃO AOS SEGUINTES ELEMENTOS: - Lousa (quadro de giz ou quadro branco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3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INDIQUE OS RECURSOS QUE VOCÊ NORMALMENTE USA NESTA ESCOLA E QUAL A SUA ADEQUAÇÃO PARA AS ATIVIDADES EM SALA DE AULA: - Livro didátic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USO / Não tem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SO E É 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SO E É 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USO E É 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USO E É 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4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INDIQUE OS RECURSOS QUE VOCÊ NORMALMENTE USA NESTA ESCOLA E QUAL A SUA ADEQUAÇÃO PARA AS ATIVIDADES EM SALA DE AULA: - Projetor multimídia (datashow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USO / Não tem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SO E É 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SO E É 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USO E É 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USO E É 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5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INDIQUE OS RECURSOS QUE VOCÊ NORMALMENTE USA NESTA ESCOLA E QUAL A SUA ADEQUAÇÃO PARA AS ATIVIDADES EM SALA DE AULA: - Computador (de mesa, portátil, tablet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USO / Não tem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SO E É 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SO E É 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USO E É 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USO E É 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6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INDIQUE OS RECURSOS QUE VOCÊ NORMALMENTE USA NESTA ESCOLA E QUAL A SUA ADEQUAÇÃO PARA AS ATIVIDADES EM SALA DE AULA: - Software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USO / Não tem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SO E É 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SO E É 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USO E É 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USO E É 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7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INDIQUE OS RECURSOS QUE VOCÊ NORMALMENTE USA NESTA ESCOLA E QUAL A SUA ADEQUAÇÃO PARA AS ATIVIDADES EM SALA DE AULA: - Internet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USO / Não tem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SO E É 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SO E É 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USO E É 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USO E É 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8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INDIQUE OS RECURSOS QUE VOCÊ NORMALMENTE USA NESTA ESCOLA E QUAL A SUA ADEQUAÇÃO PARA AS ATIVIDADES EM SALA DE AULA: - Acervo multimídi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USO / Não tem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SO E É In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SO E É Pouco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USO E É Razoavelmente adequad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USO E É Adequad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39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Considerando TODAS as suas atividades profissionais remuneradas, quantas horas você trabalha em uma semana normal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Até 1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e 11 a 2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21 a 3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 31 a 4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Mais de 40 horas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40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Nesta escola, quantas horas você trabalha em uma semana normal (dando aulas, preparando murais, planejando aulas, corrigindo atividades, participando de reuniões etc.)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Até 1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e 11 a 2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21 a 3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 31 a 4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Mais de 40 horas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5" table:style-name="ce289">
            <text:p>TX_RESP_Q041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Numa semana normal de trabalho, quantas horas você dedica exclusivamente a dar aulas aqui nesta escola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Até 1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e 11 a 2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21 a 3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 31 a 40 horas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Mais de 40 hora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Desenvolver o conteúdo da(s) área(s) de ensino que lecio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Aplicar diferentes metodologias de ensi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Relacionar as outras áreas do currículo com aquela que lecio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Desenvolver instrumentos de avaliação de sala de au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Gestão de sala de au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Ensinar para o público-alvo da educação especial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Usar novas tecnologias de informação e comunicação na prática pedagógic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4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Comunicar-me com as famílias de alunos(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Utilizar conhecimentos sobre o desenvolvimento da aprendizagem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Participar da gestão da esco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EM QUE MEDIDA VOCÊ SE SENTE PREPARADO(A) PARA AS SEGUINTES ATIVIDADES: - Lidar com conflitos do cotidiano escolar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ada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o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Razoavelmente preparado(a)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uito preparado(a)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DENTRE AS ATIVIDADES FORMATIVAS LISTADAS ABAIXO, INDIQUE QUANTAS VOCÊ REALIZOU NESSE ANO: - Atividades formativas com menos de 20 hor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enhum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ua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Três ou mai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DENTRE AS ATIVIDADES FORMATIVAS LISTADAS ABAIXO, INDIQUE QUANTAS VOCÊ REALIZOU NESSE ANO: - Cursos de 20 a menos de 180 hor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enhum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ua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Três ou mai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DENTRE AS ATIVIDADES FORMATIVAS LISTADAS ABAIXO, INDIQUE QUANTAS VOCÊ REALIZOU NESSE ANO: - Cursos de aperfeiçoamento de 180 a 360 hor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enhum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ua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Três ou mai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CONSIDERANDO AS ATIVIDADES FORMATIVAS DE CURTA DURAÇÃO (INFERIORES A 360 HORAS) DAS QUAIS PARTICIPOU NESTE ANO, EM QUAIS DELAS ESTAVA PREVISTO: - Participação de colegas da(s) escola(s) em que leciono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CONSIDERANDO AS ATIVIDADES FORMATIVAS DE CURTA DURAÇÃO (INFERIORES A 360 HORAS) DAS QUAIS PARTICIPOU NESTE ANO, EM QUAIS DELAS ESTAVA PREVISTO: - Atividades colaborativas de aprendizado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CONSIDERANDO AS ATIVIDADES FORMATIVAS DE CURTA DURAÇÃO (INFERIORES A 360 HORAS) DAS QUAIS PARTICIPOU NESTE ANO, EM QUAIS DELAS ESTAVA PREVISTO: - Encontros de formação distribuídos por semanas ou meses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5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DURANTE ESTE ANO, INDIQUE DE QUAIS CURSOS DE PÓS-GRADUAÇÃO VOCÊ PARTICIPOU E SE RECEBEU APOIO DA SECRETARIA OU MANTENEDORA PARA REALIZÁ-LO: - Especialização (mínimo de 360 hor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fiz este curs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Sim, sem apoi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, com apoio parcial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im, com apoio total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6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DURANTE ESTE ANO, INDIQUE DE QUAIS CURSOS DE PÓS-GRADUAÇÃO VOCÊ PARTICIPOU E SE RECEBEU APOIO DA SECRETARIA OU MANTENEDORA PARA REALIZÁ-LO: - Mestrado (acadêmico ou profissional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fiz este curs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Sim, sem apoi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, com apoio parcial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im, com apoio total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6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DURANTE ESTE ANO, INDIQUE DE QUAIS CURSOS DE PÓS-GRADUAÇÃO VOCÊ PARTICIPOU E SE RECEBEU APOIO DA SECRETARIA OU MANTENEDORA PARA REALIZÁ-LO: - Doutorad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fiz este curs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Sim, sem apoi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, com apoio parcial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im, com apoio total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Aprofundar meus conhecimentos sobre as disciplinas que lecio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Compreender o processo de aprendizagem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Aprimorar os processos avaliativos de sala de au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Utilizar novas tecnologias para apoiar minhas atividade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Colaborar com meus colegas na preparação de atividades e projeto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Aprimorar as metodologias de ensi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NÍVEL DE CONTRIBUIÇÃO DAS ATIVIDADES FORMATIVAS E CURSOS REALIZADOS NESTE ANO PARA: - Auxiliar na mediação de conflitos em sala de au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contribuiu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Contribuiu pouc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tribuiu razoave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tribuiu muito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6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E ANO, INDIQUE O PRINCIPAL RESPONSÁVEL PELAS SEGUINTES DEFINIÇÕES: - Material didátic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ocente da turm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Todo o corpo docente da escol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Equipe gestor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7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E ANO, INDIQUE O PRINCIPAL RESPONSÁVEL PELAS SEGUINTES DEFINIÇÕES: - Metodologia de ensi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ocente da turm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Todo o corpo docente da escol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Equipe gestor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7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E ANO, INDIQUE O PRINCIPAL RESPONSÁVEL PELAS SEGUINTES DEFINIÇÕES: - Conteúdos trabalhados em sa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ocente da turm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Todo o corpo docente da escol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Equipe gestor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7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E ANO, INDIQUE O PRINCIPAL RESPONSÁVEL PELAS SEGUINTES DEFINIÇÕES: - Instrumentos para avaliar os(as) alunos(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ocente da turm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Todo o corpo docente da escol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Equipe gestor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7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E ANO, INDIQUE O PRINCIPAL RESPONSÁVEL PELAS SEGUINTES DEFINIÇÕES: - Peso de cada instrumento de avaliação na nota final do(a) aluno(a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ocente da turm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Todo o corpo docente da escol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Equipe gestor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89">
            <text:p>TX_RESP_Q07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E ANO, INDIQUE O PRINCIPAL RESPONSÁVEL PELAS SEGUINTES DEFINIÇÕES: - Seleção de conteúdos usados nas prov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ocente da turm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Todo o corpo docente da escol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Equipe gestor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ecisão externa à escola (Secretaria de Educação, sistema apostilado de ensino etc.)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075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INDIQUE SE AS SITUAÇÕES ABAIXO SE APLICAM OU NÃO AO PROJETO POLÍTICO-PEDAGÓGICO DESTA ESCOLA: - Seu conteúdo é discutido em reuniõe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esconheço o projet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Nã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076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INDIQUE SE AS SITUAÇÕES ABAIXO SE APLICAM OU NÃO AO PROJETO POLÍTICO-PEDAGÓGICO DESTA ESCOLA: - Os(As) professores(as) participaram da sua elaboraçã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esconheço o projet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Nã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077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INDIQUE SE AS SITUAÇÕES ABAIXO SE APLICAM OU NÃO AO PROJETO POLÍTICO-PEDAGÓGICO DESTA ESCOLA: - Estabelece metas de aprendizagem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esconheço o projet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Nã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078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INDIQUE SE AS SITUAÇÕES ABAIXO SE APLICAM OU NÃO AO PROJETO POLÍTICO-PEDAGÓGICO DESTA ESCOLA: - Considera os resultados de avaliações externas (Saeb, estaduais, municipais etc.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esconheço o projet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Não.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079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INDIQUE SE AS SITUAÇÕES ABAIXO SE APLICAM OU NÃO AO PROJETO POLÍTICO-PEDAGÓGICO DESTA ESCOLA: - Há metas de alcance de índices (Ideb, índices estaduais ou municipai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esconheço o projet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Não.</text:p>
          </table:table-cell>
          <table:table-cell table:number-columns-repeated="16378"/>
        </table:table-row>
        <table:table-row table:style-name="ro27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Sim.</text:p>
          </table:table-cell>
          <table:table-cell table:number-columns-repeated="16378"/>
        </table:table-row>
        <table:table-row table:style-name="ro28">
          <table:table-cell office:value-type="string" table:number-columns-spanned="1" table:number-rows-spanned="5" table:style-name="ce289">
            <text:p>TX_RESP_Q080</text:p>
          </table:table-cell>
          <table:table-cell office:value-type="string" table:number-columns-spanned="1" table:number-rows-spanned="5" table:style-name="ce240">
            <text:p>Char</text:p>
          </table:table-cell>
          <table:table-cell office:value-type="float" office:value="1" table:number-columns-spanned="1" table:number-rows-spanned="5" table:style-name="ce290">
            <text:p>1</text:p>
          </table:table-cell>
          <table:table-cell office:value-type="string" table:number-columns-spanned="1" table:number-rows-spanned="5" table:style-name="ce237">
            <text:p>O Conselho de Classe é um órgão formado por todos os professores que lecionam em cada turma/série. Neste ano e nesta escola, quantas vezes se reuniu o Conselho de Classe?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ão existe Conselho de Classe nesta escola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Nenhuma vez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Uma vez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Duas vezes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Três vezes ou mais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8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debate com frequência metas educacionais com os(as) professores(as) nas reuniõe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8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e os(as) professores(as) sempre tratam a qualidade de ensino como uma responsabilidade coletiv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8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informa aos(às) professores(as) sobre as possibilidades de aperfeiçoamento profissional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8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dá atenção especial a aspectos relacionados à aprendizagem dos aluno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89">
            <text:p>TX_RESP_Q08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dá atenção especial a aspectos relacionados às normas administrativ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8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com frequência me anima e me motiva para o trabalh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8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Tenho confiança no(a) diretor(a) como profissional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8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COM OS SEGUINTES TEMAS: - O(A) diretor(a) e os(as) professores(as) sempre asseguram que as questões relacionadas à qualidade da convivência e gestão de conflitos sejam uma responsabilidade coletiv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8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A ESCOLA E NESTE ANO, INDIQUE A FREQUÊNCIA COM QUE OCORREU: - Colaboração das famílias para superar problemas que interferem na aprendizagem dos(as) alunos(as) (ausências, indisciplinas, acompanhamento das tarefas escolares etc.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0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A ESCOLA E NESTE ANO, INDIQUE A FREQUÊNCIA COM QUE OCORREU: - Colaboração entre colegas (feedback, trocas, projetos interdisciplinare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1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A ESCOLA E NESTE ANO, INDIQUE A FREQUÊNCIA COM QUE OCORREU: - Colaboração da gestão da escola para superar dificuldades de sala de au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2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A ESCOLA E NESTE ANO, INDIQUE A FREQUÊNCIA COM QUE OCORREU: - Colaboração da gestão da escola para superar problemas que interferem na qualidade das relações com os estudante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3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NESTA ESCOLA E NESTE ANO, INDIQUE A FREQUÊNCIA COM QUE OCORREU: - Apoio da Secretaria de Educação para superar as dificuldades do cotidiano escolar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Muit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Sempr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4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SEUS(SUAS) ALUNOS(AS) NESTA ESCOLA: - Respeitam os acordos estabelecidos em sal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5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SEUS(SUAS) ALUNOS(AS) NESTA ESCOLA: - Chegam pontualmente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6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SEUS(SUAS) ALUNOS(AS) NESTA ESCOLA: - Estão sempre presentes às minhas aul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7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SEUS(SUAS) ALUNOS(AS) NESTA ESCOLA: - São respeitosos(as) comig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8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SEUS(SUAS) ALUNOS(AS) NESTA ESCOLA: - São respeitosos(as) com os(as) colegas da turm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89">
            <text:p>TX_RESP_Q099</text:p>
          </table:table-cell>
          <table:table-cell office:value-type="string" table:number-columns-spanned="1" table:number-rows-spanned="4" table:style-name="ce240">
            <text:p>Char</text:p>
          </table:table-cell>
          <table:table-cell office:value-type="float" office:value="1" table:number-columns-spanned="1" table:number-rows-spanned="4" table:style-name="ce290">
            <text:p>1</text:p>
          </table:table-cell>
          <table:table-cell office:value-type="string" table:number-columns-spanned="1" table:number-rows-spanned="4" table:style-name="ce237">
            <text:p>INDIQUE O QUANTO VOCÊ CONCORDA OU DISCORDA EM RELAÇÃO AOS SEGUINTES TEMAS ENVOLVENDO SEUS(SUAS) ALUNOS(AS) NESTA ESCOLA: - Interessam-se pela disciplina que lecion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Discordo fortemente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Dis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Concordo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Concordo fortemente.</text:p>
          </table:table-cell>
          <table:table-cell table:number-columns-repeated="16378"/>
        </table:table-row>
        <table:table-row table:style-name="ro12">
          <table:table-cell office:value-type="string" table:number-columns-spanned="1" table:number-rows-spanned="3" table:style-name="ce289">
            <text:p>TX_RESP_Q100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Os(As) alunos(as) frequentaram a escola sob efeito de bebida alcoólic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12">
          <table:table-cell office:value-type="string" table:number-columns-spanned="1" table:number-rows-spanned="3" table:style-name="ce289">
            <text:p>TX_RESP_Q101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Os(As) alunos(as) frequentaram a escola sob efeito de drogas ilícit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12">
          <table:table-cell office:value-type="string" table:number-columns-spanned="1" table:number-rows-spanned="3" table:style-name="ce289">
            <text:p>TX_RESP_Q102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Os(As) alunos(as) frequentaram a escola portando arma (revólver, faca, canivete etc.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3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Fui ameaçado(a) por algum(a) aluno(a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4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Fui ameaçado(a) por familiares de alunos(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5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Fui agredido(a) fisicamente por algum(a) aluno(a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6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Fui agredido(a) fisicamente por familiares dos(as) alunos(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7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Fui vítima de roubo com uso de violênci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8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Fui vítima de atentado à vid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289">
            <text:p>TX_RESP_Q109</text:p>
          </table:table-cell>
          <table:table-cell office:value-type="string" table:number-columns-spanned="1" table:number-rows-spanned="3" table:style-name="ce240">
            <text:p>Char</text:p>
          </table:table-cell>
          <table:table-cell office:value-type="float" office:value="1" table:number-columns-spanned="1" table:number-rows-spanned="3" table:style-name="ce290">
            <text:p>1</text:p>
          </table:table-cell>
          <table:table-cell office:value-type="string" table:number-columns-spanned="1" table:number-rows-spanned="3" table:style-name="ce237">
            <text:p>SOBRE OS FATOS LISTADOS ABAIXO, INDIQUE A FREQUÊNCIA COM QUE OCORRERAM NESTA ESCOLA E NESTE ANO: - Outro(a) profissional foi vítima de atentado à vid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Poucas vezes.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Várias vezes.</text:p>
          </table:table-cell>
          <table:table-cell table:number-columns-repeated="16378"/>
        </table:table-row>
        <table:table-row table:style-name="ro28">
          <table:table-cell office:value-type="string" table:number-columns-spanned="1" table:number-rows-spanned="6" table:style-name="ce289">
            <text:p>TX_RESP_Q110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Propor dever de cas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28">
          <table:table-cell office:value-type="string" table:number-columns-spanned="1" table:number-rows-spanned="6" table:style-name="ce289">
            <text:p>TX_RESP_Q111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Corrigir com os(as) alunos(as) o dever de cas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28">
          <table:table-cell office:value-type="string" table:number-columns-spanned="1" table:number-rows-spanned="6" table:style-name="ce289">
            <text:p>TX_RESP_Q112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Desenvolver atividades em grupo, em sala de aula, para que os(as) alunos(as) busquem soluções de problem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6" table:style-name="ce289">
            <text:p>TX_RESP_Q113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Desenvolver projetos temáticos com o objetivo de aprimorar as habilidades de trabalho em equipe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14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Solicitar que os(as) alunos(as) copiem textos e atividades do livro didático ou do quadro negro (lousa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15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Estimular os(as) alunos(as) a expressarem suas opiniões e a desenvolverem argumentos a partir de temas diverso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16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Propor situações de aprendizagem que sejam familiares ou de interesse dos(as) alunos(as)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17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Promover discussões a partir de textos de jornais ou revist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18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Propor atividades gramaticais relacionadas aos textos de jornais ou revist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19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Promover a leitura e discussão de contos, crônicas, poesias ou romance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0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Utilizar contos, crônicas, poesias ou romances para exercitar aspectos da gramátic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1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Utilizar revistas em quadrinhos como instrumento de aprendizado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2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Fixar os nomes de conceitos gramaticais e linguístico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3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Fazer exercícios para fixar procedimentos e regr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4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Discutir se os resultados numéricos obtidos na solução de um problema são adequados à situação apresentad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5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Discutir diferentes modos para resolver problemas e cálculo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6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Lidar com temas que aparecem em jornais e/ou revistas, discutindo a relação dos temas com a matemática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7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Fornecer esquemas/regras que permitem obter as respostas certas dos cálculos e problem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89">
            <text:p>TX_RESP_Q128</text:p>
          </table:table-cell>
          <table:table-cell office:value-type="string" table:number-columns-spanned="1" table:number-rows-spanned="6" table:style-name="ce240">
            <text:p>Char</text:p>
          </table:table-cell>
          <table:table-cell office:value-type="float" office:value="1" table:number-columns-spanned="1" table:number-rows-spanned="6" table:style-name="ce290">
            <text:p>1</text:p>
          </table:table-cell>
          <table:table-cell office:value-type="string" table:number-columns-spanned="1" table:number-rows-spanned="6" table:style-name="ce237">
            <text:p>INDIQUE A FREQUÊNCIA COM QUE VOCÊ DESENVOLVE AS SEGUINTES PRÁTICAS PEDAGÓGICAS NESTA TURMA: - Experimentar diferentes ações (coletar informações, recortar, explorar, manipular etc.) para resolver problemas</text:p>
          </table:table-cell>
          <table:table-cell office:value-type="string" table:style-name="ce120">
            <text:p>A</text:p>
          </table:table-cell>
          <table:table-cell office:value-type="string" table:style-name="ce119">
            <text:p>Nunca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B</text:p>
          </table:table-cell>
          <table:table-cell office:value-type="string" table:style-name="ce119">
            <text:p>Uma vez por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C</text:p>
          </table:table-cell>
          <table:table-cell office:value-type="string" table:style-name="ce119">
            <text:p>De 3 a 4 vezes ao ano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D</text:p>
          </table:table-cell>
          <table:table-cell office:value-type="string" table:style-name="ce119">
            <text:p>Mens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E</text:p>
          </table:table-cell>
          <table:table-cell office:value-type="string" table:style-name="ce119">
            <text:p>Semanalmente.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20">
            <text:p>F</text:p>
          </table:table-cell>
          <table:table-cell office:value-type="string" table:style-name="ce119">
            <text:p>Diariamente.</text:p>
          </table:table-cell>
          <table:table-cell table:number-columns-repeated="16378"/>
        </table:table-row>
        <table:table-row table:style-name="ro4">
          <table:table-cell office:value-type="string" table:style-name="ce69">
            <text:p>1 - Os códigos dos Municípios e das Escolas que começam com o dígito "6" são máscaras, isto é, são códigos fictícios.</text:p>
          </table:table-cell>
          <table:table-cell table:number-columns-repeated="2" table:style-name="ce73"/>
          <table:table-cell table:style-name="ce135"/>
          <table:table-cell table:number-columns-repeated="2" table:style-name="ce69"/>
          <table:table-cell table:number-columns-repeated="16378"/>
        </table:table-row>
        <table:table-row table:number-rows-repeated="1047965" table:style-name="ro4">
          <table:table-cell table:number-columns-repeated="16384"/>
        </table:table-row>
      </table:table>
      <table:table table:name="TS_DIRETOR" table:style-name="ta8">
        <table:table-column table:style-name="co36" table:default-cell-style-name="ce121"/>
        <table:table-column table:style-name="co6" table:default-cell-style-name="ce73"/>
        <table:table-column table:style-name="co30" table:default-cell-style-name="ce73"/>
        <table:table-column table:style-name="co37" table:default-cell-style-name="ce69"/>
        <table:table-column table:style-name="co38" table:default-cell-style-name="ce73"/>
        <table:table-column table:style-name="co39" table:default-cell-style-name="ce69"/>
        <table:table-column table:style-name="co40" table:default-cell-style-name="ce69"/>
        <table:table-column table:style-name="co41" table:number-columns-repeated="16377" table:default-cell-style-name="ce69"/>
        <table:table-row table:style-name="ro3">
          <table:table-cell office:value-type="string" table:number-columns-spanned="5" table:number-rows-spanned="1" table:style-name="ce184">
            <text:p>TS_DIRETOR</text:p>
          </table:table-cell>
          <table:covered-table-cell table:number-columns-repeated="4"/>
          <table:table-cell table:style-name="ce121"/>
          <table:table-cell table:number-columns-repeated="16378" table:style-name="ce122"/>
        </table:table-row>
        <table:table-row table:style-name="ro4">
          <table:table-cell table:number-columns-repeated="5" table:style-name="ce116"/>
          <table:table-cell table:number-columns-repeated="16379" table:style-name="ce69"/>
        </table:table-row>
        <table:table-row table:style-name="ro4">
          <table:table-cell office:value-type="string" table:style-name="ce123">
            <text:p>Variável</text:p>
          </table:table-cell>
          <table:table-cell office:value-type="string" table:style-name="ce123">
            <text:p>Tipo</text:p>
          </table:table-cell>
          <table:table-cell office:value-type="string" table:style-name="ce123">
            <text:p>Tamanho</text:p>
          </table:table-cell>
          <table:table-cell office:value-type="string" table:style-name="ce123">
            <text:p>Descrição</text:p>
          </table:table-cell>
          <table:table-cell office:value-type="string" table:style-name="ce123">
            <text:p>Código de Preenchimento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167">
            <text:p>ID_SAEB</text:p>
          </table:table-cell>
          <table:table-cell office:value-type="string" table:style-name="ce168">
            <text:p>Num</text:p>
          </table:table-cell>
          <table:table-cell office:value-type="float" office:value="4" table:style-name="ce168">
            <text:p>4</text:p>
          </table:table-cell>
          <table:table-cell office:value-type="string" table:style-name="ce169">
            <text:p>Ano de aplicação do Saeb</text:p>
          </table:table-cell>
          <table:table-cell office:value-type="float" office:value="2019" table:style-name="ce169">
            <text:p>2019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169">
            <text:p>1 - Nor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2 - Nordes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3 - Sudes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4 - Su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5 - Centro-Oes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/>
        </table:table-row>
        <table:table-row table:style-name="ro5">
          <table:table-cell office:value-type="string" table:style-name="ce167">
            <text:p>ID_MUNICIPIO<text:span text:style-name="T1">2</text:span></text:p>
          </table:table-cell>
          <table:table-cell office:value-type="string" table:style-name="ce168">
            <text:p>Num</text:p>
          </table:table-cell>
          <table:table-cell office:value-type="float" office:value="7" table:style-name="ce168">
            <text:p>7</text:p>
          </table:table-cell>
          <table:table-cell office:value-type="string" table:style-name="ce31">
            <text:p>Código do Município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AREA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Área</text:p>
          </table:table-cell>
          <table:table-cell office:value-type="string" table:style-name="ce169">
            <text:p>1 - Capit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2 - Interior</text:p>
          </table:table-cell>
          <table:table-cell table:number-columns-repeated="16379"/>
        </table:table-row>
        <table:table-row table:style-name="ro5">
          <table:table-cell office:value-type="string" table:style-name="ce167">
            <text:p>ID_ESCOLA<text:span text:style-name="T1">2</text:span></text:p>
          </table:table-cell>
          <table:table-cell office:value-type="string" table:style-name="ce168">
            <text:p>Num</text:p>
          </table:table-cell>
          <table:table-cell office:value-type="float" office:value="8" table:style-name="ce168">
            <text:p>8</text:p>
          </table:table-cell>
          <table:table-cell office:value-type="string" table:style-name="ce169">
            <text:p>Código da Escola</text:p>
          </table:table-cell>
          <table:table-cell table:style-name="ce30"/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185">
            <text:p>ID_DEPENDENCIA_ADM</text:p>
          </table:table-cell>
          <table:table-cell office:value-type="string" table:number-columns-spanned="1" table:number-rows-spanned="4" table:style-name="ce186">
            <text:p>Num</text:p>
          </table:table-cell>
          <table:table-cell office:value-type="float" office:value="1" table:number-columns-spanned="1" table:number-rows-spanned="4" table:style-name="ce186">
            <text:p>1</text:p>
          </table:table-cell>
          <table:table-cell office:value-type="string" table:number-columns-spanned="1" table:number-rows-spanned="4" table:style-name="ce197">
            <text:p>Dependência Administrativa</text:p>
          </table:table-cell>
          <table:table-cell office:value-type="string" table:style-name="ce169">
            <text:p>1 - Feder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2 - Estadu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3 - Municip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4 - Privada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D_LOCALIZACA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Localização</text:p>
          </table:table-cell>
          <table:table-cell office:value-type="string" table:style-name="ce169">
            <text:p>1 - Urban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9">
            <text:p>2 - Rural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185">
            <text:p>IN_PREENCHIMENTO_QUESTIONARIO</text:p>
          </table:table-cell>
          <table:table-cell office:value-type="string" table:number-columns-spanned="1" table:number-rows-spanned="2" table:style-name="ce186">
            <text:p>Num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Indicador de preenchimento do questionário</text:p>
          </table:table-cell>
          <table:table-cell office:value-type="string" table:style-name="ce169">
            <text:p>0 - Não preenchido</text:p>
          </table:table-cell>
          <table:table-cell table:number-columns-repeated="16379" table:style-name="ce7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0">
            <text:p>1 - Preenchido parcial ou totalmente</text:p>
          </table:table-cell>
          <table:table-cell table:number-columns-repeated="16379" table:style-name="ce7"/>
        </table:table-row>
        <table:table-row table:style-name="ro7">
          <table:table-cell table:number-columns-repeated="2" table:style-name="ce70"/>
          <table:table-cell table:style-name="ce75"/>
          <table:table-cell office:value-type="string" table:style-name="ce76">
            <text:p>Descrição (texto da pergunta)</text:p>
          </table:table-cell>
          <table:table-cell office:value-type="string" table:style-name="ce77">
            <text:p>Código da opção de resposta</text:p>
          </table:table-cell>
          <table:table-cell office:value-type="string" table:style-name="ce78">
            <text:p>Texto da opção de resposta</text:p>
          </table:table-cell>
          <table:table-cell table:number-columns-repeated="16378" table:style-name="ce7"/>
        </table:table-row>
        <table:table-row table:style-name="ro4">
          <table:table-cell office:value-type="string" table:number-columns-spanned="1" table:number-rows-spanned="6" table:style-name="ce245">
            <text:p>TX_RESP_Q001</text:p>
          </table:table-cell>
          <table:table-cell office:value-type="string" table:number-columns-spanned="1" table:number-rows-spanned="6" table:style-name="ce291">
            <text:p>Char</text:p>
          </table:table-cell>
          <table:table-cell office:value-type="float" office:value="1" table:number-columns-spanned="1" table:number-rows-spanned="6" table:style-name="ce291">
            <text:p>1</text:p>
          </table:table-cell>
          <table:table-cell office:value-type="string" table:number-columns-spanned="1" table:number-rows-spanned="6" table:style-name="ce239">
            <text:p>Qual é a sua cor ou raça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Branca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reta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arda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Amarela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Indígena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F</text:p>
          </table:table-cell>
          <table:table-cell office:value-type="string" table:style-name="ce179">
            <text:p>Não quero declarar</text:p>
          </table:table-cell>
          <table:table-cell table:number-columns-repeated="16378"/>
        </table:table-row>
        <table:table-row table:style-name="ro9">
          <table:table-cell office:value-type="string" table:style-name="ce182">
            <text:p>TX_RESP_Q002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Por quanto tempo você trabalhou como professor(a) antes de se tornar diretor(a)? Anos (Regra de Validação: Q002 &gt;= 0 e Q002 &lt;= 35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9">
          <table:table-cell office:value-type="string" table:style-name="ce182">
            <text:p>TX_RESP_Q003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Por quanto tempo você trabalhou como professor(a) antes de se tornar diretor(a)? Meses <text:s/>(Regra de Validação: Q003 &gt;= 0 e Q003 &lt;= 12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9">
          <table:table-cell office:value-type="string" table:style-name="ce182">
            <text:p>TX_RESP_Q004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Você possui quanto tempo de experiência como diretor(a) de escola? Anos (Regra de Validação: Q004 &gt;= 0 e Q004 &lt;= 35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9">
          <table:table-cell office:value-type="string" table:style-name="ce182">
            <text:p>TX_RESP_Q005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Você possui quanto tempo de experiência como diretor(a) de escola? Meses (Regra de Validação: Q005 &gt;= 0 e Q005 &lt;= 12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7">
          <table:table-cell office:value-type="string" table:style-name="ce182">
            <text:p>TX_RESP_Q006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Há quanto tempo você é diretor(a) desta escola? Anos (Regra de Validação: Q006 &gt;= 0 e Q006 &lt;= 35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7">
          <table:table-cell office:value-type="string" table:style-name="ce182">
            <text:p>TX_RESP_Q007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Há quanto tempo você é diretor(a) desta escola? Meses (Regra de Validação: Q007 &gt;= 0 e Q007 &lt;= 12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9">
          <table:table-cell office:value-type="string" table:style-name="ce182">
            <text:p>TX_RESP_Q008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Considerando todas as suas atividades profissionais remuneradas, quantas horas você trabalha em uma semana normal? (Regra de Validação: Q008 &gt;= 0 e Q008 &lt;= 7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9">
          <table:table-cell office:value-type="string" table:style-name="ce182">
            <text:p>TX_RESP_Q009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Quantas horas você trabalha em uma semana normal em atividades relacionadas à educação?(Regra de Validação: Q009 &gt;= 0 e Q009 &lt;= 7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9">
          <table:table-cell office:value-type="string" table:style-name="ce182">
            <text:p>TX_RESP_Q010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Na semana normal de trabalho, quantas horas você trabalha para esta escola?(Regra de Validação: Q010 &gt;= 0 e Q010 &lt;= 7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1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Prestação de contas (Regra de Validação: Q011 &gt;= 0 e Q011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2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Reunião com professores(as) (Regra de Validação: Q012 &gt;= 0 e Q012 &lt;= 2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3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Atendimento aos pais ou responsáveis (Regra de Validação: Q013 &gt;= 0 e Q013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4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Gerenciamento de conflitos (Regra de Validação: Q014 &gt;= 0 e Q014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5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Atendimento aos(às) alunos(as) (Regra de Validação: Q015 &gt;= 0 e Q015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0">
          <table:table-cell office:value-type="string" table:style-name="ce182">
            <text:p>TX_RESP_Q016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Atendimento individual aos(às) professores(as) (Regra de Validação: Q016 &gt;= 0 e Q016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7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Demandas da Secretaria de Educação (Regra de Validação: Q017 &gt;= 0 e Q017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8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Merenda (Regra de Validação: Q018 &gt;= 0 e Q018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19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Manutenção (Regra de Validação: Q019 &gt;= 0 e Q019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20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Segurança (Regra de Validação: Q020 &gt;= 0 e Q020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021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Em uma semana normal de trabalho, quantas horas você costuma gastar, aproximadamente, com as seguintes atividades para esta escola: Outras atividades (Regra de Validação: Q021 &gt;= 0 e Q021 &lt;= 30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2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Liderar a equipe escolar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3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Atender as demandas administrativas da rede escolar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4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Atender as demandas administrativas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5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Garantir a manutenção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6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Resolver as demandas dos familiares dos(as) aluno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7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Mobilizar a comunidade para auxiliar 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8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Coordenar a implantação do Projeto Político-Pedagógic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29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Administrar conflito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30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Manter os(as) professores(as) motivado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31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Avaliar o desempenho dos(as) professore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32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Realizar a autoavaliação institucional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33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o você sente estar preparado(a) para realizar a seguinte atividade: Melhorar os processos pedagógicos da su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ada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o 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repara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preparado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2 - CONDIÇÕES DE FUNCIONAMENTO DA ESCOLA</text:p>
          </table:table-cell>
          <table:covered-table-cell table:number-columns-repeated="5"/>
          <table:table-cell table:number-columns-repeated="16378"/>
        </table:table-row>
        <table:table-row table:style-name="ro11">
          <table:table-cell office:value-type="string" table:number-columns-spanned="1" table:number-rows-spanned="2" table:style-name="ce245">
            <text:p>TX_RESP_Q03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são as etapas educacionais atendidas pela sua escola: Educação Infantil e Creche (0 a 3 ano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11">
          <table:table-cell office:value-type="string" table:number-columns-spanned="1" table:number-rows-spanned="2" table:style-name="ce245">
            <text:p>TX_RESP_Q03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são as etapas educacionais atendidas pela sua escola: Educação Infantil e Pré-escola (4 e 5 ano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11">
          <table:table-cell office:value-type="string" table:number-columns-spanned="1" table:number-rows-spanned="2" table:style-name="ce245">
            <text:p>TX_RESP_Q03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são as etapas educacionais atendidas pela sua escola: Anos Iniciais do Ensino Fundamental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11">
          <table:table-cell office:value-type="string" table:number-columns-spanned="1" table:number-rows-spanned="2" table:style-name="ce245">
            <text:p>TX_RESP_Q03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são as etapas educacionais atendidas pela sua escola: Anos Finais do Ensino Fundamental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11">
          <table:table-cell office:value-type="string" table:number-columns-spanned="1" table:number-rows-spanned="2" table:style-name="ce245">
            <text:p>TX_RESP_Q03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são as etapas educacionais atendidas pela sua escola: Ensino Médi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11">
          <table:table-cell office:value-type="string" table:number-columns-spanned="1" table:number-rows-spanned="2" table:style-name="ce245">
            <text:p>TX_RESP_Q03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educação infantil funciona na sede da escola? (Regra de Dependência: somente poderá ser preenchida caso Q034 ou Q035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9">
          <table:table-cell office:value-type="string" table:number-columns-spanned="1" table:number-rows-spanned="2" table:style-name="ce245">
            <text:p>TX_RESP_Q04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área externa (pátio, área verde e parque) é utilizada em horários diferenciados pelos(as) alunos(as) da Educação Infantil? (Regra de Dependência: somente poderá ser preenchida caso Q034 ou Q035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9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1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Os recursos financeiros foram suficiente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2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Havia professores(as) para todas as disciplina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3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Havia quantidade suficiente de pessoal administrativ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4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Havia quantidade suficiente de pessoal para apoio pedagógico (coordenador, orientador etc.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5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Os recursos pedagógicos foram suficiente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6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Recebi apoio da Secretaria de Educaçã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7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Os(As) professores(as) foram assíduo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8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Os(As) professores(as) iniciaram as aulas no horário marcad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49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As substituições das ausências de professores(as) foram facilmente realizada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0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Os(As) alunos(as) foram assíduo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1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Troquei experiências com diretores(as) de outras escola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2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A comunidade apoiou a gestão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3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A comunidade executou trabalhos voluntários n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4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Indique o quanto concorda ou discorda das afirmativas relativas às condições de funcionamento desta escola neste ano: As famílias contribuíram com o trabalho pedagógic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5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Os livros didáticos foram entregues antes do início das aulas (Regra de Dependência: somente poderá ser preenchida caso Q036, Q037 ou Q038 seja diferente de "B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45">
            <text:p>TX_RESP_Q056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Todos(as) os(as) alunos(as) receberam livros didáticos (Regra de Dependência: somente poderá ser preenchida caso Q036, Q037 ou Q038 seja diferente de "B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45">
            <text:p>TX_RESP_Q05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O calendário escolar pré-estabelecido foi cumprido sem interrupções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5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Falta de água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5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Falta de energia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Falta de merenda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Greve de professores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Vandalismo nas instalações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Problemas de infraestrutura da escola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Eventos externos (paralisação, bloqueio etc)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Eventos climáticos (inundação, desmoronamento etc)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0">
          <table:table-cell office:value-type="string" table:number-columns-spanned="1" table:number-rows-spanned="2" table:style-name="ce245">
            <text:p>TX_RESP_Q06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l o motivo da interrupção do calendário? Outros (Regra de Dependência: somente será preenchida caso Q057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9">
          <table:table-cell office:value-type="string" table:style-name="ce182">
            <text:p>TX_RESP_Q067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Por quantos dias ocorreu a interrupção: (Regra de Dependência: somente será preenchida caso Q057 seja igual a "B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68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Profissionais foram vítimas de atentado à vida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69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Profissionais foram ameaçados(as) por algum aluno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70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Houve ocorrência de roubo com uso de violência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71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Houve tráfico de drogas na escola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72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Alunos(as) frequentaram a escola sob efeito de bebida alcoólica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73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Alunos(as) frequentaram a escola sob efeito de drogas ilícitas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74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Alunos(as) frequentaram a escola portando arma (revólver, faca, canivete etc.)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25">
          <table:table-cell office:value-type="string" table:number-columns-spanned="1" table:number-rows-spanned="3" table:style-name="ce245">
            <text:p>TX_RESP_Q075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obre os fatos listados abaixo, diga a frequência com que ocorreram neste ano, nesta escola: Episódios de violência ocasionaram cancelamento das aulas (Regra de Dependência: somente poderá ser preenchida caso Q036, Q03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5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Várias vezes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2">
            <text:p>3 - RECURSOS E INFRAESTRUTURA</text:p>
          </table:table-cell>
          <table:covered-table-cell table:number-columns-repeated="5"/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7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Há na escola espaço destinado exclusivamente à amamentação? (Regra de Dependência: somente será preenchida caso Q034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7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Há na escola local para armazenamento de leite materno? (Regra de Dependência: somente será preenchida caso Q034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7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Há na escola banheiro com chuveiro para uso das crianças? (Regra de Dependência: somente será preenchida caso Q034 ou Q035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7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Sobre a área externa da sua escola (pátio, parque e área verde), indique os itens existentes: Bebedouro ao alcance das crianças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Sobre a área externa da sua escola (pátio, parque e área verde), indique os itens existentes: Banheiro infantil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2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Sobre a área externa da sua escola (pátio, parque e área verde), indique os itens existentes: Área sombread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Sobre a área externa da sua escola (pátio, parque e área verde), indique os itens existentes: Área cobert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Sobre a área externa da sua escola (pátio, parque e área verde), indique os itens existentes: Vegetação e jardim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5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Sobre a área externa da sua escola (pátio, parque e área verde), indique os itens existentes: Hort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Piso emborrachado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Cimento liso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Cimento áspero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Arei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8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Gram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Terr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Cerâmic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os tipos de solo ou revestimento do solo da área externa da sua escola? Pedras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Tanque de arei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Gira-gir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Túnel lúdico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Gangorr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Escorregador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Casinha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09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Balanço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0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Brinquedo para escalar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0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Banco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7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0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equipamentos existem nas áreas externas de recreação da sua escola? Outros (Regra de Dependência: somente será preenchida caso Q034, Q035 ou Q036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45">
            <text:p>TX_RESP_Q103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valie os seguintes aspectos da escola: Condições de uso dos equipamentos da área externa de recreaçã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adequado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45">
            <text:p>TX_RESP_Q104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valie os seguintes aspectos da escola: O acesso à área externa de recreação pelos(as) alunos(as) público-alvo da educação especial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adequado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45">
            <text:p>TX_RESP_Q105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valie os seguintes aspectos da escola: O acesso à entrada principal das pessoas com deficiência física e visual (ex.: rampas e marcadores no chão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adequado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45">
            <text:p>TX_RESP_Q106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valie os seguintes aspectos da escola: Segurança na entrada e saída dos(as) alunos(as)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adequado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45">
            <text:p>TX_RESP_Q107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valie os seguintes aspectos da escola: Muros e grades que impedem que os(as) alunos(as) saiam sozinho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adequado</text:p>
          </table:table-cell>
          <table:table-cell table:number-columns-repeated="16378"/>
        </table:table-row>
        <table:table-row table:style-name="ro23">
          <table:table-cell office:value-type="string" table:number-columns-spanned="1" table:number-rows-spanned="4" table:style-name="ce245">
            <text:p>TX_RESP_Q108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valie os seguintes aspectos da escola: Identificação externa que caracterize o prédio como uma instituição escolar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In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Adequado</text:p>
          </table:table-cell>
          <table:table-cell table:number-columns-repeated="16378"/>
        </table:table-row>
        <table:table-row table:style-name="ro23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Muito adequado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0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Brinquedos: Compra realizada pela própria escola/Secretaria de Educação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Brinquedos: Doações e campanhas de arrecadação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Brinquedos: Solicitado aos responsáveis pelas crianças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Recursos pedagógicos: Compra realizada pela própria escola/Secretaria de Educação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Recursos pedagógicos: Doações e campanhas de arrecadação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Recursos pedagógicos: Solicitado aos responsáveis pelas crianças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Materiais de higiene pessoal: Compra realizada pela própria escola/Secretaria de Educação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Materiais de higiene pessoal: Doações e campanhas de arrecadação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38">
          <table:table-cell office:value-type="string" table:number-columns-spanned="1" table:number-rows-spanned="2" table:style-name="ce245">
            <text:p>TX_RESP_Q11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Como a escola adquire Materiais de higiene pessoal: Solicitado aos responsáveis pelas crianças (Regra de Dependência: somente será preenchida caso Q034 ou Q035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6" table:number-rows-spanned="1" table:style-name="ce292">
            <text:p>4 - GESTÃO E PARTICIPAÇÃO</text:p>
          </table:table-cell>
          <table:covered-table-cell table:number-columns-repeated="5"/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18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O Conselho Escolar é um colegiado geralmente constituído por representantes da escola e da comunidade que tem como objetivo acompanhar as atividades escolares. Na sua escola existe Conselho Escolar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, existe e está ativ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Sim, existe, mas está inativ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existe Conselho Escolar</text:p>
          </table:table-cell>
          <table:table-cell table:number-columns-repeated="16378"/>
        </table:table-row>
        <table:table-row table:style-name="ro9">
          <table:table-cell office:value-type="string" table:style-name="ce182">
            <text:p>TX_RESP_Q119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Quantas reuniões do Conselho Escolar ocorreram neste ano? (Regra de Dependência: somente será preenchida caso Q118 seja igual a "A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120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Considere os atores relacionados a seguir e indique quantos participam do Conselho Escolar: Professores(as) (Regra de Dependência: somente será preenchida caso Q118 seja igual a "A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121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Considere os atores relacionados a seguir e indique quantos participam do Conselho Escolar: Alunos(as) (Regra de Dependência: somente será preenchida caso Q118 seja igual a "A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122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Considere os atores relacionados a seguir e indique quantos participam do Conselho Escolar: Pais (ou responsáveis) (Regra de Dependência: somente será preenchida caso Q118 seja igual a "A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123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Considere os atores relacionados a seguir e indique quantos participam do Conselho Escolar: Funcionários (Regra de Dependência: somente será preenchida caso Q118 seja igual a "A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13">
          <table:table-cell office:value-type="string" table:style-name="ce182">
            <text:p>TX_RESP_Q124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Considere os atores relacionados a seguir e indique quantos participam do Conselho Escolar: Outros membros (Regra de Dependência: somente será preenchida caso Q118 seja igual a "A")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45">
            <text:p>TX_RESP_Q125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Neste ano, indique a frequência com que os temas/assuntos foram discutidos pelo Conselho Escolar: Questões pedagógicas (Regra de Dependência: somente será preenchida caso Q11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Muit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Sempre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45">
            <text:p>TX_RESP_Q126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Neste ano, indique a frequência com que os temas/assuntos foram discutidos pelo Conselho Escolar: Questões administrativas e institucionais (Regra de Dependência: somente será preenchida caso Q11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Muit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Sempre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45">
            <text:p>TX_RESP_Q127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Neste ano, indique a frequência com que os temas/assuntos foram discutidos pelo Conselho Escolar: Questões financeiras (Regra de Dependência: somente será preenchida caso Q11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Muit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Sempre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4" table:style-name="ce245">
            <text:p>TX_RESP_Q128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Neste ano, indique a frequência com que os temas/assuntos foram discutidos pelo Conselho Escolar: Questões de relacionamento com a comunidade (Regra de Dependência: somente será preenchida caso Q11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unca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Pouc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Muitas vezes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Sempr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2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O Conselho Escolar tem função deliberativa? (Regra de Dependência: somente será preenchida caso Q11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13">
          <table:table-cell office:value-type="string" table:style-name="ce182">
            <text:p>TX_RESP_Q130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O Conselho de Classe é um órgão formado por todos os professores que lecionam em cada turma/ano. Neste ano e nesta escola, quantas vezes se reuniu o Conselho de Classe?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39">
          <table:table-cell office:value-type="string" table:number-columns-spanned="1" table:number-rows-spanned="2" table:style-name="ce245">
            <text:p>TX_RESP_Q13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O Conselho de Classe é um órgão formado por todos os professores que lecionam em cada turma/ano. Neste ano e nesta escola, quantas vezes se reuniu o Conselho de Classe? Não existe Conselh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39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9">
          <table:table-cell office:value-type="string" table:style-name="ce182">
            <text:p>TX_RESP_Q132</text:p>
          </table:table-cell>
          <table:table-cell office:value-type="string" table:style-name="ce181">
            <text:p>Num</text:p>
          </table:table-cell>
          <table:table-cell office:value-type="float" office:value="4" table:style-name="ce181">
            <text:p>4</text:p>
          </table:table-cell>
          <table:table-cell office:value-type="string" table:style-name="ce171">
            <text:p>A APM - Associação de Pais e Mestres existe para apoiar as ações da escola e integrar a comunidade. Neste ano e nesta escola, quantas vezes se reuniu a APM (ou caixa escolar)?</text:p>
          </table:table-cell>
          <table:table-cell table:style-name="ce180"/>
          <table:table-cell table:style-name="ce179"/>
          <table:table-cell table:number-columns-repeated="16378"/>
        </table:table-row>
        <table:table-row table:style-name="ro40">
          <table:table-cell office:value-type="string" table:number-columns-spanned="1" table:number-rows-spanned="2" table:style-name="ce245">
            <text:p>TX_RESP_Q13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APM - Associação de Pais e Mestres existe para apoiar as ações da escola e integrar a comunidade. Neste ano e nesta escola, quantas vezes se reuniu a APM (ou caixa escolar)? <text:s/>Não existe APM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0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34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Há Grêmio Estudantil? (Regra de Dependência: somente será preenchida caso Q037 ou Q038 seja igual a <text:s/>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, existe e está ativ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Sim, existe, mas está inativ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existe grêmio estudantil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3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escola é administrada pela Polícia Militar (Regra de Dependência: somente será preenchida caso Q035, Q036, Q0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3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Os(As) estudantes são preparados(as) para os testes de avaliação externos. (Regra de Dependência: somente será preenchida caso Q035, Q036, Q0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3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escola segue orientação religiosa (Regra de Dependência: somente será preenchida caso Q035, Q036, Q07 ou Q038 seja igual a "A"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3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Programa Dinheiro Direto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3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Eventos promovidos nas dependências da escola (Festas, rifas etc.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Empresas que apoiam 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Organizações sem fins lucrativo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Repasses da rede de ensin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Pagamento de taxas pelos familiares dos(as) estudante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Contribuições voluntárias dos familiares dos(as) estudante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as fontes abaixo fornecem ou não fornecem recursos para o funcionamento desta escola: Contribuições voluntárias dos(as) profissionais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4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escola oferece merenda aos(às) estudantes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47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as refeições são oferecidas nesta escola para alunos(as) que permanecem menos de 4 horas na escola (Regra de Dependência: somente será preenchida caso Q146 seja igual a "A):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Uma vez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uas vezes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Três vezes ou mais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48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as refeições são oferecidas nesta escola para alunos(as) que permanecem entre 4 e 7 horas na escola (Regra de Dependência: somente será preenchida caso Q146 seja igual a "A):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Uma vez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uas vezes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Três vezes ou mais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49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Quantas refeições são oferecidas nesta escola para alunos(as) que permanecem mais de 7 horas na escola (Regra de Dependência: somente será preenchida caso Q146 seja igual a "A):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Uma vez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uas vezes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Três vezes ou mais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50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 quantidade de alimentos é suficiente para todos(as) (Regra de Dependência: somente será preenchida caso Q146 seja igual a "A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51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Os alimentos são de boa qualidade (Regra de Dependência: somente será preenchida caso Q146 seja igual a "A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52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A cozinha atende todas as necessidades do preparo da merenda (Regra de Dependência: somente será preenchida caso Q146 seja igual a "A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53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Todos(as) conseguem se alimentar sentados (Regra de Dependência: somente será preenchida caso Q146 seja igual a "A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54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O acesso ao local de alimentação é livre para pessoas com mobilidade reduzida (Regra de Dependência: somente será preenchida caso Q146 seja igual a "A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4" table:style-name="ce245">
            <text:p>TX_RESP_Q155</text:p>
          </table:table-cell>
          <table:table-cell office:value-type="string" table:number-columns-spanned="1" table:number-rows-spanned="4" table:style-name="ce291">
            <text:p>Char</text:p>
          </table:table-cell>
          <table:table-cell office:value-type="float" office:value="1" table:number-columns-spanned="1" table:number-rows-spanned="4" table:style-name="ce291">
            <text:p>1</text:p>
          </table:table-cell>
          <table:table-cell office:value-type="string" table:number-columns-spanned="1" table:number-rows-spanned="4" table:style-name="ce239">
            <text:p>Há pias para higienização das mãos próximas ao local de alimentação (Regra de Dependência: somente será preenchida caso Q146 seja igual a "A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Discordo fortemente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s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Concord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Concordo fortemente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5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merenda escolar é preparada na própria instituição? (Regra de Dependência: somente será preenchida caso Q146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5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Os cardápios da alimentação escolar são elaborados por nutricionista? (Regra de Dependência: somente será preenchida caso Q146 seja igual a "A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6" table:number-rows-spanned="1" table:style-name="ce292">
            <text:p>5 - GESTÃO PEDAGÓGICA</text:p>
          </table:table-cell>
          <table:covered-table-cell table:number-columns-repeated="5"/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5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A escola possui Projeto Político-Pedagógico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59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Seu conteúdo é discutido em reuniões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60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Os(As) professores(as) participaram da elaboração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61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Os pais participaram da elaboração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62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Os(As) estudantes participaram da elaboração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63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Estabelece metas de aprendizagem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64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Considera os resultados de avaliações externas (Saeb, estaduais, municipais etc.)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3" table:style-name="ce245">
            <text:p>TX_RESP_Q165</text:p>
          </table:table-cell>
          <table:table-cell office:value-type="string" table:number-columns-spanned="1" table:number-rows-spanned="3" table:style-name="ce291">
            <text:p>Char</text:p>
          </table:table-cell>
          <table:table-cell office:value-type="float" office:value="1" table:number-columns-spanned="1" table:number-rows-spanned="3" table:style-name="ce291">
            <text:p>1</text:p>
          </table:table-cell>
          <table:table-cell office:value-type="string" table:number-columns-spanned="1" table:number-rows-spanned="3" table:style-name="ce239">
            <text:p>Há metas de alcance de indicadores externos (Ideb, índices estaduais ou municipais)? (Regra de Dependência: somente será preenchida caso Q15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ão se aplic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6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 e nesta escola, todos que solicitaram vagas conseguiram se matricular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6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Sorteio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6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Local de moradia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6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Prova de seleção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7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Ordem de chegada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7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Cor ou raça do(a) estudante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7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Características socioeconômicas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7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Desempenho do(a) estudante no ano anterior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41">
          <table:table-cell office:value-type="string" table:number-columns-spanned="1" table:number-rows-spanned="2" table:style-name="ce245">
            <text:p>TX_RESP_Q17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foram os critérios para a matrícula de novos estudantes nesta escola: Outros (Regra de Dependência: somente será preenchida caso Q166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1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7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Não se aplica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7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Afinidade entre os(as) estudante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7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Agrupar os(as) estudantes segundo a idade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7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Equilíbrio de meninos e meninas nas turma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7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Manter as turmas existentes do ano anterior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Agrupar os(as) estudantes por critérios disciplinare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Agrupar os(as) estudantes com base no seu desempenh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Quais critérios foram considerados para a formação das turmas: Outr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Preferência dos(as) professore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Tempo de serviç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Cursos de formação continuada realizado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Professores(as) experientes nas turmas com facilidade de aprendizagem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Professores(as) experientes nas turmas com dificuldade de aprendizagem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Manutenção do(a) professor(a) com a mesma turm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8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Revezamento dos(as) professores(as) entre séries/ano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Sorteio das turmas entre os(as) professores(as)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e ano, quais critérios foram utilizados para a atribuição das turmas aos(às) professores(as)? Atribuição pela gestão da esco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Ministério Públic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Conselho Tutelar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Secretaria de Saúde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Secretaria de Educaçã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Secretaria de Assistência Social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Secretaria de Segurança Pública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19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a sua escola há parcerias com: Organizações não governamentais/instituições privada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199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redução do ABANDONO ESCOLAR, avalie o resultado das seguintes ações realizadas nesta escola: Entrar em contato com os familiares do(a) estudante (Regra de Dependência: somente será preenchida caso Q035,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200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redução do ABANDONO ESCOLAR, avalie o resultado das seguintes ações realizadas nesta escola: Ir à residência do(a) estudante (Regra de Dependência: somente será preenchida caso Q035,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201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redução do ABANDONO ESCOLAR, avalie o resultado das seguintes ações realizadas nesta escola: Informar ao Conselho Tutelar (Regra de Dependência: somente será preenchida caso Q035,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202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a redução da REPETÊNCIA ESCOLAR, avalie o resultado das seguintes ações realizadas nesta escola: Oferta de reforço escolar (Regra de Dependência: somente será preenchida caso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203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a redução da REPETÊNCIA ESCOLAR, avalie o resultado das seguintes ações realizadas nesta escola: Os(As) estudantes são estimulados(as) a apoiar uns(umas) aos(às) outros(as) (Regra de Dependência: somente será preenchida caso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204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a redução da REPETÊNCIA ESCOLAR, avalie o resultado das seguintes ações realizadas nesta escola: Revisão dos procedimentos de avaliação (Regra de Dependência: somente será preenchida caso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5" table:style-name="ce245">
            <text:p>TX_RESP_Q205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Neste ano, para a redução da REPETÊNCIA ESCOLAR, avalie o resultado das seguintes ações realizadas nesta escola: Revisão das práticas pedagógicas (Regra de Dependência: somente será preenchida caso Q036, Q037 ou Q038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Não foi realizada esta ação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ada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Pouco 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Efetiva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efetiva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0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Violência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0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Bullying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0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Machism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0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Homofobia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Sexualidade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Uso de droga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Direitos dos idoso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Educação ambiental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Ciência e tecnologia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Diversidade religiosa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Desigualdades sociais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Nutrição e alimentaçã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Educação para o trânsit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1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Relações étnico-raciais/racismo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Direitos da criança e do adolescente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Mundo do trabalho (direitos, relações etc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esta escola, há projetos com as seguintes temáticas: Educação financeira e consumo sustentável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Conteúdo e compreensão dos conceitos da(s) área(s) de ensin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Avaliação da aprendizagem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Avaliação em larga esca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Metodologias de ensin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Conhecimento do currícul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Gestão da sala de aul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2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Educação inclusiva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Novas tecnologia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se neste ano a escola ofereceu atividades de formação nas seguintes áreas: Gestão e administração escolar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6" table:number-rows-spanned="1" table:style-name="ce292">
            <text:p>6 - EDUCAÇÃO INCLUSIVA</text:p>
          </table:table-cell>
          <table:covered-table-cell table:number-columns-repeated="5"/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Os(As) profissionais para inclusão do público-alvo da educação especial são em número suficiente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Professor(a) de Braille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Professor(a) de Educação Especial que atua na sala comum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2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Professor(a) bilíngue para surdos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3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Professor(a) de Libras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Professor(a) da sala de recursos multifuncionais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4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Professor(a) itinerante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3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Monitor(a) de apoio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Indique quais outros(as) profissionais seriam necessários(as) no momento: Outros (Regra de Dependência: somente será preenchida caso Q232 seja igual a "B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Nos últimos doze meses, sua escola recebeu treinamento para lidar com o público-alvo da educação especial?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2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Deficiência intelectual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3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Deficiência física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4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Autismo ou outro Transtorno Global do Desenvolvimento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5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Surdez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6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Deficiência auditiva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7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Cegueira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8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Baixa visão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49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Deficiência múltipla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50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Altas habilidades/superdotação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1" table:number-rows-spanned="2" table:style-name="ce245">
            <text:p>TX_RESP_Q251</text:p>
          </table:table-cell>
          <table:table-cell office:value-type="string" table:number-columns-spanned="1" table:number-rows-spanned="2" table:style-name="ce291">
            <text:p>Char</text:p>
          </table:table-cell>
          <table:table-cell office:value-type="float" office:value="1" table:number-columns-spanned="1" table:number-rows-spanned="2" table:style-name="ce291">
            <text:p>1</text:p>
          </table:table-cell>
          <table:table-cell office:value-type="string" table:number-columns-spanned="1" table:number-rows-spanned="2" table:style-name="ce239">
            <text:p>Em quais áreas ocorreram treinamento: Surdo-cegueira (Regra de Dependência: somente será preenchida caso Q241 seja igual a "A")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Sim</text:p>
          </table:table-cell>
          <table:table-cell table:number-columns-repeated="16378"/>
        </table:table-row>
        <table:table-row table:style-name="ro26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Não¹</text:p>
          </table:table-cell>
          <table:table-cell table:number-columns-repeated="16378"/>
        </table:table-row>
        <table:table-row table:style-name="ro26">
          <table:table-cell office:value-type="string" table:number-columns-spanned="6" table:number-rows-spanned="1" table:style-name="ce292">
            <text:p>7 - AVALIAÇÃO DO INSTRUMENTO</text:p>
          </table:table-cell>
          <table:covered-table-cell table:number-columns-repeated="5"/>
          <table:table-cell table:number-columns-repeated="16378"/>
        </table:table-row>
        <table:table-row table:style-name="ro24">
          <table:table-cell office:value-type="string" table:number-columns-spanned="1" table:number-rows-spanned="5" table:style-name="ce245">
            <text:p>TX_RESP_Q252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Sobre este questionário, avalie os tópicos a seguir: Facilidade de preenchimento das respostas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difí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fí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em fácil e nem difí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Fá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fácil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5" table:style-name="ce245">
            <text:p>TX_RESP_Q253</text:p>
          </table:table-cell>
          <table:table-cell office:value-type="string" table:number-columns-spanned="1" table:number-rows-spanned="5" table:style-name="ce291">
            <text:p>Char</text:p>
          </table:table-cell>
          <table:table-cell office:value-type="float" office:value="1" table:number-columns-spanned="1" table:number-rows-spanned="5" table:style-name="ce291">
            <text:p>1</text:p>
          </table:table-cell>
          <table:table-cell office:value-type="string" table:number-columns-spanned="1" table:number-rows-spanned="5" table:style-name="ce239">
            <text:p>Sobre este questionário, avalie os tópicos a seguir: Compreensão dos termos utilizados no questionário.</text:p>
          </table:table-cell>
          <table:table-cell office:value-type="string" table:style-name="ce180">
            <text:p>A</text:p>
          </table:table-cell>
          <table:table-cell office:value-type="string" table:style-name="ce179">
            <text:p>Muito difí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B</text:p>
          </table:table-cell>
          <table:table-cell office:value-type="string" table:style-name="ce179">
            <text:p>Difí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C</text:p>
          </table:table-cell>
          <table:table-cell office:value-type="string" table:style-name="ce179">
            <text:p>Nem fácil e nem difí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D</text:p>
          </table:table-cell>
          <table:table-cell office:value-type="string" table:style-name="ce179">
            <text:p>Fácil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80">
            <text:p>E</text:p>
          </table:table-cell>
          <table:table-cell office:value-type="string" table:style-name="ce179">
            <text:p>Muito fácil</text:p>
          </table:table-cell>
          <table:table-cell table:number-columns-repeated="16378"/>
        </table:table-row>
        <table:table-row table:style-name="ro4">
          <table:table-cell office:value-type="string" table:style-name="ce117">
            <text:p>1 - Nessa variável, não é possível diferenciar quem respondeu "Não" deliberadamente ou quem optou por deixar em branco. Isso porque no aplicativo foram apresentadas por meio de checkboxes.</text:p>
          </table:table-cell>
          <table:table-cell table:style-name="ce178"/>
          <table:table-cell table:style-name="ce172"/>
          <table:table-cell table:style-name="ce117"/>
          <table:table-cell table:number-columns-repeated="2" table:style-name="ce172"/>
          <table:table-cell table:number-columns-repeated="16378"/>
        </table:table-row>
        <table:table-row table:style-name="ro4">
          <table:table-cell office:value-type="string" table:style-name="ce117">
            <text:p>2 - Os códigos dos municípios e das escolas que começam com o dígito "6" são máscaras, isto é, são códigos fictícios.</text:p>
          </table:table-cell>
          <table:table-cell table:number-columns-repeated="2" table:style-name="ce73"/>
          <table:table-cell table:style-name="ce69"/>
          <table:table-cell table:style-name="ce73"/>
          <table:table-cell table:number-columns-repeated="16379" table:style-name="ce69"/>
        </table:table-row>
        <table:table-row table:number-rows-repeated="1047899" table:style-name="ro4">
          <table:table-cell table:number-columns-repeated="16384"/>
        </table:table-row>
      </table:table>
      <table:table table:name="TS_SECRETARIO_MUNICIPAL_" table:style-name="ta8">
        <table:table-column table:style-name="co36" table:default-cell-style-name="ce121"/>
        <table:table-column table:style-name="co6" table:default-cell-style-name="ce73"/>
        <table:table-column table:style-name="co30" table:default-cell-style-name="ce73"/>
        <table:table-column table:style-name="co42" table:default-cell-style-name="ce69"/>
        <table:table-column table:style-name="co38" table:default-cell-style-name="ce73"/>
        <table:table-column table:style-name="co43" table:default-cell-style-name="ce69"/>
        <table:table-column table:style-name="co40" table:default-cell-style-name="ce69"/>
        <table:table-column table:style-name="co41" table:number-columns-repeated="16377" table:default-cell-style-name="ce69"/>
        <table:table-row table:style-name="ro3">
          <table:table-cell office:value-type="string" table:number-columns-spanned="5" table:number-rows-spanned="1" table:style-name="ce184">
            <text:p>TS_SECRETARIO_MUNICIPAL</text:p>
          </table:table-cell>
          <table:covered-table-cell table:number-columns-repeated="4"/>
          <table:table-cell table:style-name="ce121"/>
          <table:table-cell table:number-columns-repeated="16378" table:style-name="ce122"/>
        </table:table-row>
        <table:table-row table:style-name="ro4">
          <table:table-cell table:number-columns-repeated="5" table:style-name="ce116"/>
          <table:table-cell table:number-columns-repeated="16379" table:style-name="ce69"/>
        </table:table-row>
        <table:table-row table:style-name="ro4">
          <table:table-cell office:value-type="string" table:style-name="ce123">
            <text:p>Variável</text:p>
          </table:table-cell>
          <table:table-cell office:value-type="string" table:style-name="ce123">
            <text:p>Tipo</text:p>
          </table:table-cell>
          <table:table-cell office:value-type="string" table:style-name="ce123">
            <text:p>Tamanho</text:p>
          </table:table-cell>
          <table:table-cell office:value-type="string" table:style-name="ce123">
            <text:p>Descrição</text:p>
          </table:table-cell>
          <table:table-cell office:value-type="string" table:style-name="ce123">
            <text:p>Código de Preenchimento</text:p>
          </table:table-cell>
          <table:table-cell table:number-columns-repeated="16379" table:style-name="ce69"/>
        </table:table-row>
        <table:table-row table:style-name="ro4">
          <table:table-cell office:value-type="string" table:style-name="ce163">
            <text:p>ID_SAEB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5">
            <text:p>Ano de aplicação do Saeb</text:p>
          </table:table-cell>
          <table:table-cell office:value-type="float" office:value="2019" table:style-name="ce165">
            <text:p>2019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5" table:style-name="ce185">
            <text:p>ID_REGIAO</text:p>
          </table:table-cell>
          <table:table-cell office:value-type="string" table:number-columns-spanned="1" table:number-rows-spanned="5" table:style-name="ce186">
            <text:p>Num</text:p>
          </table:table-cell>
          <table:table-cell office:value-type="float" office:value="1" table:number-columns-spanned="1" table:number-rows-spanned="5" table:style-name="ce186">
            <text:p>1</text:p>
          </table:table-cell>
          <table:table-cell office:value-type="string" table:number-columns-spanned="1" table:number-rows-spanned="5" table:style-name="ce197">
            <text:p>Código da Região</text:p>
          </table:table-cell>
          <table:table-cell office:value-type="string" table:style-name="ce165">
            <text:p>1 - Nor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5">
            <text:p>2 - Nordes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5">
            <text:p>3 - Sudeste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5">
            <text:p>4 - Sul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65">
            <text:p>5 - Centro-Oeste</text:p>
          </table:table-cell>
          <table:table-cell table:number-columns-repeated="16379" table:style-name="ce69"/>
        </table:table-row>
        <table:table-row table:style-name="ro4">
          <table:table-cell office:value-type="string" table:number-columns-spanned="1" table:number-rows-spanned="27" table:style-name="ce185">
            <text:p>ID_UF</text:p>
          </table:table-cell>
          <table:table-cell office:value-type="string" table:number-columns-spanned="1" table:number-rows-spanned="27" table:style-name="ce197">
            <text:p>Num</text:p>
          </table:table-cell>
          <table:table-cell office:value-type="float" office:value="2" table:number-columns-spanned="1" table:number-rows-spanned="27" table:style-name="ce186">
            <text:p>2</text:p>
          </table:table-cell>
          <table:table-cell office:value-type="string" table:number-columns-spanned="1" table:number-rows-spanned="27" table:style-name="ce197">
            <text:p>Código da Unidade da Federação</text:p>
          </table:table-cell>
          <table:table-cell office:value-type="string" table:style-name="ce30">
            <text:p>11-R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2-AC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3-AM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4-RR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5-PA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6-AP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17-T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1-M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2-PI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3-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4-R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5-PB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6-P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7-AL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8-S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29-B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1-MG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2-E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3-RJ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35-SP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1-P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2-SC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43-RS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0-MS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1-MT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2-GO</text:p>
          </table:table-cell>
          <table:table-cell table:number-columns-repeated="16379" table:style-name="ce6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30">
            <text:p>53-DF</text:p>
          </table:table-cell>
          <table:table-cell table:number-columns-repeated="16379" table:style-name="ce69"/>
        </table:table-row>
        <table:table-row table:style-name="ro18">
          <table:table-cell table:number-columns-repeated="2" table:style-name="ce70"/>
          <table:table-cell table:style-name="ce75"/>
          <table:table-cell office:value-type="string" table:style-name="ce76">
            <text:p>Descrição (texto da pergunta)</text:p>
          </table:table-cell>
          <table:table-cell office:value-type="string" table:style-name="ce77">
            <text:p>Código da opção de resposta</text:p>
          </table:table-cell>
          <table:table-cell office:value-type="string" table:style-name="ce78">
            <text:p>Texto da opção de resposta</text:p>
          </table:table-cell>
          <table:table-cell table:number-columns-repeated="16378" table:style-name="ce7"/>
        </table:table-row>
        <table:table-row table:style-name="ro28">
          <table:table-cell office:value-type="string" table:number-columns-spanned="6" table:number-rows-spanned="1" table:style-name="ce255">
            <text:p>1 - INFORMAÇÕES PESSOAIS E EXPERIÊNCIA PROFISSIONAL</text:p>
          </table:table-cell>
          <table:covered-table-cell table:number-columns-repeated="5"/>
          <table:table-cell table:style-name="ce147"/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185">
            <text:p>TX_RESP_Q00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197">
            <text:p>Qual é o seu sex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Masculino</text:p>
          </table:table-cell>
          <table:table-cell table:style-name="ce147"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Feminino</text:p>
          </table:table-cell>
          <table:table-cell table:style-name="ce147"/>
          <table:table-cell table:number-columns-repeated="16377"/>
        </table:table-row>
        <table:table-row table:style-name="ro7">
          <table:table-cell office:value-type="string" table:style-name="ce163">
            <text:p>TX_RESP_Q002</text:p>
          </table:table-cell>
          <table:table-cell office:value-type="string" table:style-name="ce164">
            <text:p>Num</text:p>
          </table:table-cell>
          <table:table-cell office:value-type="float" office:value="4" table:style-name="ce158">
            <text:p>4</text:p>
          </table:table-cell>
          <table:table-cell office:value-type="string" table:style-name="ce166">
            <text:p>Qual é a sua idade? (Regra de Validação: Q002 &gt;= 21 e Q002 &lt;= 81)</text:p>
          </table:table-cell>
          <table:table-cell table:style-name="ce165"/>
          <table:table-cell table:style-name="ce150"/>
          <table:table-cell table:style-name="ce147"/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294">
            <text:p>TX_RESP_Q003</text:p>
          </table:table-cell>
          <table:table-cell office:value-type="string" table:number-columns-spanned="1" table:number-rows-spanned="6" table:style-name="ce295">
            <text:p>Char</text:p>
          </table:table-cell>
          <table:table-cell office:value-type="float" office:value="1" table:number-columns-spanned="1" table:number-rows-spanned="6" table:style-name="ce295">
            <text:p>1</text:p>
          </table:table-cell>
          <table:table-cell office:value-type="string" table:number-columns-spanned="1" table:number-rows-spanned="6" table:style-name="ce238">
            <text:p>Qual é a sua cor ou raça?</text:p>
          </table:table-cell>
          <table:table-cell office:value-type="string" table:style-name="ce148">
            <text:p>A</text:p>
          </table:table-cell>
          <table:table-cell office:value-type="string" table:style-name="ce151">
            <text:p>Branca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1">
            <text:p>Preta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51">
            <text:p>Parda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51">
            <text:p>Amarela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E</text:p>
          </table:table-cell>
          <table:table-cell office:value-type="string" table:style-name="ce151">
            <text:p>Indígena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F</text:p>
          </table:table-cell>
          <table:table-cell office:value-type="string" table:style-name="ce151">
            <text:p>Não quero declarar</text:p>
          </table:table-cell>
          <table:table-cell table:style-name="ce147"/>
          <table:table-cell table:number-columns-repeated="16377"/>
        </table:table-row>
        <table:table-row table:style-name="ro14">
          <table:table-cell office:value-type="string" table:number-columns-spanned="1" table:number-rows-spanned="6" table:style-name="ce294">
            <text:p>TX_RESP_Q004</text:p>
          </table:table-cell>
          <table:table-cell office:value-type="string" table:number-columns-spanned="1" table:number-rows-spanned="6" table:style-name="ce295">
            <text:p>Char</text:p>
          </table:table-cell>
          <table:table-cell office:value-type="float" office:value="1" table:number-columns-spanned="1" table:number-rows-spanned="6" table:style-name="ce295">
            <text:p>1</text:p>
          </table:table-cell>
          <table:table-cell office:value-type="string" table:number-columns-spanned="1" table:number-rows-spanned="6" table:style-name="ce238">
            <text:p>Qual é o seu mais alto nível de escolaridade concluíd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Ensino Fundament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Ensino Médio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Graduação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49">
            <text:p>Especialização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E</text:p>
          </table:table-cell>
          <table:table-cell office:value-type="string" table:style-name="ce149">
            <text:p>Mestrado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F</text:p>
          </table:table-cell>
          <table:table-cell office:value-type="string" table:style-name="ce149">
            <text:p>Doutorado</text:p>
          </table:table-cell>
          <table:table-cell table:style-name="ce147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0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sta formação é relacionada ao campo educacional? (Regra de Dependência: somente será preenchida caso Q004 for igual a "C", "D", "E" ou "F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0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lém de Secretário(a) da Educação, você exerceu alguma outra função na área de educaçã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0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Professor (a) da Educação Básica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0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Professor (a) da Educação Superior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0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Membro de equipe pedagógica da escola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1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Diretor (a) de escola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1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Equipe técnica da Secretaria de Educação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1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Secretário(a) de Educação em outra rede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1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funções que exerceu: Outros (Regra de Dependência: somente será preenchida caso Q0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52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13">
          <table:table-cell office:value-type="string" table:style-name="ce163">
            <text:p>TX_RESP_Q014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Qual o seu tempo total de experiência, em anos, na área de educação? (Regra de Dependência: somente será preenchida caso Q006 seja igual a "A") (Regra de Validação: Q014 &gt;= 0 e Q014 &lt;= 50).</text:p>
          </table:table-cell>
          <table:table-cell table:style-name="ce165"/>
          <table:table-cell table:style-name="ce149"/>
          <table:table-cell table:style-name="ce153"/>
          <table:table-cell table:number-columns-repeated="16377" table:style-name="ce154"/>
        </table:table-row>
        <table:table-row table:style-name="ro7">
          <table:table-cell office:value-type="string" table:style-name="ce160">
            <text:p>TX_RESP_Q015</text:p>
          </table:table-cell>
          <table:table-cell office:value-type="string" table:style-name="ce161">
            <text:p>Num</text:p>
          </table:table-cell>
          <table:table-cell office:value-type="float" office:value="4" table:style-name="ce159">
            <text:p>4</text:p>
          </table:table-cell>
          <table:table-cell office:value-type="string" table:style-name="ce155">
            <text:p>Qual o seu tempo de experiência como Secretário(a) de Educação? Anos (Regra de Validação: Q015 &gt;= 0 e Q015 &lt;= 30).</text:p>
          </table:table-cell>
          <table:table-cell table:style-name="ce162"/>
          <table:table-cell table:style-name="ce149"/>
          <table:table-cell table:style-name="ce33"/>
          <table:table-cell table:number-columns-repeated="16377"/>
        </table:table-row>
        <table:table-row table:style-name="ro7">
          <table:table-cell office:value-type="string" table:style-name="ce163">
            <text:p>TX_RESP_Q016</text:p>
          </table:table-cell>
          <table:table-cell office:value-type="string" table:style-name="ce164">
            <text:p>Num</text:p>
          </table:table-cell>
          <table:table-cell office:value-type="float" office:value="4" table:style-name="ce158">
            <text:p>4</text:p>
          </table:table-cell>
          <table:table-cell office:value-type="string" table:style-name="ce166">
            <text:p>Qual o seu tempo de experiência como Secretário(a) de Educação? Meses (Regra de Validação: Q016 &gt;= 0 e Q016 &lt;= 12).</text:p>
          </table:table-cell>
          <table:table-cell table:style-name="ce165"/>
          <table:table-cell table:style-name="ce149"/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1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62">
            <text:p>Você ocupa o cargo de Secretário(a) de Educação desde o início da atual gestã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1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62">
            <text:p>Além de atividades na área da educação, você exerce outra atividade profissional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18">
          <table:table-cell office:value-type="string" table:number-columns-spanned="6" table:number-rows-spanned="1" table:style-name="ce293">
            <text:p>2 - ORGANIZAÇÃO E PLANEJAMENTO</text:p>
          </table:table-cell>
          <table:covered-table-cell table:number-columns-repeated="5"/>
          <table:table-cell table:number-columns-repeated="16378" table:style-name="ce156"/>
        </table:table-row>
        <table:table-row table:style-name="ro24">
          <table:table-cell office:value-type="string" table:number-columns-spanned="1" table:number-rows-spanned="2" table:style-name="ce185">
            <text:p>TX_RESP_Q01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Sobre a organização e planejamento da educação, o município possui: Sistema Municipal de Ensin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Sobre a organização e planejamento da educação, o município possui: Plano Municipal de Educaçã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Sobre a organização e planejamento da educação, o município possui: Fórum Permanente de Educaçã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style-name="ce33"/>
          <table:table-cell table:number-columns-repeated="16377"/>
        </table:table-row>
        <table:table-row table:style-name="ro45">
          <table:table-cell office:value-type="string" table:style-name="ce163">
            <text:p>TX_RESP_Q022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Quantos servidores/funcionários estão lotados na sede da Secretaria de Educação?</text:p>
          </table:table-cell>
          <table:table-cell table:style-name="ce165"/>
          <table:table-cell table:style-name="ce150"/>
          <table:table-cell table:style-name="ce153"/>
          <table:table-cell table:number-columns-repeated="16377" table:style-name="ce154"/>
        </table:table-row>
        <table:table-row table:style-name="ro45">
          <table:table-cell office:value-type="string" table:style-name="ce160">
            <text:p>TX_RESP_Q023</text:p>
          </table:table-cell>
          <table:table-cell office:value-type="string" table:style-name="ce161">
            <text:p>Num</text:p>
          </table:table-cell>
          <table:table-cell office:value-type="float" office:value="4" table:style-name="ce159">
            <text:p>4</text:p>
          </table:table-cell>
          <table:table-cell office:value-type="string" table:style-name="ce166">
            <text:p>Quantos servidores/funcionários lotados na sede da Secretaria de Educação estão dedicados EXCLUSIVAMENTE à Educação infantil?</text:p>
          </table:table-cell>
          <table:table-cell table:number-columns-repeated="2" table:style-name="ce162"/>
          <table:table-cell table:style-name="ce33"/>
          <table:table-cell table:number-columns-repeated="16377"/>
        </table:table-row>
        <table:table-row table:style-name="ro45">
          <table:table-cell office:value-type="string" table:style-name="ce163">
            <text:p>TX_RESP_Q024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Quantos servidores/funcionários lotados na sede da Secretaria de Educação estão dedicados EXCLUSIVAMENTE ao Ensino Fundamental?</text:p>
          </table:table-cell>
          <table:table-cell table:number-columns-repeated="2" table:style-name="ce165"/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Aperfeiçoamento de pessoal docente e demais profissionai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Aquisição e manutenção de equipamento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Compra de material didátic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Concessão de bolsas de estudo para estudante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style-name="ce33"/>
          <table:table-cell table:number-columns-repeated="16377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style-name="ce33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02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Construção de escola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Manutenção e conservação das escola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Merenda escolar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Remuneração de pessoal docente e demais profissionai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Transporte escolar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despesas a Secretaria de Educação tem autonomia para ordenar: Outro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de Educação desenvolve trabalhos em conjunto com: Serviços de saúde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de Educação desenvolve trabalhos em conjunto com: Serviços de assistência social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de Educação desenvolve trabalhos em conjunto com: Serviços de segurança pública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de Educação desenvolve trabalhos em conjunto com: Ministério Públic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3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de Educação desenvolve trabalhos em conjunto com: Outro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Há alguma legislação que regulamente a nomeação dos diretores das escolas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Livre indicação pelos poderes público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Prova de conhecimento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Tempo de serviç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Titulação acadêmica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Experiência em gestã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Curso de formação para gestores escolare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Listas de candidato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são utilizados para a escolha dos diretores das escolas? Consulta pública/eleiçã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4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s escolas do município adotam um sistema apostilad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O Ensino Fundamental é oferecido em ciclos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3 - CONSELHOS DE GESTÃO</text:p>
          </table:table-cell>
          <table:covered-table-cell table:number-columns-repeated="5"/>
          <table:table-cell table:number-columns-repeated="16378" table:style-name="ce33"/>
        </table:table-row>
        <table:table-row table:style-name="ro24">
          <table:table-cell office:value-type="string" table:number-columns-spanned="1" table:number-rows-spanned="2" table:style-name="ce185">
            <text:p>TX_RESP_Q5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O município possui Conselho Municipal de Educaçã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Consultiv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Normativ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Deliberativ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Fiscalizador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Propositiv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Mobilizador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5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quais funções são exercidas pelo Conselho Municipal de Educação: Não sei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13">
          <table:table-cell office:value-type="string" table:style-name="ce163">
            <text:p>TX_RESP_Q059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Secretaria municipal - incluso Secretário(a) (Regra de Dependência: somente será preenchida caso Q051 seja igual a "A") (Regra de Validação: Q059 &lt;= 16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0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Instituições particulares (Regra de Dependência: somente será preenchida caso Q051 seja igual a "A") (Regra de Validação: Q060 &lt;= 8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1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Diretores de escola de Ensino Fundamental (Regra de Dependência: somente será preenchida caso Q051 seja igual a "A") (Regra de Validação: Q061 &lt;= 13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2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Diretores de instituições de Educação Infantil (Regra de Dependência: somente será preenchida caso Q051 seja igual a "A") <text:s/>(Regra de Validação: Q062 &lt;= 5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3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Professores de Ensino Fundamental (Regra de Dependência: somente será preenchida caso Q051 seja igual a "A") (Regra de Validação: Q063 &lt;= 14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4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Professores de Educação Infantil (Regra de Dependência: somente será preenchida caso Q051 seja igual a "A") (Regra de Validação: Q064 &lt;= 14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5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Professores de escolas particulares (Regra de Dependência: somente será preenchida caso Q051 seja igual a "A") <text:s/>(Regra de Validação: Q065 &lt;= 6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6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Servidores das escolas (Regra de Dependência: somente será preenchida caso Q051 seja igual a "A") (Regra de Validação: Q066 &lt;= 20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7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Pais de estudantes (Regra de Dependência: somente será preenchida caso Q051 seja igual a "A") (Regra de Validação: Q067 &lt;= 12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8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Estudantes (Regra de Dependência: somente será preenchida caso Q051 seja igual a "A") (Regra de Validação: Q068 &lt;= 8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69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Sindicatos e associações de docentes (Regra de Dependência: somente será preenchida caso Q051 seja igual a "A") (Regra de Validação: Q069 &lt;= 16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70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Câmara Municipal (Regra de Dependência: somente será preenchida caso Q051 seja igual a "A") (Regra de Validação: Q070 &lt;= 11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13">
          <table:table-cell office:value-type="string" table:style-name="ce163">
            <text:p>TX_RESP_Q071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Indique a QUANTIDADE de membros do Conselho Municipal de Educação que representam: Outros setores (Regra de Dependência: somente será preenchida caso Q051 seja igual a "A") (Regra de Validação: Q071 &lt;= 37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9">
          <table:table-cell office:value-type="string" table:style-name="ce163">
            <text:p>TX_RESP_Q072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Do total de membros do Conselho de Educação, quantos são eleitos? (Regra de Dependência: somente será preenchida caso Q051 seja igual a "A") (Regra de Validação: Q072 &lt;= 48).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7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O Secretário de Educação é o presidente do Conselho de Educação? (Regra de Dependência: somente será preenchida caso Q051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9">
          <table:table-cell office:value-type="string" table:style-name="ce163">
            <text:p>TX_RESP_Q074</text:p>
          </table:table-cell>
          <table:table-cell office:value-type="string" table:style-name="ce164">
            <text:p>Num</text:p>
          </table:table-cell>
          <table:table-cell office:value-type="float" office:value="4" table:style-name="ce164">
            <text:p>4</text:p>
          </table:table-cell>
          <table:table-cell office:value-type="string" table:style-name="ce166">
            <text:p>Quantas reuniões foram realizadas pelo Conselho de Educação neste ano? (Regra de Dependência: somente será preenchida caso Q051 seja igual a "A")</text:p>
          </table:table-cell>
          <table:table-cell table:style-name="ce165"/>
          <table:table-cell table:style-name="ce149"/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7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Sala própri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7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Computador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7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Impressor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7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Acesso à internet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7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Transporte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Telefone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Diária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Dotação orçamentária própri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Educação: Apoio administrativo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Solucionar dúvidas interpretativas sobre a legislação educacional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Emitir parecer sobre a interpretação de norma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Estabelecer normas para o ingresso dos aluno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Estabelecer normas para autorização de funcionamento das escola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Verificar o cumprimento do calendário letivo pelas escola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8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Verificar se as escolas conveniadas de educação infantil cumprem as diretrizes do município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Sugerir medidas para aperfeiçoamento profissional dos docente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Propor ações para a diminuição da repetência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Realizar reuniões ampliadas para discutir assuntos educacionai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Selecione quais atribuições o Conselho de Educação possui: Promover eventos (Regra de Dependência: somente será preenchida caso Q051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Neste ano foi realizada capacitação para os Conselheiros de Educação? (Regra de Dependência: somente será preenchida caso Q051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Há Conselho de Acompanhamento e Controle Social do Fundeb ? CACS no seu municípi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Neste ano foi realizada capacitação para os membros do Conselho de Acompanhamento e Controle Social do Fundeb?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Sala própria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Computador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09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Impressora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Acesso à internet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Transporte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Telefone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Diárias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Dotação orçamentária própria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companhamento e Controle Social do Fundeb: Apoio administrativo (Regra de Dependência: somente será preenchida caso Q095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Há no seu município Conselho de Alimentação Escolar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Neste ano foi realizada capacitação para os membros do Conselho de Alimentação Escolar?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Sala própria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0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Computador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Impressora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Acesso à internet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Transporte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Telefone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Diárias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Dotação orçamentária própria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1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s recursos disponíveis para o funcionamento do Conselho de Alimentação Escolar: Apoio administrativo (Regra de Dependência: somente será preenchida caso Q106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185">
            <text:p>TX_RESP_Q117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39">
            <text:p>Desde 2014, o município realizou alguma Conferência Municipal de Educação preparatória para a Conferência Nacional de Educação (Conae)?</text:p>
          </table:table-cell>
          <table:table-cell office:value-type="string" table:style-name="ce148">
            <text:p>A</text:p>
          </table:table-cell>
          <table:table-cell office:value-type="string" table:style-name="ce157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7">
            <text:p>Nã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57">
            <text:p>Não sei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4 - EDUCAÇÃO INFANTIL</text:p>
          </table:table-cell>
          <table:covered-table-cell table:number-columns-repeated="5"/>
          <table:table-cell table:number-columns-repeated="16378" table:style-name="ce33"/>
        </table:table-row>
        <table:table-row table:style-name="ro14">
          <table:table-cell office:value-type="string" table:number-columns-spanned="1" table:number-rows-spanned="2" table:style-name="ce185">
            <text:p>TX_RESP_Q11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possui instituições de Educação Infantil sob sua responsabilidade direta ou indireta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14">
          <table:table-cell office:value-type="string" table:number-columns-spanned="1" table:number-rows-spanned="2" table:style-name="ce185">
            <text:p>TX_RESP_Q11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Cálculo da demanda por vagas? (Regra de Dependência: somente será preenchida caso Q118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14">
          <table:table-cell office:value-type="string" table:number-columns-spanned="1" table:number-rows-spanned="2" table:style-name="ce185">
            <text:p>TX_RESP_Q12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Programa para garantia de acesso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14">
          <table:table-cell office:value-type="string" table:number-columns-spanned="1" table:number-rows-spanned="2" table:style-name="ce185">
            <text:p>TX_RESP_Q12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Supervisão escolar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Programa de formação de professores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Busca ativa de crianças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Comitê Intersetorial de Políticas Públicas para a Primeira Infância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à EDUCAÇÃO INFANTIL, a Secretaria possui: Currículo Municipal para a Educação Infantil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firma convênios com instituições para o atendimento de: Creche - Crianças de 0 a 3 anos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firma convênios com instituições para o atendimento de: Pré-escola - Crianças 4 a 5 anos? (Regra de Dependência: somente será preenchida caso Q118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s escolas conveniadas são selecionadas através de chamada pública?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2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xistem normas para o funcionamento das instituições conveniadas?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Espaço físico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Espaço físico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Manutenção de espaço físico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Manutenção de espaço físico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Seleção de docentes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Seleção de docentes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Pagamento de docentes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Pagamento de docentes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Capacitação de docentes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3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Capacitação de docentes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4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Fornecimento de merenda escolar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4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Fornecimento de merenda escolar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4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Transporte escolar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4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Transporte escolar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4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Materiais didáticos: Poder Público/Secretaria de Educação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46">
          <table:table-cell office:value-type="string" table:number-columns-spanned="1" table:number-rows-spanned="2" table:style-name="ce185">
            <text:p>TX_RESP_Q14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Em relação às escolas conveniadas, quem assume as responsabilidades sobre Materiais didáticos: Escolas/Instituições conveniadas. (Regra de Dependência: somente será preenchida caso Q126 ou Q127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6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5 - ENSINO FUNDAMENTAL</text:p>
          </table:table-cell>
          <table:covered-table-cell table:number-columns-repeated="5"/>
          <table:table-cell table:number-columns-repeated="16378" table:style-name="ce33"/>
        </table:table-row>
        <table:table-row table:style-name="ro24">
          <table:table-cell office:value-type="string" table:number-columns-spanned="1" table:number-rows-spanned="2" table:style-name="ce185">
            <text:p>TX_RESP_Q14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possui escolas de Ensino Fundamental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4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Fundamental, a Secretaria possui: Cálculo da demanda por vagas? (Regra de Depedência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47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4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Fundamental, a Secretaria possui: Programa de formação de professores? (Regra de Depedência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4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Fundamental, a Secretaria possui: Busca ativa de crianças e jovens? (Regra de Depedência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Fundamental, a Secretaria possui: Currículo Municipal? (Regra de Depedência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6 - ENSINO MÉDIO</text:p>
          </table:table-cell>
          <table:covered-table-cell table:number-columns-repeated="5"/>
          <table:table-cell table:number-columns-repeated="16378" table:style-name="ce33"/>
        </table:table-row>
        <table:table-row table:style-name="ro24">
          <table:table-cell office:value-type="string" table:number-columns-spanned="1" table:number-rows-spanned="2" table:style-name="ce185">
            <text:p>TX_RESP_Q15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possui escolas de Ensino Médio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Médio, a Secretaria possui: Cálculo da demanda por vagas? (Regra de Depedência: somente será Com relação ao Ensino Médio, a Secretaria possui: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Médio, a Secretaria possui: Programa de formação de professores? (Regra de Depedência: Com relação ao Ensino Médio, a Secretaria possui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Médio, a Secretaria possui: Busca ativa de crianças e jovens? (Regra de Depedência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Com relação ao Ensino Médio, a Secretaria possui: Currículo Municipal? (Regra de Depedência: somente será preenchida caso Q14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7 - AVALIAÇÃO</text:p>
          </table:table-cell>
          <table:covered-table-cell table:number-columns-repeated="5"/>
          <table:table-cell table:number-columns-repeated="16378" table:style-name="ce33"/>
        </table:table-row>
        <table:table-row table:style-name="ro24">
          <table:table-cell office:value-type="string" table:number-columns-spanned="1" table:number-rows-spanned="2" table:style-name="ce185">
            <text:p>TX_RESP_Q15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utiliza os resultados do IDEB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Planejamento das ações educacionai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Promoção de debates sobre a educação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5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Divulgação de informações para a sociedade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Subsídios para a formação continuada de professore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Implantação de políticas para redução da repetência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Revisão ou criação de orientações curriculare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Subsídios para a avaliação de programas ou projetos da Secretaria de Educação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Produção de materiais didáticos e pedagógico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Recompensa para escolas com melhores resultado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Auxílio para unidades escolares com resultados inferiore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Subsídios para pagamento de bonificação para professore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Estabelecimento de metas de desempenho nos testes de proficiência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6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Monitoramento das escola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17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Criação de critérios para remanejamento de diretore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17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De que forma os resultados são utilizados? Outros (Regra de Dependência: somente será preenchida caso Q156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17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orienta as escolas a prepararem seus alunos para as avaliações externas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17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A Secretaria Municipal realiza avaliação externa das escolas, além daquelas promovidas pelos governos estadual ou federal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14">
          <table:table-cell office:value-type="string" table:number-columns-spanned="1" table:number-rows-spanned="7" table:style-name="ce294">
            <text:p>TX_RESP_Q174</text:p>
          </table:table-cell>
          <table:table-cell office:value-type="string" table:number-columns-spanned="1" table:number-rows-spanned="7" table:style-name="ce295">
            <text:p>Char</text:p>
          </table:table-cell>
          <table:table-cell office:value-type="float" office:value="1" table:number-columns-spanned="1" table:number-rows-spanned="7" table:style-name="ce295">
            <text:p>1</text:p>
          </table:table-cell>
          <table:table-cell office:value-type="string" table:number-columns-spanned="1" table:number-rows-spanned="7" table:style-name="ce239">
            <text:p>Indique a periodicidade da avaliação (Regra de Dependência: somente será preenchida caso Q173 seja igual a "A"):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Mens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Bimestr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Trimestr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49">
            <text:p>Semestr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E</text:p>
          </table:table-cell>
          <table:table-cell office:value-type="string" table:style-name="ce149">
            <text:p>Anu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F</text:p>
          </table:table-cell>
          <table:table-cell office:value-type="string" table:style-name="ce149">
            <text:p>Bianual</text:p>
          </table:table-cell>
          <table:table-cell table:style-name="ce147"/>
          <table:table-cell table:number-columns-repeated="16377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148">
            <text:p>G</text:p>
          </table:table-cell>
          <table:table-cell office:value-type="string" table:style-name="ce149">
            <text:p>Outra</text:p>
          </table:table-cell>
          <table:table-cell table:style-name="ce147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17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etapas da Educação Básica que são avaliadas pela Secretaria: Creche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7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etapas da Educação Básica que são avaliadas pela Secretaria: Pré-escola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7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etapas da Educação Básica que são avaliadas pela Secretaria: Ensino Fundamental - Anos iniciai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7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etapas da Educação Básica que são avaliadas pela Secretaria: Ensino Fundamental - Anos finai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7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as etapas da Educação Básica que são avaliadas pela Secretaria: Ensino Médio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8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 que é avaliado: Instalações e equipamento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8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 que é avaliado: Projeto pedagógico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8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 que é avaliado: Desenvolvimento dos aluno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8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 que é avaliado: Desempenho dos aluno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8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 que é avaliado: Desempenho dos professore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8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Indique o que é avaliado: Outros (Regra de Dependência: somente será preenchida caso Q173 seja igual a "A")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18">
          <table:table-cell office:value-type="string" table:number-columns-spanned="6" table:number-rows-spanned="1" table:style-name="ce293">
            <text:p>8 - PLANO DE CARREIRA</text:p>
          </table:table-cell>
          <table:covered-table-cell table:number-columns-repeated="5"/>
          <table:table-cell table:number-columns-repeated="16378" table:style-name="ce33"/>
        </table:table-row>
        <table:table-row table:style-name="ro24">
          <table:table-cell office:value-type="string" table:number-columns-spanned="1" table:number-rows-spanned="3" table:style-name="ce185">
            <text:p>TX_RESP_Q186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38">
            <text:p>Indique quais profissionais vinculados à sua Secretaria possuem plano de carreira: Auxiliares e assistentes da Educação Infantil</text:p>
          </table:table-cell>
          <table:table-cell office:value-type="string" table:style-name="ce148">
            <text:p>A</text:p>
          </table:table-cell>
          <table:table-cell office:value-type="string" table:style-name="ce157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7">
            <text:p>Nã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ão se aplica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185">
            <text:p>TX_RESP_Q187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38">
            <text:p>Indique quais profissionais vinculados à sua Secretaria possuem plano de carreira: Professores(as) da Educação Infantil</text:p>
          </table:table-cell>
          <table:table-cell office:value-type="string" table:style-name="ce148">
            <text:p>A</text:p>
          </table:table-cell>
          <table:table-cell office:value-type="string" table:style-name="ce157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7">
            <text:p>Nã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ão se aplica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185">
            <text:p>TX_RESP_Q188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38">
            <text:p>Indique quais profissionais vinculados à sua Secretaria possuem plano de carreira: Professores(as) do Ensino Fundamental</text:p>
          </table:table-cell>
          <table:table-cell office:value-type="string" table:style-name="ce148">
            <text:p>A</text:p>
          </table:table-cell>
          <table:table-cell office:value-type="string" table:style-name="ce157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7">
            <text:p>Nã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ão se aplica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185">
            <text:p>TX_RESP_Q189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38">
            <text:p>Indique quais profissionais vinculados à sua Secretaria possuem plano de carreira: Professores(as) do Ensino Médio</text:p>
          </table:table-cell>
          <table:table-cell office:value-type="string" table:style-name="ce148">
            <text:p>A</text:p>
          </table:table-cell>
          <table:table-cell office:value-type="string" table:style-name="ce157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7">
            <text:p>Nã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ão se aplica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3" table:style-name="ce185">
            <text:p>TX_RESP_Q190</text:p>
          </table:table-cell>
          <table:table-cell office:value-type="string" table:number-columns-spanned="1" table:number-rows-spanned="3" table:style-name="ce186">
            <text:p>Char</text:p>
          </table:table-cell>
          <table:table-cell office:value-type="float" office:value="1" table:number-columns-spanned="1" table:number-rows-spanned="3" table:style-name="ce186">
            <text:p>1</text:p>
          </table:table-cell>
          <table:table-cell office:value-type="string" table:number-columns-spanned="1" table:number-rows-spanned="3" table:style-name="ce238">
            <text:p>Indique quais profissionais vinculados à sua Secretaria possuem plano de carreira: Profissionais não-docentes</text:p>
          </table:table-cell>
          <table:table-cell office:value-type="string" table:style-name="ce148">
            <text:p>A</text:p>
          </table:table-cell>
          <table:table-cell office:value-type="string" table:style-name="ce157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57">
            <text:p>Não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ão se aplica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as jornadas de trabalho semanais dos(as) professores(as)? Até 20 horas semanais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as jornadas de trabalho semanais dos(as) professores(as)? De 21 a 30 horas semanais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as jornadas de trabalho semanais dos(as) professores(as)? De 31 a 40 horas semanais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as jornadas de trabalho semanais dos(as) professores(as)? Mais de 40 horas semanais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O plano de carreira prevê o limite máximo de 2/3 da jornada do(a) professor(a) em sala de aula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6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Para TODOS(AS) os(as) professores(as) com jornada de trabalho de 40 horas semanais o VENCIMENTO BÁSICO INICIAL é igual ou superior a R$ 2.557,74 mensais?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Tempo de efetivo exercício no cargo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Qualificação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19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Titulação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20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Assiduidade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20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Avaliação de desempenho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20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Prova de conhecimentos para professores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20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Desempenho dos alunos em avaliação externa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/>
        </table:table-row>
        <table:table-row table:style-name="ro24">
          <table:table-cell office:value-type="string" table:number-columns-spanned="1" table:number-rows-spanned="2" table:style-name="ce185">
            <text:p>TX_RESP_Q20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9">
            <text:p>Quais critérios de progressão ou promoção são utilizados no plano de carreira do magistério? Outros (Regra de Dependência: somente será preenchida caso Q187, Q188 ou Q189 seja igual a "A").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¹</text:p>
          </table:table-cell>
          <table:table-cell table:number-columns-repeated="16378" table:style-name="ce69"/>
        </table:table-row>
        <table:table-row table:style-name="ro38">
          <table:table-cell office:value-type="string" table:number-columns-spanned="1" table:number-rows-spanned="4" table:style-name="ce294">
            <text:p>TX_RESP_Q205</text:p>
          </table:table-cell>
          <table:table-cell office:value-type="string" table:number-columns-spanned="1" table:number-rows-spanned="4" table:style-name="ce295">
            <text:p>Char</text:p>
          </table:table-cell>
          <table:table-cell office:value-type="float" office:value="1" table:number-columns-spanned="1" table:number-rows-spanned="4" table:style-name="ce295">
            <text:p>1</text:p>
          </table:table-cell>
          <table:table-cell office:value-type="string" table:number-columns-spanned="1" table:number-rows-spanned="4" table:style-name="ce239">
            <text:p>A remuneração dos(as) professores(as) de Educação Infantil, comparada com a dos(as) professores(as) com o mesmo nível de formação que atuam no Ensino Fundamental:</text:p>
          </table:table-cell>
          <table:table-cell office:value-type="string" table:style-name="ce148">
            <text:p>A</text:p>
          </table:table-cell>
          <table:table-cell office:value-type="string" table:style-name="ce177">
            <text:p>É inferior à dos(as) professores(as) de Ensino Fundamental.</text:p>
          </table:table-cell>
          <table:table-cell table:style-name="ce147"/>
          <table:table-cell table:number-columns-repeated="16377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77">
            <text:p>É equivalente à dos(as) professores(as) de Ensino Fundamental.</text:p>
          </table:table-cell>
          <table:table-cell table:style-name="ce147"/>
          <table:table-cell table:number-columns-repeated="16377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77">
            <text:p>É superior à dos(as) professores(as) de Ensino Fundamental.</text:p>
          </table:table-cell>
          <table:table-cell table:style-name="ce147"/>
          <table:table-cell table:number-columns-repeated="16377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77">
            <text:p>Não existe este profissional na rede.</text:p>
          </table:table-cell>
          <table:table-cell table:style-name="ce147"/>
          <table:table-cell table:number-columns-repeated="16377"/>
        </table:table-row>
        <table:table-row table:style-name="ro38">
          <table:table-cell office:value-type="string" table:number-columns-spanned="1" table:number-rows-spanned="4" table:style-name="ce294">
            <text:p>TX_RESP_Q206</text:p>
          </table:table-cell>
          <table:table-cell office:value-type="string" table:number-columns-spanned="1" table:number-rows-spanned="4" table:style-name="ce295">
            <text:p>Char</text:p>
          </table:table-cell>
          <table:table-cell office:value-type="float" office:value="1" table:number-columns-spanned="1" table:number-rows-spanned="4" table:style-name="ce295">
            <text:p>1</text:p>
          </table:table-cell>
          <table:table-cell office:value-type="string" table:number-columns-spanned="1" table:number-rows-spanned="4" table:style-name="ce239">
            <text:p>A remuneração dos(as) professores(as) de Ensino Médio, comparada com a dos(as) professores(as) com o mesmo nível de formação que atuam no Ensino Fundamental:</text:p>
          </table:table-cell>
          <table:table-cell office:value-type="string" table:style-name="ce148">
            <text:p>A</text:p>
          </table:table-cell>
          <table:table-cell office:value-type="string" table:style-name="ce177">
            <text:p>É inferior à dos(as) professores(as) de Ensino Fundamental.</text:p>
          </table:table-cell>
          <table:table-cell table:style-name="ce147"/>
          <table:table-cell table:number-columns-repeated="16377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77">
            <text:p>É equivalente à dos(as) professores(as) de Ensino Fundamental.</text:p>
          </table:table-cell>
          <table:table-cell table:style-name="ce147"/>
          <table:table-cell table:number-columns-repeated="16377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77">
            <text:p>É superior à dos(as) professores(as) de Ensino Fundamental.</text:p>
          </table:table-cell>
          <table:table-cell table:style-name="ce147"/>
          <table:table-cell table:number-columns-repeated="16377"/>
        </table:table-row>
        <table:table-row table:style-name="ro38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77">
            <text:p>Não existe este profissional na rede.</text:p>
          </table:table-cell>
          <table:table-cell table:style-name="ce147"/>
          <table:table-cell table:number-columns-repeated="16377"/>
        </table:table-row>
        <table:table-row table:style-name="ro24">
          <table:table-cell office:value-type="string" table:number-columns-spanned="1" table:number-rows-spanned="2" table:style-name="ce185">
            <text:p>TX_RESP_Q207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Conteúdo e compreensão dos conceitos da(s) área(s) de ensin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08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Avaliação da aprendizagem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09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Avaliação em larga escala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10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Metodologias de ensin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11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Conhecimento do currícul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12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Gestão da sala de aula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13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Educação inclusiva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14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Novas tecnologia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24">
          <table:table-cell office:value-type="string" table:number-columns-spanned="1" table:number-rows-spanned="2" table:style-name="ce185">
            <text:p>TX_RESP_Q215</text:p>
          </table:table-cell>
          <table:table-cell office:value-type="string" table:number-columns-spanned="1" table:number-rows-spanned="2" table:style-name="ce186">
            <text:p>Char</text:p>
          </table:table-cell>
          <table:table-cell office:value-type="float" office:value="1" table:number-columns-spanned="1" table:number-rows-spanned="2" table:style-name="ce186">
            <text:p>1</text:p>
          </table:table-cell>
          <table:table-cell office:value-type="string" table:number-columns-spanned="1" table:number-rows-spanned="2" table:style-name="ce238">
            <text:p>Neste ano, quais temas foram abordados em cursos de formação continuada para professores da rede? Gestão e administração escolar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Sim</text:p>
          </table:table-cell>
          <table:table-cell table:number-columns-repeated="16378" table:style-name="ce69"/>
        </table:table-row>
        <table:table-row table:style-name="ro24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Não</text:p>
          </table:table-cell>
          <table:table-cell table:number-columns-repeated="16378" table:style-name="ce69"/>
        </table:table-row>
        <table:table-row table:style-name="ro18">
          <table:table-cell office:value-type="string" table:number-columns-spanned="6" table:number-rows-spanned="1" table:style-name="ce293">
            <text:p>9 - AVALIAÇÃO DO QUESTIONÁRIO</text:p>
          </table:table-cell>
          <table:covered-table-cell table:number-columns-repeated="5"/>
          <table:table-cell table:number-columns-repeated="16378" table:style-name="ce33"/>
        </table:table-row>
        <table:table-row table:style-name="ro28">
          <table:table-cell office:value-type="string" table:number-columns-spanned="1" table:number-rows-spanned="5" table:style-name="ce294">
            <text:p>TX_RESP_Q216</text:p>
          </table:table-cell>
          <table:table-cell office:value-type="string" table:number-columns-spanned="1" table:number-rows-spanned="5" table:style-name="ce295">
            <text:p>Char</text:p>
          </table:table-cell>
          <table:table-cell office:value-type="float" office:value="1" table:number-columns-spanned="1" table:number-rows-spanned="5" table:style-name="ce295">
            <text:p>1</text:p>
          </table:table-cell>
          <table:table-cell office:value-type="string" table:number-columns-spanned="1" table:number-rows-spanned="5" table:style-name="ce238">
            <text:p>Sobre este questionário, avalie: Facilidade de preenchimento das respostas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Muito difí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Difí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em fácil e nem difí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49">
            <text:p>Fá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E</text:p>
          </table:table-cell>
          <table:table-cell office:value-type="string" table:style-name="ce149">
            <text:p>Muito fácil</text:p>
          </table:table-cell>
          <table:table-cell table:style-name="ce147"/>
          <table:table-cell table:number-columns-repeated="16377"/>
        </table:table-row>
        <table:table-row table:style-name="ro28">
          <table:table-cell office:value-type="string" table:number-columns-spanned="1" table:number-rows-spanned="5" table:style-name="ce294">
            <text:p>TX_RESP_Q217</text:p>
          </table:table-cell>
          <table:table-cell office:value-type="string" table:number-columns-spanned="1" table:number-rows-spanned="5" table:style-name="ce295">
            <text:p>Char</text:p>
          </table:table-cell>
          <table:table-cell office:value-type="float" office:value="1" table:number-columns-spanned="1" table:number-rows-spanned="5" table:style-name="ce295">
            <text:p>1</text:p>
          </table:table-cell>
          <table:table-cell office:value-type="string" table:number-columns-spanned="1" table:number-rows-spanned="5" table:style-name="ce239">
            <text:p>Sobre este questionário, avalie: A compreensão dos termos utilizados no questionário</text:p>
          </table:table-cell>
          <table:table-cell office:value-type="string" table:style-name="ce148">
            <text:p>A</text:p>
          </table:table-cell>
          <table:table-cell office:value-type="string" table:style-name="ce149">
            <text:p>Muito difí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B</text:p>
          </table:table-cell>
          <table:table-cell office:value-type="string" table:style-name="ce149">
            <text:p>Difí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C</text:p>
          </table:table-cell>
          <table:table-cell office:value-type="string" table:style-name="ce149">
            <text:p>Nem fácil e nem difí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D</text:p>
          </table:table-cell>
          <table:table-cell office:value-type="string" table:style-name="ce149">
            <text:p>Fácil</text:p>
          </table:table-cell>
          <table:table-cell table:style-name="ce147"/>
          <table:table-cell table:number-columns-repeated="16377"/>
        </table:table-row>
        <table:table-row table:style-name="ro28">
          <table:covered-table-cell/>
          <table:covered-table-cell/>
          <table:covered-table-cell/>
          <table:covered-table-cell/>
          <table:table-cell office:value-type="string" table:style-name="ce148">
            <text:p>E</text:p>
          </table:table-cell>
          <table:table-cell office:value-type="string" table:style-name="ce149">
            <text:p>Muito fácil</text:p>
          </table:table-cell>
          <table:table-cell table:style-name="ce147"/>
          <table:table-cell table:number-columns-repeated="16377"/>
        </table:table-row>
        <table:table-row table:style-name="ro18">
          <table:table-cell office:value-type="string" table:style-name="ce176">
            <text:p>Obsevações:</text:p>
          </table:table-cell>
          <table:table-cell table:style-name="ce174"/>
          <table:table-cell table:style-name="ce173"/>
          <table:table-cell table:style-name="ce33"/>
          <table:table-cell table:number-columns-repeated="2" table:style-name="ce172"/>
          <table:table-cell table:number-columns-repeated="16378" table:style-name="ce33"/>
        </table:table-row>
        <table:table-row table:style-name="ro4">
          <table:table-cell office:value-type="string" table:style-name="ce175">
            <text:p>1 - Nessa variável, não é possível diferenciar quem respondeu "Não" deliberadamente ou quem optou por deixar em branco. Isso porque no aplicativo foram apresentadas por meio de checkboxes.</text:p>
          </table:table-cell>
          <table:table-cell table:style-name="ce174"/>
          <table:table-cell table:style-name="ce173"/>
          <table:table-cell table:style-name="ce33"/>
          <table:table-cell table:number-columns-repeated="2" table:style-name="ce172"/>
          <table:table-cell table:number-columns-repeated="16378" table:style-name="ce33"/>
        </table:table-row>
        <table:table-row table:number-rows-repeated="1048087" table:style-name="ro4">
          <table:table-cell table:number-columns-repeated="16384"/>
        </table:table-row>
      </table:table>
      <table:table table:name="TS_ITEM" table:style-name="ta9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" table:number-columns-repeated="16379" table:default-cell-style-name="ce1"/>
        <table:table-row table:style-name="ro3">
          <table:table-cell office:value-type="string" table:number-columns-spanned="5" table:number-rows-spanned="1" table:style-name="ce283">
            <text:p>TS_ITEM</text:p>
          </table:table-cell>
          <table:covered-table-cell table:number-columns-repeated="4"/>
          <table:table-cell table:number-columns-repeated="16379" table:style-name="ce15"/>
        </table:table-row>
        <table:table-row table:style-name="ro4">
          <table:table-cell table:number-columns-repeated="16384" table:style-name="ce15"/>
        </table:table-row>
        <table:table-row table:style-name="ro4">
          <table:table-cell office:value-type="string" table:style-name="ce35">
            <text:p>Variável</text:p>
          </table:table-cell>
          <table:table-cell office:value-type="string" table:style-name="ce35">
            <text:p>Tipo</text:p>
          </table:table-cell>
          <table:table-cell office:value-type="string" table:style-name="ce35">
            <text:p>Tamanho</text:p>
          </table:table-cell>
          <table:table-cell office:value-type="string" table:style-name="ce35">
            <text:p>Descrição</text:p>
          </table:table-cell>
          <table:table-cell office:value-type="string" table:style-name="ce35">
            <text:p>Código de Preenchimento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64">
            <text:p>ID_SERIE</text:p>
          </table:table-cell>
          <table:table-cell office:value-type="string" table:number-columns-spanned="1" table:number-rows-spanned="4" table:style-name="ce265">
            <text:p>Num</text:p>
          </table:table-cell>
          <table:table-cell office:value-type="float" office:value="1" table:number-columns-spanned="1" table:number-rows-spanned="4" table:style-name="ce266">
            <text:p>1</text:p>
          </table:table-cell>
          <table:table-cell office:value-type="string" table:number-columns-spanned="1" table:number-rows-spanned="4" table:style-name="ce267">
            <text:p>Série em que a prova foi aplicada</text:p>
          </table:table-cell>
          <table:table-cell office:value-type="string" table:style-name="ce64">
            <text:p>2 - 2º ano EF</text:p>
          </table:table-cell>
          <table:table-cell table:number-columns-repeated="16379" table:style-name="ce3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5 - 5º ano EF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9 - 9º ano EF</text:p>
          </table:table-cell>
          <table:table-cell table:number-columns-repeated="16379" table:style-name="ce2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3 - 3ª/4ª série EM</text:p>
          </table:table-cell>
          <table:table-cell table:number-columns-repeated="16379"/>
        </table:table-row>
        <table:table-row table:style-name="ro14">
          <table:table-cell office:value-type="string" table:number-columns-spanned="1" table:number-rows-spanned="2" table:style-name="ce264">
            <text:p>TIPO_PROVA</text:p>
          </table:table-cell>
          <table:table-cell office:value-type="string" table:number-columns-spanned="1" table:number-rows-spanned="2" table:style-name="ce243">
            <text:p>Char</text:p>
          </table:table-cell>
          <table:table-cell office:value-type="float" office:value="13" table:number-columns-spanned="1" table:number-rows-spanned="2" table:style-name="ce266">
            <text:p>13</text:p>
          </table:table-cell>
          <table:table-cell office:value-type="string" table:number-columns-spanned="1" table:number-rows-spanned="2" table:style-name="ce244">
            <text:p>Descrição dos tipos de provas aplicadas no Saeb 2019</text:p>
          </table:table-cell>
          <table:table-cell office:value-type="string" table:style-name="ce64">
            <text:p>Prova Regular</text:p>
          </table:table-cell>
          <table:table-cell table:number-columns-repeated="16379" table:style-name="ce3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Macrotipo 18</text:p>
          </table:table-cell>
          <table:table-cell table:number-columns-repeated="16379" table:style-name="ce33"/>
        </table:table-row>
        <table:table-row table:style-name="ro4">
          <table:table-cell office:value-type="string" table:number-columns-spanned="1" table:number-rows-spanned="4" table:style-name="ce264">
            <text:p>DISCIPLINA</text:p>
          </table:table-cell>
          <table:table-cell office:value-type="string" table:number-columns-spanned="1" table:number-rows-spanned="4" table:style-name="ce265">
            <text:p>Char</text:p>
          </table:table-cell>
          <table:table-cell office:value-type="float" office:value="2" table:number-columns-spanned="1" table:number-rows-spanned="4" table:style-name="ce266">
            <text:p>2</text:p>
          </table:table-cell>
          <table:table-cell office:value-type="string" table:number-columns-spanned="1" table:number-rows-spanned="4" table:style-name="ce267">
            <text:p>Disciplina do item</text:p>
          </table:table-cell>
          <table:table-cell office:value-type="string" table:style-name="ce18">
            <text:p>LP - Língua Portuguesa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3">
            <text:p>MT - Matemática</text:p>
          </table:table-cell>
          <table:table-cell table:number-columns-repeated="16379" table:style-name="ce3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CH - Ciências Humanas</text:p>
          </table:table-cell>
          <table:table-cell table:number-columns-repeated="16379" table:style-name="ce33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CN - Ciências da Natureza</text:p>
          </table:table-cell>
          <table:table-cell table:number-columns-repeated="16379"/>
        </table:table-row>
        <table:table-row table:style-name="ro6">
          <table:table-cell office:value-type="string" table:number-columns-spanned="1" table:number-rows-spanned="4" table:style-name="ce264">
            <text:p>ID_SERIE_ITEM<text:span text:style-name="T1">1</text:span></text:p>
          </table:table-cell>
          <table:table-cell office:value-type="string" table:number-columns-spanned="1" table:number-rows-spanned="4" table:style-name="ce265">
            <text:p>Num</text:p>
          </table:table-cell>
          <table:table-cell office:value-type="float" office:value="1" table:number-columns-spanned="1" table:number-rows-spanned="4" table:style-name="ce266">
            <text:p>1</text:p>
          </table:table-cell>
          <table:table-cell office:value-type="string" table:number-columns-spanned="1" table:number-rows-spanned="4" table:style-name="ce267">
            <text:p>Série correspondente ao item</text:p>
          </table:table-cell>
          <table:table-cell office:value-type="string" table:style-name="ce64">
            <text:p>2 - 2º ano EF</text:p>
          </table:table-cell>
          <table:table-cell table:number-columns-repeated="16379" table:style-name="ce33"/>
        </table:table-row>
        <table:table-row table:style-name="ro14">
          <table:covered-table-cell/>
          <table:covered-table-cell/>
          <table:covered-table-cell/>
          <table:covered-table-cell/>
          <table:table-cell office:value-type="string" table:style-name="ce64">
            <text:p>5 - 5º ano EF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4">
            <text:p>9 - 9º ano EF</text:p>
          </table:table-cell>
          <table:table-cell table:number-columns-repeated="16379" table:style-name="ce28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64">
            <text:p>3 - 3ª/4ª série EM (equivatente a 12, 13 e 14 das demais tabelas)</text:p>
          </table:table-cell>
          <table:table-cell table:number-columns-repeated="16379"/>
        </table:table-row>
        <table:table-row table:style-name="ro4">
          <table:table-cell office:value-type="string" table:style-name="ce124">
            <text:p>ID_BLOCO</text:p>
          </table:table-cell>
          <table:table-cell office:value-type="string" table:style-name="ce14">
            <text:p>Num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Identificador do bloco<text:s/></text:p>
          </table:table-cell>
          <table:table-cell office:value-type="string" table:style-name="ce30">
            <text:p>De 1 a 13</text:p>
          </table:table-cell>
          <table:table-cell table:number-columns-repeated="16379" table:style-name="ce17"/>
        </table:table-row>
        <table:table-row table:style-name="ro18">
          <table:table-cell office:value-type="string" table:style-name="ce125">
            <text:p>ID_POSICAO</text:p>
          </table:table-cell>
          <table:table-cell office:value-type="string" table:style-name="ce14">
            <text:p>Num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Identificador da posição do item no bloco<text:s/></text:p>
          </table:table-cell>
          <table:table-cell office:value-type="string" table:style-name="ce18">
            <text:p>De 1 a 13</text:p>
          </table:table-cell>
          <table:table-cell table:number-columns-repeated="16379" table:style-name="ce17"/>
        </table:table-row>
        <table:table-row table:style-name="ro18">
          <table:table-cell office:value-type="string" table:style-name="ce125">
            <text:p>ID_ITEM</text:p>
          </table:table-cell>
          <table:table-cell office:value-type="string" table:style-name="ce14">
            <text:p>Num</text:p>
          </table:table-cell>
          <table:table-cell office:value-type="float" office:value="6" table:style-name="ce13">
            <text:p>6</text:p>
          </table:table-cell>
          <table:table-cell office:value-type="string" table:style-name="ce12">
            <text:p>Identificador do item</text:p>
          </table:table-cell>
          <table:table-cell table:style-name="ce18"/>
          <table:table-cell table:number-columns-repeated="16379" table:style-name="ce17"/>
        </table:table-row>
        <table:table-row table:style-name="ro18">
          <table:table-cell office:value-type="string" table:style-name="ce125">
            <text:p>ID_DESCRITOR_HABILIDADE</text:p>
          </table:table-cell>
          <table:table-cell office:value-type="string" table:style-name="ce126">
            <text:p>Char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Identificador do descritor do item</text:p>
          </table:table-cell>
          <table:table-cell table:style-name="ce18"/>
          <table:table-cell table:number-columns-repeated="16379" table:style-name="ce17"/>
        </table:table-row>
        <table:table-row table:style-name="ro18">
          <table:table-cell office:value-type="string" table:style-name="ce125">
            <text:p>GABARITO</text:p>
          </table:table-cell>
          <table:table-cell office:value-type="string" table:style-name="ce20">
            <text:p>Char</text:p>
          </table:table-cell>
          <table:table-cell office:value-type="float" office:value="1" table:style-name="ce19">
            <text:p>1</text:p>
          </table:table-cell>
          <table:table-cell office:value-type="string" table:style-name="ce18">
            <text:p>Gabarito do Item</text:p>
          </table:table-cell>
          <table:table-cell office:value-type="string" table:style-name="ce41">
            <text:p>A, B, C, D, E, X (Item anulado)</text:p>
          </table:table-cell>
          <table:table-cell table:number-columns-repeated="16379" table:style-name="ce17"/>
        </table:table-row>
        <table:table-row table:style-name="ro4">
          <table:table-cell office:value-type="string" table:style-name="ce16">
            <text:p>1 - Há itens comuns aplicados nas diferentes séries.</text:p>
          </table:table-cell>
          <table:table-cell table:style-name="ce25"/>
          <table:table-cell table:style-name="ce26"/>
          <table:table-cell table:number-columns-repeated="2" table:style-name="ce25"/>
          <table:table-cell table:number-columns-repeated="16379" table:style-name="ce17"/>
        </table:table-row>
        <table:table-row table:number-rows-repeated="1048553" table:style-name="ro4">
          <table:table-cell table:number-columns-repeated="16384"/>
        </table:table-row>
      </table:table>
      <table:database-ranges>
        <table:database-range table:target-range-address="TS_PROFESSOR.A3:TS_PROFESSOR.F610" table:display-filter-buttons="true"/>
        <table:database-range table:target-range-address="TS_SECRETARIO_MUNICIPAL_.A395:TS_SECRETARIO_MUNICIPAL_.A40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7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2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7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4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5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5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354330708661417in" fo:margin-right="0.7874015748031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8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9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ele.coelho</meta:initial-creator>
    <dc:creator>Laene Ascenso Lustosa</dc:creator>
    <meta:creation-date>2009-04-28T13:20:11Z</meta:creation-date>
    <dc:date>2021-02-24T20:11:32Z</dc:date>
    <meta:print-date>2021-01-12T20:52:24Z</meta:print-date>
  </office:meta>
</office:document-meta>
</file>